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efense</text:p>
          </table:table-cell>
          <table:table-cell office:value-type="string">
            <text:p>attack</text:p>
          </table:table-cell>
          <table:table-cell office:value-type="string">
            <text:p>agility</text:p>
          </table:table-cell>
          <table:table-cell office:value-type="string">
            <text:p>stamina</text:p>
          </table:table-cell>
          <table:table-cell office:value-type="string">
            <text:p>class</text:p>
          </table:table-cell>
          <table:table-cell/>
        </table:table-row>
        <table:table-row table:style-name="ro1">
          <table:table-cell table:formula="of:=RAND()*5+1" office:value-type="float" office:value="3.13252506451681">
            <text:p>3.1325250645</text:p>
          </table:table-cell>
          <table:table-cell table:formula="of:=RAND()*5+1" office:value-type="float" office:value="2.23616588767618">
            <text:p>2.2361658877</text:p>
          </table:table-cell>
          <table:table-cell table:formula="of:=RAND()*5+1" office:value-type="float" office:value="5.63340691523626">
            <text:p>5.6334069152</text:p>
          </table:table-cell>
          <table:table-cell table:formula="of:=RAND()*5+1" office:value-type="float" office:value="2.53783760499209">
            <text:p>2.537837605</text:p>
          </table:table-cell>
          <table:table-cell table:formula="of:=IF([.A2]/[.B2]&gt;=1.2;&quot;defender&quot;;IF([.C2]&gt;=[.D2];&quot;demon hunter&quot;;&quot;wizard&quot;))" office:value-type="string" office:string-value="defender">
            <text:p>defender</text:p>
          </table:table-cell>
          <table:table-cell table:formula="of:=COUNTIF([.E$2:.E$461];&quot;defender&quot;)" office:value-type="float" office:value="194">
            <text:p>194</text:p>
          </table:table-cell>
        </table:table-row>
        <table:table-row table:style-name="ro1">
          <table:table-cell table:formula="of:=RAND()*5+1" office:value-type="float" office:value="2.27649609930813">
            <text:p>2.2764960993</text:p>
          </table:table-cell>
          <table:table-cell table:formula="of:=RAND()*5+1" office:value-type="float" office:value="5.93004044052213">
            <text:p>5.9300404405</text:p>
          </table:table-cell>
          <table:table-cell table:formula="of:=RAND()*5+1" office:value-type="float" office:value="2.28087134566158">
            <text:p>2.2808713457</text:p>
          </table:table-cell>
          <table:table-cell table:formula="of:=RAND()*5+1" office:value-type="float" office:value="4.05870763259009">
            <text:p>4.0587076326</text:p>
          </table:table-cell>
          <table:table-cell table:formula="of:=IF([.A3]/[.B3]&gt;=1.2;&quot;defender&quot;;IF([.C3]&gt;=[.D3];&quot;demon hunter&quot;;&quot;wizard&quot;))" office:value-type="string" office:string-value="wizard">
            <text:p>wizard</text:p>
          </table:table-cell>
          <table:table-cell table:formula="of:=COUNTIF([.E$2:.E$461];&quot;demon hunter&quot;)" office:value-type="float" office:value="124">
            <text:p>124</text:p>
          </table:table-cell>
        </table:table-row>
        <table:table-row table:style-name="ro1">
          <table:table-cell table:formula="of:=RAND()*5+1" office:value-type="float" office:value="2.36215825332329">
            <text:p>2.3621582533</text:p>
          </table:table-cell>
          <table:table-cell table:formula="of:=RAND()*5+1" office:value-type="float" office:value="5.96851687785238">
            <text:p>5.9685168779</text:p>
          </table:table-cell>
          <table:table-cell table:formula="of:=RAND()*5+1" office:value-type="float" office:value="1.14413122320548">
            <text:p>1.1441312232</text:p>
          </table:table-cell>
          <table:table-cell table:formula="of:=RAND()*5+1" office:value-type="float" office:value="4.56322305742651">
            <text:p>4.5632230574</text:p>
          </table:table-cell>
          <table:table-cell table:formula="of:=IF([.A4]/[.B4]&gt;=1.2;&quot;defender&quot;;IF([.C4]&gt;=[.D4];&quot;demon hunter&quot;;&quot;wizard&quot;))" office:value-type="string" office:string-value="wizard">
            <text:p>wizard</text:p>
          </table:table-cell>
          <table:table-cell table:formula="of:=COUNTIF([.E$2:.E$461];&quot;wizard&quot;)" office:value-type="float" office:value="142">
            <text:p>142</text:p>
          </table:table-cell>
        </table:table-row>
        <table:table-row table:style-name="ro1">
          <table:table-cell table:formula="of:=RAND()*5+1" office:value-type="float" office:value="4.86139869457111">
            <text:p>4.8613986946</text:p>
          </table:table-cell>
          <table:table-cell table:formula="of:=RAND()*5+1" office:value-type="float" office:value="5.78936537401751">
            <text:p>5.789365374</text:p>
          </table:table-cell>
          <table:table-cell table:formula="of:=RAND()*5+1" office:value-type="float" office:value="4.58543030219153">
            <text:p>4.5854303022</text:p>
          </table:table-cell>
          <table:table-cell table:formula="of:=RAND()*5+1" office:value-type="float" office:value="4.30443609505892">
            <text:p>4.3044360951</text:p>
          </table:table-cell>
          <table:table-cell table:formula="of:=IF([.A5]/[.B5]&gt;=1.2;&quot;defender&quot;;IF([.C5]&gt;=[.D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0675571123138">
            <text:p>3.2067557112</text:p>
          </table:table-cell>
          <table:table-cell table:formula="of:=RAND()*5+1" office:value-type="float" office:value="1.62270799651742">
            <text:p>1.6227079965</text:p>
          </table:table-cell>
          <table:table-cell table:formula="of:=RAND()*5+1" office:value-type="float" office:value="5.82421864755452">
            <text:p>5.8242186476</text:p>
          </table:table-cell>
          <table:table-cell table:formula="of:=RAND()*5+1" office:value-type="float" office:value="4.80468470277265">
            <text:p>4.8046847028</text:p>
          </table:table-cell>
          <table:table-cell table:formula="of:=IF([.A6]/[.B6]&gt;=1.2;&quot;defender&quot;;IF([.C6]&gt;=[.D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7851017192006">
            <text:p>1.2785101719</text:p>
          </table:table-cell>
          <table:table-cell table:formula="of:=RAND()*5+1" office:value-type="float" office:value="1.17567734466866">
            <text:p>1.1756773447</text:p>
          </table:table-cell>
          <table:table-cell table:formula="of:=RAND()*5+1" office:value-type="float" office:value="2.05064813513309">
            <text:p>2.0506481351</text:p>
          </table:table-cell>
          <table:table-cell table:formula="of:=RAND()*5+1" office:value-type="float" office:value="1.85096250055358">
            <text:p>1.8509625006</text:p>
          </table:table-cell>
          <table:table-cell table:formula="of:=IF([.A7]/[.B7]&gt;=1.2;&quot;defender&quot;;IF([.C7]&gt;=[.D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11247939942405">
            <text:p>4.1124793994</text:p>
          </table:table-cell>
          <table:table-cell table:formula="of:=RAND()*5+1" office:value-type="float" office:value="5.73691438091919">
            <text:p>5.7369143809</text:p>
          </table:table-cell>
          <table:table-cell table:formula="of:=RAND()*5+1" office:value-type="float" office:value="5.61616165935993">
            <text:p>5.6161616594</text:p>
          </table:table-cell>
          <table:table-cell table:formula="of:=RAND()*5+1" office:value-type="float" office:value="5.03000699356198">
            <text:p>5.0300069936</text:p>
          </table:table-cell>
          <table:table-cell table:formula="of:=IF([.A8]/[.B8]&gt;=1.2;&quot;defender&quot;;IF([.C8]&gt;=[.D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5805152254179">
            <text:p>1.2580515225</text:p>
          </table:table-cell>
          <table:table-cell table:formula="of:=RAND()*5+1" office:value-type="float" office:value="1.01540680183098">
            <text:p>1.0154068018</text:p>
          </table:table-cell>
          <table:table-cell table:formula="of:=RAND()*5+1" office:value-type="float" office:value="4.02820848533884">
            <text:p>4.0282084853</text:p>
          </table:table-cell>
          <table:table-cell table:formula="of:=RAND()*5+1" office:value-type="float" office:value="2.31188143277541">
            <text:p>2.3118814328</text:p>
          </table:table-cell>
          <table:table-cell table:formula="of:=IF([.A9]/[.B9]&gt;=1.2;&quot;defender&quot;;IF([.C9]&gt;=[.D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01301306579262">
            <text:p>4.0130130658</text:p>
          </table:table-cell>
          <table:table-cell table:formula="of:=RAND()*5+1" office:value-type="float" office:value="3.75884551461786">
            <text:p>3.7588455146</text:p>
          </table:table-cell>
          <table:table-cell table:formula="of:=RAND()*5+1" office:value-type="float" office:value="5.89137057913467">
            <text:p>5.8913705791</text:p>
          </table:table-cell>
          <table:table-cell table:formula="of:=RAND()*5+1" office:value-type="float" office:value="2.24224433442578">
            <text:p>2.2422443344</text:p>
          </table:table-cell>
          <table:table-cell table:formula="of:=IF([.A10]/[.B10]&gt;=1.2;&quot;defender&quot;;IF([.C10]&gt;=[.D1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87565124966204">
            <text:p>1.8756512497</text:p>
          </table:table-cell>
          <table:table-cell table:formula="of:=RAND()*5+1" office:value-type="float" office:value="5.2491789534688">
            <text:p>5.2491789535</text:p>
          </table:table-cell>
          <table:table-cell table:formula="of:=RAND()*5+1" office:value-type="float" office:value="5.17921939399093">
            <text:p>5.179219394</text:p>
          </table:table-cell>
          <table:table-cell table:formula="of:=RAND()*5+1" office:value-type="float" office:value="2.42920818412676">
            <text:p>2.4292081841</text:p>
          </table:table-cell>
          <table:table-cell table:formula="of:=IF([.A11]/[.B11]&gt;=1.2;&quot;defender&quot;;IF([.C11]&gt;=[.D1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48791581904516">
            <text:p>5.487915819</text:p>
          </table:table-cell>
          <table:table-cell table:formula="of:=RAND()*5+1" office:value-type="float" office:value="3.15214735129848">
            <text:p>3.1521473513</text:p>
          </table:table-cell>
          <table:table-cell table:formula="of:=RAND()*5+1" office:value-type="float" office:value="2.20376309379935">
            <text:p>2.2037630938</text:p>
          </table:table-cell>
          <table:table-cell table:formula="of:=RAND()*5+1" office:value-type="float" office:value="1.77906867489219">
            <text:p>1.7790686749</text:p>
          </table:table-cell>
          <table:table-cell table:formula="of:=IF([.A12]/[.B12]&gt;=1.2;&quot;defender&quot;;IF([.C12]&gt;=[.D1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2066422915086">
            <text:p>3.1206642292</text:p>
          </table:table-cell>
          <table:table-cell table:formula="of:=RAND()*5+1" office:value-type="float" office:value="1.46009074198082">
            <text:p>1.460090742</text:p>
          </table:table-cell>
          <table:table-cell table:formula="of:=RAND()*5+1" office:value-type="float" office:value="3.38663875265047">
            <text:p>3.3866387527</text:p>
          </table:table-cell>
          <table:table-cell table:formula="of:=RAND()*5+1" office:value-type="float" office:value="5.24499019281939">
            <text:p>5.2449901928</text:p>
          </table:table-cell>
          <table:table-cell table:formula="of:=IF([.A13]/[.B13]&gt;=1.2;&quot;defender&quot;;IF([.C13]&gt;=[.D1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02331379940733">
            <text:p>5.0233137994</text:p>
          </table:table-cell>
          <table:table-cell table:formula="of:=RAND()*5+1" office:value-type="float" office:value="1.85007407236844">
            <text:p>1.8500740724</text:p>
          </table:table-cell>
          <table:table-cell table:formula="of:=RAND()*5+1" office:value-type="float" office:value="1.0222134985961">
            <text:p>1.0222134986</text:p>
          </table:table-cell>
          <table:table-cell table:formula="of:=RAND()*5+1" office:value-type="float" office:value="2.36241608997807">
            <text:p>2.36241609</text:p>
          </table:table-cell>
          <table:table-cell table:formula="of:=IF([.A14]/[.B14]&gt;=1.2;&quot;defender&quot;;IF([.C14]&gt;=[.D1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3943944638595">
            <text:p>1.6394394464</text:p>
          </table:table-cell>
          <table:table-cell table:formula="of:=RAND()*5+1" office:value-type="float" office:value="3.26479545468464">
            <text:p>3.2647954547</text:p>
          </table:table-cell>
          <table:table-cell table:formula="of:=RAND()*5+1" office:value-type="float" office:value="1.56923154974356">
            <text:p>1.5692315497</text:p>
          </table:table-cell>
          <table:table-cell table:formula="of:=RAND()*5+1" office:value-type="float" office:value="3.88471249397844">
            <text:p>3.884712494</text:p>
          </table:table-cell>
          <table:table-cell table:formula="of:=IF([.A15]/[.B15]&gt;=1.2;&quot;defender&quot;;IF([.C15]&gt;=[.D1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0742049049586">
            <text:p>4.5074204905</text:p>
          </table:table-cell>
          <table:table-cell table:formula="of:=RAND()*5+1" office:value-type="float" office:value="5.22486974857748">
            <text:p>5.2248697486</text:p>
          </table:table-cell>
          <table:table-cell table:formula="of:=RAND()*5+1" office:value-type="float" office:value="5.40054709324613">
            <text:p>5.4005470932</text:p>
          </table:table-cell>
          <table:table-cell table:formula="of:=RAND()*5+1" office:value-type="float" office:value="3.77598726330325">
            <text:p>3.7759872633</text:p>
          </table:table-cell>
          <table:table-cell table:formula="of:=IF([.A16]/[.B16]&gt;=1.2;&quot;defender&quot;;IF([.C16]&gt;=[.D1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2694976385683">
            <text:p>4.6269497639</text:p>
          </table:table-cell>
          <table:table-cell table:formula="of:=RAND()*5+1" office:value-type="float" office:value="4.78593066474423">
            <text:p>4.7859306647</text:p>
          </table:table-cell>
          <table:table-cell table:formula="of:=RAND()*5+1" office:value-type="float" office:value="4.52284504566342">
            <text:p>4.5228450457</text:p>
          </table:table-cell>
          <table:table-cell table:formula="of:=RAND()*5+1" office:value-type="float" office:value="1.45119522837922">
            <text:p>1.4511952284</text:p>
          </table:table-cell>
          <table:table-cell table:formula="of:=IF([.A17]/[.B17]&gt;=1.2;&quot;defender&quot;;IF([.C17]&gt;=[.D1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4812022219412">
            <text:p>5.4812022219</text:p>
          </table:table-cell>
          <table:table-cell table:formula="of:=RAND()*5+1" office:value-type="float" office:value="2.73942916328087">
            <text:p>2.7394291633</text:p>
          </table:table-cell>
          <table:table-cell table:formula="of:=RAND()*5+1" office:value-type="float" office:value="1.60649222461507">
            <text:p>1.6064922246</text:p>
          </table:table-cell>
          <table:table-cell table:formula="of:=RAND()*5+1" office:value-type="float" office:value="3.70361652364954">
            <text:p>3.7036165236</text:p>
          </table:table-cell>
          <table:table-cell table:formula="of:=IF([.A18]/[.B18]&gt;=1.2;&quot;defender&quot;;IF([.C18]&gt;=[.D1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5483596511185">
            <text:p>2.7548359651</text:p>
          </table:table-cell>
          <table:table-cell table:formula="of:=RAND()*5+1" office:value-type="float" office:value="4.13900670502335">
            <text:p>4.139006705</text:p>
          </table:table-cell>
          <table:table-cell table:formula="of:=RAND()*5+1" office:value-type="float" office:value="1.89785221964121">
            <text:p>1.8978522196</text:p>
          </table:table-cell>
          <table:table-cell table:formula="of:=RAND()*5+1" office:value-type="float" office:value="5.73925374448299">
            <text:p>5.7392537445</text:p>
          </table:table-cell>
          <table:table-cell table:formula="of:=IF([.A19]/[.B19]&gt;=1.2;&quot;defender&quot;;IF([.C19]&gt;=[.D1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8149808123708">
            <text:p>1.9814980812</text:p>
          </table:table-cell>
          <table:table-cell table:formula="of:=RAND()*5+1" office:value-type="float" office:value="5.76784903090447">
            <text:p>5.7678490309</text:p>
          </table:table-cell>
          <table:table-cell table:formula="of:=RAND()*5+1" office:value-type="float" office:value="5.01702798437327">
            <text:p>5.0170279844</text:p>
          </table:table-cell>
          <table:table-cell table:formula="of:=RAND()*5+1" office:value-type="float" office:value="1.78922279877588">
            <text:p>1.7892227988</text:p>
          </table:table-cell>
          <table:table-cell table:formula="of:=IF([.A20]/[.B20]&gt;=1.2;&quot;defender&quot;;IF([.C20]&gt;=[.D2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1843098523095">
            <text:p>3.2184309852</text:p>
          </table:table-cell>
          <table:table-cell table:formula="of:=RAND()*5+1" office:value-type="float" office:value="2.85714933089912">
            <text:p>2.8571493309</text:p>
          </table:table-cell>
          <table:table-cell table:formula="of:=RAND()*5+1" office:value-type="float" office:value="5.0092966821976">
            <text:p>5.0092966822</text:p>
          </table:table-cell>
          <table:table-cell table:formula="of:=RAND()*5+1" office:value-type="float" office:value="4.19624737836421">
            <text:p>4.1962473784</text:p>
          </table:table-cell>
          <table:table-cell table:formula="of:=IF([.A21]/[.B21]&gt;=1.2;&quot;defender&quot;;IF([.C21]&gt;=[.D2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5633812034503">
            <text:p>4.6563381203</text:p>
          </table:table-cell>
          <table:table-cell table:formula="of:=RAND()*5+1" office:value-type="float" office:value="2.70634680427611">
            <text:p>2.7063468043</text:p>
          </table:table-cell>
          <table:table-cell table:formula="of:=RAND()*5+1" office:value-type="float" office:value="3.68928783014417">
            <text:p>3.6892878301</text:p>
          </table:table-cell>
          <table:table-cell table:formula="of:=RAND()*5+1" office:value-type="float" office:value="2.60069623030722">
            <text:p>2.6006962303</text:p>
          </table:table-cell>
          <table:table-cell table:formula="of:=IF([.A22]/[.B22]&gt;=1.2;&quot;defender&quot;;IF([.C22]&gt;=[.D2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5642087664455">
            <text:p>3.5564208766</text:p>
          </table:table-cell>
          <table:table-cell table:formula="of:=RAND()*5+1" office:value-type="float" office:value="2.12996091367677">
            <text:p>2.1299609137</text:p>
          </table:table-cell>
          <table:table-cell table:formula="of:=RAND()*5+1" office:value-type="float" office:value="3.60546672856435">
            <text:p>3.6054667286</text:p>
          </table:table-cell>
          <table:table-cell table:formula="of:=RAND()*5+1" office:value-type="float" office:value="4.60412776004523">
            <text:p>4.60412776</text:p>
          </table:table-cell>
          <table:table-cell table:formula="of:=IF([.A23]/[.B23]&gt;=1.2;&quot;defender&quot;;IF([.C23]&gt;=[.D2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39475636836141">
            <text:p>4.3947563684</text:p>
          </table:table-cell>
          <table:table-cell table:formula="of:=RAND()*5+1" office:value-type="float" office:value="3.67965191975236">
            <text:p>3.6796519198</text:p>
          </table:table-cell>
          <table:table-cell table:formula="of:=RAND()*5+1" office:value-type="float" office:value="1.5643644137308">
            <text:p>1.5643644137</text:p>
          </table:table-cell>
          <table:table-cell table:formula="of:=RAND()*5+1" office:value-type="float" office:value="4.1958603230305">
            <text:p>4.195860323</text:p>
          </table:table-cell>
          <table:table-cell table:formula="of:=IF([.A24]/[.B24]&gt;=1.2;&quot;defender&quot;;IF([.C24]&gt;=[.D2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2073007160798">
            <text:p>3.4207300716</text:p>
          </table:table-cell>
          <table:table-cell table:formula="of:=RAND()*5+1" office:value-type="float" office:value="4.96398791810498">
            <text:p>4.9639879181</text:p>
          </table:table-cell>
          <table:table-cell table:formula="of:=RAND()*5+1" office:value-type="float" office:value="2.73997518140823">
            <text:p>2.7399751814</text:p>
          </table:table-cell>
          <table:table-cell table:formula="of:=RAND()*5+1" office:value-type="float" office:value="5.07178490655497">
            <text:p>5.0717849066</text:p>
          </table:table-cell>
          <table:table-cell table:formula="of:=IF([.A25]/[.B25]&gt;=1.2;&quot;defender&quot;;IF([.C25]&gt;=[.D2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8577155712992">
            <text:p>3.8577155713</text:p>
          </table:table-cell>
          <table:table-cell table:formula="of:=RAND()*5+1" office:value-type="float" office:value="2.82127716485411">
            <text:p>2.8212771649</text:p>
          </table:table-cell>
          <table:table-cell table:formula="of:=RAND()*5+1" office:value-type="float" office:value="2.37529475148767">
            <text:p>2.3752947515</text:p>
          </table:table-cell>
          <table:table-cell table:formula="of:=RAND()*5+1" office:value-type="float" office:value="3.31439620256424">
            <text:p>3.3143962026</text:p>
          </table:table-cell>
          <table:table-cell table:formula="of:=IF([.A26]/[.B26]&gt;=1.2;&quot;defender&quot;;IF([.C26]&gt;=[.D2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7247239323333">
            <text:p>3.2724723932</text:p>
          </table:table-cell>
          <table:table-cell table:formula="of:=RAND()*5+1" office:value-type="float" office:value="1.36692494526505">
            <text:p>1.3669249453</text:p>
          </table:table-cell>
          <table:table-cell table:formula="of:=RAND()*5+1" office:value-type="float" office:value="3.26424468215555">
            <text:p>3.2642446822</text:p>
          </table:table-cell>
          <table:table-cell table:formula="of:=RAND()*5+1" office:value-type="float" office:value="2.22666756156832">
            <text:p>2.2266675616</text:p>
          </table:table-cell>
          <table:table-cell table:formula="of:=IF([.A27]/[.B27]&gt;=1.2;&quot;defender&quot;;IF([.C27]&gt;=[.D2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0635410854593">
            <text:p>3.1063541085</text:p>
          </table:table-cell>
          <table:table-cell table:formula="of:=RAND()*5+1" office:value-type="float" office:value="2.38056061696261">
            <text:p>2.380560617</text:p>
          </table:table-cell>
          <table:table-cell table:formula="of:=RAND()*5+1" office:value-type="float" office:value="1.8168680104427">
            <text:p>1.8168680104</text:p>
          </table:table-cell>
          <table:table-cell table:formula="of:=RAND()*5+1" office:value-type="float" office:value="2.19960601208732">
            <text:p>2.1996060121</text:p>
          </table:table-cell>
          <table:table-cell table:formula="of:=IF([.A28]/[.B28]&gt;=1.2;&quot;defender&quot;;IF([.C28]&gt;=[.D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1956732431427">
            <text:p>5.5195673243</text:p>
          </table:table-cell>
          <table:table-cell table:formula="of:=RAND()*5+1" office:value-type="float" office:value="2.75367461517453">
            <text:p>2.7536746152</text:p>
          </table:table-cell>
          <table:table-cell table:formula="of:=RAND()*5+1" office:value-type="float" office:value="3.54006614675745">
            <text:p>3.5400661468</text:p>
          </table:table-cell>
          <table:table-cell table:formula="of:=RAND()*5+1" office:value-type="float" office:value="5.6168988966383">
            <text:p>5.6168988966</text:p>
          </table:table-cell>
          <table:table-cell table:formula="of:=IF([.A29]/[.B29]&gt;=1.2;&quot;defender&quot;;IF([.C29]&gt;=[.D2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9292836198583">
            <text:p>2.492928362</text:p>
          </table:table-cell>
          <table:table-cell table:formula="of:=RAND()*5+1" office:value-type="float" office:value="4.86119007365778">
            <text:p>4.8611900737</text:p>
          </table:table-cell>
          <table:table-cell table:formula="of:=RAND()*5+1" office:value-type="float" office:value="4.62903910456225">
            <text:p>4.6290391046</text:p>
          </table:table-cell>
          <table:table-cell table:formula="of:=RAND()*5+1" office:value-type="float" office:value="1.41741954395548">
            <text:p>1.417419544</text:p>
          </table:table-cell>
          <table:table-cell table:formula="of:=IF([.A30]/[.B30]&gt;=1.2;&quot;defender&quot;;IF([.C30]&gt;=[.D3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20664234505966">
            <text:p>2.2066423451</text:p>
          </table:table-cell>
          <table:table-cell table:formula="of:=RAND()*5+1" office:value-type="float" office:value="3.47442644322291">
            <text:p>3.4744264432</text:p>
          </table:table-cell>
          <table:table-cell table:formula="of:=RAND()*5+1" office:value-type="float" office:value="5.33157577412203">
            <text:p>5.3315757741</text:p>
          </table:table-cell>
          <table:table-cell table:formula="of:=RAND()*5+1" office:value-type="float" office:value="3.64606708893552">
            <text:p>3.6460670889</text:p>
          </table:table-cell>
          <table:table-cell table:formula="of:=IF([.A31]/[.B31]&gt;=1.2;&quot;defender&quot;;IF([.C31]&gt;=[.D3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84231446962804">
            <text:p>1.8423144696</text:p>
          </table:table-cell>
          <table:table-cell table:formula="of:=RAND()*5+1" office:value-type="float" office:value="4.42507333029062">
            <text:p>4.4250733303</text:p>
          </table:table-cell>
          <table:table-cell table:formula="of:=RAND()*5+1" office:value-type="float" office:value="1.13142013456672">
            <text:p>1.1314201346</text:p>
          </table:table-cell>
          <table:table-cell table:formula="of:=RAND()*5+1" office:value-type="float" office:value="4.34087245864794">
            <text:p>4.3408724586</text:p>
          </table:table-cell>
          <table:table-cell table:formula="of:=IF([.A32]/[.B32]&gt;=1.2;&quot;defender&quot;;IF([.C32]&gt;=[.D3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47083337232471">
            <text:p>5.4708333723</text:p>
          </table:table-cell>
          <table:table-cell table:formula="of:=RAND()*5+1" office:value-type="float" office:value="5.49865258997306">
            <text:p>5.49865259</text:p>
          </table:table-cell>
          <table:table-cell table:formula="of:=RAND()*5+1" office:value-type="float" office:value="3.17830451205373">
            <text:p>3.1783045121</text:p>
          </table:table-cell>
          <table:table-cell table:formula="of:=RAND()*5+1" office:value-type="float" office:value="3.68784101121128">
            <text:p>3.6878410112</text:p>
          </table:table-cell>
          <table:table-cell table:formula="of:=IF([.A33]/[.B33]&gt;=1.2;&quot;defender&quot;;IF([.C33]&gt;=[.D3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88370133424178">
            <text:p>1.8837013342</text:p>
          </table:table-cell>
          <table:table-cell table:formula="of:=RAND()*5+1" office:value-type="float" office:value="3.86558974068612">
            <text:p>3.8655897407</text:p>
          </table:table-cell>
          <table:table-cell table:formula="of:=RAND()*5+1" office:value-type="float" office:value="2.82957765879109">
            <text:p>2.8295776588</text:p>
          </table:table-cell>
          <table:table-cell table:formula="of:=RAND()*5+1" office:value-type="float" office:value="3.74266892578453">
            <text:p>3.7426689258</text:p>
          </table:table-cell>
          <table:table-cell table:formula="of:=IF([.A34]/[.B34]&gt;=1.2;&quot;defender&quot;;IF([.C34]&gt;=[.D3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8144538323395">
            <text:p>2.8144538323</text:p>
          </table:table-cell>
          <table:table-cell table:formula="of:=RAND()*5+1" office:value-type="float" office:value="4.30443140584976">
            <text:p>4.3044314058</text:p>
          </table:table-cell>
          <table:table-cell table:formula="of:=RAND()*5+1" office:value-type="float" office:value="1.12570857070386">
            <text:p>1.1257085707</text:p>
          </table:table-cell>
          <table:table-cell table:formula="of:=RAND()*5+1" office:value-type="float" office:value="4.56955284252763">
            <text:p>4.5695528425</text:p>
          </table:table-cell>
          <table:table-cell table:formula="of:=IF([.A35]/[.B35]&gt;=1.2;&quot;defender&quot;;IF([.C35]&gt;=[.D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3647778779268">
            <text:p>4.9364777878</text:p>
          </table:table-cell>
          <table:table-cell table:formula="of:=RAND()*5+1" office:value-type="float" office:value="5.67216940363869">
            <text:p>5.6721694036</text:p>
          </table:table-cell>
          <table:table-cell table:formula="of:=RAND()*5+1" office:value-type="float" office:value="2.05273002292961">
            <text:p>2.0527300229</text:p>
          </table:table-cell>
          <table:table-cell table:formula="of:=RAND()*5+1" office:value-type="float" office:value="3.39818096393719">
            <text:p>3.3981809639</text:p>
          </table:table-cell>
          <table:table-cell table:formula="of:=IF([.A36]/[.B36]&gt;=1.2;&quot;defender&quot;;IF([.C36]&gt;=[.D3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15185557911173">
            <text:p>5.1518555791</text:p>
          </table:table-cell>
          <table:table-cell table:formula="of:=RAND()*5+1" office:value-type="float" office:value="2.04283189866692">
            <text:p>2.0428318987</text:p>
          </table:table-cell>
          <table:table-cell table:formula="of:=RAND()*5+1" office:value-type="float" office:value="5.35753893107176">
            <text:p>5.3575389311</text:p>
          </table:table-cell>
          <table:table-cell table:formula="of:=RAND()*5+1" office:value-type="float" office:value="1.34825338749215">
            <text:p>1.3482533875</text:p>
          </table:table-cell>
          <table:table-cell table:formula="of:=IF([.A37]/[.B37]&gt;=1.2;&quot;defender&quot;;IF([.C37]&gt;=[.D3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040219723247">
            <text:p>5.9040219723</text:p>
          </table:table-cell>
          <table:table-cell table:formula="of:=RAND()*5+1" office:value-type="float" office:value="1.57229734724388">
            <text:p>1.5722973472</text:p>
          </table:table-cell>
          <table:table-cell table:formula="of:=RAND()*5+1" office:value-type="float" office:value="2.6132301138714">
            <text:p>2.6132301139</text:p>
          </table:table-cell>
          <table:table-cell table:formula="of:=RAND()*5+1" office:value-type="float" office:value="2.29325895337388">
            <text:p>2.2932589534</text:p>
          </table:table-cell>
          <table:table-cell table:formula="of:=IF([.A38]/[.B38]&gt;=1.2;&quot;defender&quot;;IF([.C38]&gt;=[.D3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98971689119935">
            <text:p>1.9897168912</text:p>
          </table:table-cell>
          <table:table-cell table:formula="of:=RAND()*5+1" office:value-type="float" office:value="1.64478394109756">
            <text:p>1.6447839411</text:p>
          </table:table-cell>
          <table:table-cell table:formula="of:=RAND()*5+1" office:value-type="float" office:value="5.38418178586289">
            <text:p>5.3841817859</text:p>
          </table:table-cell>
          <table:table-cell table:formula="of:=RAND()*5+1" office:value-type="float" office:value="4.38671554811299">
            <text:p>4.3867155481</text:p>
          </table:table-cell>
          <table:table-cell table:formula="of:=IF([.A39]/[.B39]&gt;=1.2;&quot;defender&quot;;IF([.C39]&gt;=[.D3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1921038432047">
            <text:p>4.1192103843</text:p>
          </table:table-cell>
          <table:table-cell table:formula="of:=RAND()*5+1" office:value-type="float" office:value="4.53306107921526">
            <text:p>4.5330610792</text:p>
          </table:table-cell>
          <table:table-cell table:formula="of:=RAND()*5+1" office:value-type="float" office:value="2.17912816815078">
            <text:p>2.1791281682</text:p>
          </table:table-cell>
          <table:table-cell table:formula="of:=RAND()*5+1" office:value-type="float" office:value="3.19635923625901">
            <text:p>3.1963592363</text:p>
          </table:table-cell>
          <table:table-cell table:formula="of:=IF([.A40]/[.B40]&gt;=1.2;&quot;defender&quot;;IF([.C40]&gt;=[.D4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62143256654963">
            <text:p>1.6214325665</text:p>
          </table:table-cell>
          <table:table-cell table:formula="of:=RAND()*5+1" office:value-type="float" office:value="3.4507861607708">
            <text:p>3.4507861608</text:p>
          </table:table-cell>
          <table:table-cell table:formula="of:=RAND()*5+1" office:value-type="float" office:value="1.79165861941874">
            <text:p>1.7916586194</text:p>
          </table:table-cell>
          <table:table-cell table:formula="of:=RAND()*5+1" office:value-type="float" office:value="3.02144263777882">
            <text:p>3.0214426378</text:p>
          </table:table-cell>
          <table:table-cell table:formula="of:=IF([.A41]/[.B41]&gt;=1.2;&quot;defender&quot;;IF([.C41]&gt;=[.D4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2009523008019">
            <text:p>2.5200952301</text:p>
          </table:table-cell>
          <table:table-cell table:formula="of:=RAND()*5+1" office:value-type="float" office:value="1.75285270111635">
            <text:p>1.7528527011</text:p>
          </table:table-cell>
          <table:table-cell table:formula="of:=RAND()*5+1" office:value-type="float" office:value="4.62352073891088">
            <text:p>4.6235207389</text:p>
          </table:table-cell>
          <table:table-cell table:formula="of:=RAND()*5+1" office:value-type="float" office:value="5.20840043574572">
            <text:p>5.2084004357</text:p>
          </table:table-cell>
          <table:table-cell table:formula="of:=IF([.A42]/[.B42]&gt;=1.2;&quot;defender&quot;;IF([.C42]&gt;=[.D4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4069371232763">
            <text:p>4.4406937123</text:p>
          </table:table-cell>
          <table:table-cell table:formula="of:=RAND()*5+1" office:value-type="float" office:value="1.26249199174345">
            <text:p>1.2624919917</text:p>
          </table:table-cell>
          <table:table-cell table:formula="of:=RAND()*5+1" office:value-type="float" office:value="3.19140025088564">
            <text:p>3.1914002509</text:p>
          </table:table-cell>
          <table:table-cell table:formula="of:=RAND()*5+1" office:value-type="float" office:value="2.65172922424972">
            <text:p>2.6517292242</text:p>
          </table:table-cell>
          <table:table-cell table:formula="of:=IF([.A43]/[.B43]&gt;=1.2;&quot;defender&quot;;IF([.C43]&gt;=[.D4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2808173242956">
            <text:p>4.1280817324</text:p>
          </table:table-cell>
          <table:table-cell table:formula="of:=RAND()*5+1" office:value-type="float" office:value="4.69839974213392">
            <text:p>4.6983997421</text:p>
          </table:table-cell>
          <table:table-cell table:formula="of:=RAND()*5+1" office:value-type="float" office:value="2.44106866791844">
            <text:p>2.4410686679</text:p>
          </table:table-cell>
          <table:table-cell table:formula="of:=RAND()*5+1" office:value-type="float" office:value="5.32439504656941">
            <text:p>5.3243950466</text:p>
          </table:table-cell>
          <table:table-cell table:formula="of:=IF([.A44]/[.B44]&gt;=1.2;&quot;defender&quot;;IF([.C44]&gt;=[.D4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62882645241916">
            <text:p>3.6288264524</text:p>
          </table:table-cell>
          <table:table-cell table:formula="of:=RAND()*5+1" office:value-type="float" office:value="5.95765939122066">
            <text:p>5.9576593912</text:p>
          </table:table-cell>
          <table:table-cell table:formula="of:=RAND()*5+1" office:value-type="float" office:value="4.52721223374829">
            <text:p>4.5272122337</text:p>
          </table:table-cell>
          <table:table-cell table:formula="of:=RAND()*5+1" office:value-type="float" office:value="4.25552250258625">
            <text:p>4.2555225026</text:p>
          </table:table-cell>
          <table:table-cell table:formula="of:=IF([.A45]/[.B45]&gt;=1.2;&quot;defender&quot;;IF([.C45]&gt;=[.D4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92769190622494">
            <text:p>3.9276919062</text:p>
          </table:table-cell>
          <table:table-cell table:formula="of:=RAND()*5+1" office:value-type="float" office:value="3.75453502312303">
            <text:p>3.7545350231</text:p>
          </table:table-cell>
          <table:table-cell table:formula="of:=RAND()*5+1" office:value-type="float" office:value="1.15271598706022">
            <text:p>1.1527159871</text:p>
          </table:table-cell>
          <table:table-cell table:formula="of:=RAND()*5+1" office:value-type="float" office:value="3.46369002386928">
            <text:p>3.4636900239</text:p>
          </table:table-cell>
          <table:table-cell table:formula="of:=IF([.A46]/[.B46]&gt;=1.2;&quot;defender&quot;;IF([.C46]&gt;=[.D4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0652192253619">
            <text:p>4.5065219225</text:p>
          </table:table-cell>
          <table:table-cell table:formula="of:=RAND()*5+1" office:value-type="float" office:value="4.98042192915455">
            <text:p>4.9804219292</text:p>
          </table:table-cell>
          <table:table-cell table:formula="of:=RAND()*5+1" office:value-type="float" office:value="5.55271927639842">
            <text:p>5.5527192764</text:p>
          </table:table-cell>
          <table:table-cell table:formula="of:=RAND()*5+1" office:value-type="float" office:value="5.30457156850025">
            <text:p>5.3045715685</text:p>
          </table:table-cell>
          <table:table-cell table:formula="of:=IF([.A47]/[.B47]&gt;=1.2;&quot;defender&quot;;IF([.C47]&gt;=[.D4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94935550959781">
            <text:p>5.9493555096</text:p>
          </table:table-cell>
          <table:table-cell table:formula="of:=RAND()*5+1" office:value-type="float" office:value="4.41054389486089">
            <text:p>4.4105438949</text:p>
          </table:table-cell>
          <table:table-cell table:formula="of:=RAND()*5+1" office:value-type="float" office:value="1.52028186852112">
            <text:p>1.5202818685</text:p>
          </table:table-cell>
          <table:table-cell table:formula="of:=RAND()*5+1" office:value-type="float" office:value="4.39516334468499">
            <text:p>4.3951633447</text:p>
          </table:table-cell>
          <table:table-cell table:formula="of:=IF([.A48]/[.B48]&gt;=1.2;&quot;defender&quot;;IF([.C48]&gt;=[.D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4360497407615">
            <text:p>2.9436049741</text:p>
          </table:table-cell>
          <table:table-cell table:formula="of:=RAND()*5+1" office:value-type="float" office:value="1.54243616992608">
            <text:p>1.5424361699</text:p>
          </table:table-cell>
          <table:table-cell table:formula="of:=RAND()*5+1" office:value-type="float" office:value="3.43079789914191">
            <text:p>3.4307978991</text:p>
          </table:table-cell>
          <table:table-cell table:formula="of:=RAND()*5+1" office:value-type="float" office:value="3.90692062117159">
            <text:p>3.9069206212</text:p>
          </table:table-cell>
          <table:table-cell table:formula="of:=IF([.A49]/[.B49]&gt;=1.2;&quot;defender&quot;;IF([.C49]&gt;=[.D4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73879540618509">
            <text:p>3.7387954062</text:p>
          </table:table-cell>
          <table:table-cell table:formula="of:=RAND()*5+1" office:value-type="float" office:value="4.06856589624658">
            <text:p>4.0685658962</text:p>
          </table:table-cell>
          <table:table-cell table:formula="of:=RAND()*5+1" office:value-type="float" office:value="1.51935205701739">
            <text:p>1.519352057</text:p>
          </table:table-cell>
          <table:table-cell table:formula="of:=RAND()*5+1" office:value-type="float" office:value="4.12273314455524">
            <text:p>4.1227331446</text:p>
          </table:table-cell>
          <table:table-cell table:formula="of:=IF([.A50]/[.B50]&gt;=1.2;&quot;defender&quot;;IF([.C50]&gt;=[.D5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14417578233406">
            <text:p>1.1441757823</text:p>
          </table:table-cell>
          <table:table-cell table:formula="of:=RAND()*5+1" office:value-type="float" office:value="4.36022797506303">
            <text:p>4.3602279751</text:p>
          </table:table-cell>
          <table:table-cell table:formula="of:=RAND()*5+1" office:value-type="float" office:value="5.11308067617938">
            <text:p>5.1130806762</text:p>
          </table:table-cell>
          <table:table-cell table:formula="of:=RAND()*5+1" office:value-type="float" office:value="2.31101067643613">
            <text:p>2.3110106764</text:p>
          </table:table-cell>
          <table:table-cell table:formula="of:=IF([.A51]/[.B51]&gt;=1.2;&quot;defender&quot;;IF([.C51]&gt;=[.D5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7350266817957">
            <text:p>2.5735026682</text:p>
          </table:table-cell>
          <table:table-cell table:formula="of:=RAND()*5+1" office:value-type="float" office:value="2.66427101241425">
            <text:p>2.6642710124</text:p>
          </table:table-cell>
          <table:table-cell table:formula="of:=RAND()*5+1" office:value-type="float" office:value="1.36267075454816">
            <text:p>1.3626707545</text:p>
          </table:table-cell>
          <table:table-cell table:formula="of:=RAND()*5+1" office:value-type="float" office:value="3.55377439083531">
            <text:p>3.5537743908</text:p>
          </table:table-cell>
          <table:table-cell table:formula="of:=IF([.A52]/[.B52]&gt;=1.2;&quot;defender&quot;;IF([.C52]&gt;=[.D5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87816943740472">
            <text:p>2.8781694374</text:p>
          </table:table-cell>
          <table:table-cell table:formula="of:=RAND()*5+1" office:value-type="float" office:value="5.70158440060914">
            <text:p>5.7015844006</text:p>
          </table:table-cell>
          <table:table-cell table:formula="of:=RAND()*5+1" office:value-type="float" office:value="5.65924379182979">
            <text:p>5.6592437918</text:p>
          </table:table-cell>
          <table:table-cell table:formula="of:=RAND()*5+1" office:value-type="float" office:value="2.80373942479491">
            <text:p>2.8037394248</text:p>
          </table:table-cell>
          <table:table-cell table:formula="of:=IF([.A53]/[.B53]&gt;=1.2;&quot;defender&quot;;IF([.C53]&gt;=[.D5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05926192738116">
            <text:p>1.0592619274</text:p>
          </table:table-cell>
          <table:table-cell table:formula="of:=RAND()*5+1" office:value-type="float" office:value="5.50699589215219">
            <text:p>5.5069958922</text:p>
          </table:table-cell>
          <table:table-cell table:formula="of:=RAND()*5+1" office:value-type="float" office:value="3.26153091527522">
            <text:p>3.2615309153</text:p>
          </table:table-cell>
          <table:table-cell table:formula="of:=RAND()*5+1" office:value-type="float" office:value="4.18645602790639">
            <text:p>4.1864560279</text:p>
          </table:table-cell>
          <table:table-cell table:formula="of:=IF([.A54]/[.B54]&gt;=1.2;&quot;defender&quot;;IF([.C54]&gt;=[.D5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65014605177566">
            <text:p>1.6501460518</text:p>
          </table:table-cell>
          <table:table-cell table:formula="of:=RAND()*5+1" office:value-type="float" office:value="3.98695383360609">
            <text:p>3.9869538336</text:p>
          </table:table-cell>
          <table:table-cell table:formula="of:=RAND()*5+1" office:value-type="float" office:value="2.96737576508895">
            <text:p>2.9673757651</text:p>
          </table:table-cell>
          <table:table-cell table:formula="of:=RAND()*5+1" office:value-type="float" office:value="3.41424690466374">
            <text:p>3.4142469047</text:p>
          </table:table-cell>
          <table:table-cell table:formula="of:=IF([.A55]/[.B55]&gt;=1.2;&quot;defender&quot;;IF([.C55]&gt;=[.D5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71881847316399">
            <text:p>2.7188184732</text:p>
          </table:table-cell>
          <table:table-cell table:formula="of:=RAND()*5+1" office:value-type="float" office:value="5.15666797431186">
            <text:p>5.1566679743</text:p>
          </table:table-cell>
          <table:table-cell table:formula="of:=RAND()*5+1" office:value-type="float" office:value="3.56721186917275">
            <text:p>3.5672118692</text:p>
          </table:table-cell>
          <table:table-cell table:formula="of:=RAND()*5+1" office:value-type="float" office:value="2.52009504148737">
            <text:p>2.5200950415</text:p>
          </table:table-cell>
          <table:table-cell table:formula="of:=IF([.A56]/[.B56]&gt;=1.2;&quot;defender&quot;;IF([.C56]&gt;=[.D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6253121141344">
            <text:p>3.0625312114</text:p>
          </table:table-cell>
          <table:table-cell table:formula="of:=RAND()*5+1" office:value-type="float" office:value="2.6681739827618">
            <text:p>2.6681739828</text:p>
          </table:table-cell>
          <table:table-cell table:formula="of:=RAND()*5+1" office:value-type="float" office:value="5.73673987900838">
            <text:p>5.736739879</text:p>
          </table:table-cell>
          <table:table-cell table:formula="of:=RAND()*5+1" office:value-type="float" office:value="5.51081684557721">
            <text:p>5.5108168456</text:p>
          </table:table-cell>
          <table:table-cell table:formula="of:=IF([.A57]/[.B57]&gt;=1.2;&quot;defender&quot;;IF([.C57]&gt;=[.D5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63354999013245">
            <text:p>3.6335499901</text:p>
          </table:table-cell>
          <table:table-cell table:formula="of:=RAND()*5+1" office:value-type="float" office:value="5.80132661992684">
            <text:p>5.8013266199</text:p>
          </table:table-cell>
          <table:table-cell table:formula="of:=RAND()*5+1" office:value-type="float" office:value="4.16155459498987">
            <text:p>4.161554595</text:p>
          </table:table-cell>
          <table:table-cell table:formula="of:=RAND()*5+1" office:value-type="float" office:value="1.25609193602577">
            <text:p>1.256091936</text:p>
          </table:table-cell>
          <table:table-cell table:formula="of:=IF([.A58]/[.B58]&gt;=1.2;&quot;defender&quot;;IF([.C58]&gt;=[.D5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6710261246189">
            <text:p>2.5671026125</text:p>
          </table:table-cell>
          <table:table-cell table:formula="of:=RAND()*5+1" office:value-type="float" office:value="3.77772577246651">
            <text:p>3.7777257725</text:p>
          </table:table-cell>
          <table:table-cell table:formula="of:=RAND()*5+1" office:value-type="float" office:value="5.44199678720906">
            <text:p>5.4419967872</text:p>
          </table:table-cell>
          <table:table-cell table:formula="of:=RAND()*5+1" office:value-type="float" office:value="3.27463527116925">
            <text:p>3.2746352712</text:p>
          </table:table-cell>
          <table:table-cell table:formula="of:=IF([.A59]/[.B59]&gt;=1.2;&quot;defender&quot;;IF([.C59]&gt;=[.D5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2840966200456">
            <text:p>5.828409662</text:p>
          </table:table-cell>
          <table:table-cell table:formula="of:=RAND()*5+1" office:value-type="float" office:value="4.14060528064147">
            <text:p>4.1406052806</text:p>
          </table:table-cell>
          <table:table-cell table:formula="of:=RAND()*5+1" office:value-type="float" office:value="3.64015353750437">
            <text:p>3.6401535375</text:p>
          </table:table-cell>
          <table:table-cell table:formula="of:=RAND()*5+1" office:value-type="float" office:value="3.45301140006632">
            <text:p>3.4530114001</text:p>
          </table:table-cell>
          <table:table-cell table:formula="of:=IF([.A60]/[.B60]&gt;=1.2;&quot;defender&quot;;IF([.C60]&gt;=[.D6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8421896812506">
            <text:p>3.8421896813</text:p>
          </table:table-cell>
          <table:table-cell table:formula="of:=RAND()*5+1" office:value-type="float" office:value="5.80466754175723">
            <text:p>5.8046675418</text:p>
          </table:table-cell>
          <table:table-cell table:formula="of:=RAND()*5+1" office:value-type="float" office:value="2.60840696655214">
            <text:p>2.6084069666</text:p>
          </table:table-cell>
          <table:table-cell table:formula="of:=RAND()*5+1" office:value-type="float" office:value="2.70657910173759">
            <text:p>2.7065791017</text:p>
          </table:table-cell>
          <table:table-cell table:formula="of:=IF([.A61]/[.B61]&gt;=1.2;&quot;defender&quot;;IF([.C61]&gt;=[.D6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1357499388978">
            <text:p>2.2135749939</text:p>
          </table:table-cell>
          <table:table-cell table:formula="of:=RAND()*5+1" office:value-type="float" office:value="3.5014334754087">
            <text:p>3.5014334754</text:p>
          </table:table-cell>
          <table:table-cell table:formula="of:=RAND()*5+1" office:value-type="float" office:value="1.68788950331509">
            <text:p>1.6878895033</text:p>
          </table:table-cell>
          <table:table-cell table:formula="of:=RAND()*5+1" office:value-type="float" office:value="2.6676688939333">
            <text:p>2.6676688939</text:p>
          </table:table-cell>
          <table:table-cell table:formula="of:=IF([.A62]/[.B62]&gt;=1.2;&quot;defender&quot;;IF([.C62]&gt;=[.D6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6546227298677">
            <text:p>5.6546227299</text:p>
          </table:table-cell>
          <table:table-cell table:formula="of:=RAND()*5+1" office:value-type="float" office:value="4.475105909165">
            <text:p>4.4751059092</text:p>
          </table:table-cell>
          <table:table-cell table:formula="of:=RAND()*5+1" office:value-type="float" office:value="5.26933671114966">
            <text:p>5.2693367111</text:p>
          </table:table-cell>
          <table:table-cell table:formula="of:=RAND()*5+1" office:value-type="float" office:value="4.24664576211944">
            <text:p>4.2466457621</text:p>
          </table:table-cell>
          <table:table-cell table:formula="of:=IF([.A63]/[.B63]&gt;=1.2;&quot;defender&quot;;IF([.C63]&gt;=[.D6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88935281382874">
            <text:p>1.8893528138</text:p>
          </table:table-cell>
          <table:table-cell table:formula="of:=RAND()*5+1" office:value-type="float" office:value="2.33803555509076">
            <text:p>2.3380355551</text:p>
          </table:table-cell>
          <table:table-cell table:formula="of:=RAND()*5+1" office:value-type="float" office:value="1.49470352940261">
            <text:p>1.4947035294</text:p>
          </table:table-cell>
          <table:table-cell table:formula="of:=RAND()*5+1" office:value-type="float" office:value="2.62199849495664">
            <text:p>2.621998495</text:p>
          </table:table-cell>
          <table:table-cell table:formula="of:=IF([.A64]/[.B64]&gt;=1.2;&quot;defender&quot;;IF([.C64]&gt;=[.D6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14209353644401">
            <text:p>4.1420935364</text:p>
          </table:table-cell>
          <table:table-cell table:formula="of:=RAND()*5+1" office:value-type="float" office:value="3.60817128699273">
            <text:p>3.608171287</text:p>
          </table:table-cell>
          <table:table-cell table:formula="of:=RAND()*5+1" office:value-type="float" office:value="5.27634527208284">
            <text:p>5.2763452721</text:p>
          </table:table-cell>
          <table:table-cell table:formula="of:=RAND()*5+1" office:value-type="float" office:value="4.06191539857537">
            <text:p>4.0619153986</text:p>
          </table:table-cell>
          <table:table-cell table:formula="of:=IF([.A65]/[.B65]&gt;=1.2;&quot;defender&quot;;IF([.C65]&gt;=[.D6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57273224415258">
            <text:p>3.5727322442</text:p>
          </table:table-cell>
          <table:table-cell table:formula="of:=RAND()*5+1" office:value-type="float" office:value="1.20462475018576">
            <text:p>1.2046247502</text:p>
          </table:table-cell>
          <table:table-cell table:formula="of:=RAND()*5+1" office:value-type="float" office:value="1.15662792371586">
            <text:p>1.1566279237</text:p>
          </table:table-cell>
          <table:table-cell table:formula="of:=RAND()*5+1" office:value-type="float" office:value="2.95862454129383">
            <text:p>2.9586245413</text:p>
          </table:table-cell>
          <table:table-cell table:formula="of:=IF([.A66]/[.B66]&gt;=1.2;&quot;defender&quot;;IF([.C66]&gt;=[.D6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059513701126">
            <text:p>1.0059513701</text:p>
          </table:table-cell>
          <table:table-cell table:formula="of:=RAND()*5+1" office:value-type="float" office:value="5.01308515109122">
            <text:p>5.0130851511</text:p>
          </table:table-cell>
          <table:table-cell table:formula="of:=RAND()*5+1" office:value-type="float" office:value="5.26917708944529">
            <text:p>5.2691770894</text:p>
          </table:table-cell>
          <table:table-cell table:formula="of:=RAND()*5+1" office:value-type="float" office:value="1.20628223428503">
            <text:p>1.2062822343</text:p>
          </table:table-cell>
          <table:table-cell table:formula="of:=IF([.A67]/[.B67]&gt;=1.2;&quot;defender&quot;;IF([.C67]&gt;=[.D6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98400800907984">
            <text:p>3.9840080091</text:p>
          </table:table-cell>
          <table:table-cell table:formula="of:=RAND()*5+1" office:value-type="float" office:value="4.16750596510246">
            <text:p>4.1675059651</text:p>
          </table:table-cell>
          <table:table-cell table:formula="of:=RAND()*5+1" office:value-type="float" office:value="1.44214123627171">
            <text:p>1.4421412363</text:p>
          </table:table-cell>
          <table:table-cell table:formula="of:=RAND()*5+1" office:value-type="float" office:value="1.83627970190719">
            <text:p>1.8362797019</text:p>
          </table:table-cell>
          <table:table-cell table:formula="of:=IF([.A68]/[.B68]&gt;=1.2;&quot;defender&quot;;IF([.C68]&gt;=[.D6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7688498487696">
            <text:p>4.9768849849</text:p>
          </table:table-cell>
          <table:table-cell table:formula="of:=RAND()*5+1" office:value-type="float" office:value="3.42600479628891">
            <text:p>3.4260047963</text:p>
          </table:table-cell>
          <table:table-cell table:formula="of:=RAND()*5+1" office:value-type="float" office:value="5.84734199242666">
            <text:p>5.8473419924</text:p>
          </table:table-cell>
          <table:table-cell table:formula="of:=RAND()*5+1" office:value-type="float" office:value="3.76209465228021">
            <text:p>3.7620946523</text:p>
          </table:table-cell>
          <table:table-cell table:formula="of:=IF([.A69]/[.B69]&gt;=1.2;&quot;defender&quot;;IF([.C69]&gt;=[.D6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3067233804613">
            <text:p>3.230672338</text:p>
          </table:table-cell>
          <table:table-cell table:formula="of:=RAND()*5+1" office:value-type="float" office:value="1.27055090060458">
            <text:p>1.2705509006</text:p>
          </table:table-cell>
          <table:table-cell table:formula="of:=RAND()*5+1" office:value-type="float" office:value="1.56275230133906">
            <text:p>1.5627523013</text:p>
          </table:table-cell>
          <table:table-cell table:formula="of:=RAND()*5+1" office:value-type="float" office:value="2.22263674624264">
            <text:p>2.2226367462</text:p>
          </table:table-cell>
          <table:table-cell table:formula="of:=IF([.A70]/[.B70]&gt;=1.2;&quot;defender&quot;;IF([.C70]&gt;=[.D7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7713000234216">
            <text:p>2.9771300023</text:p>
          </table:table-cell>
          <table:table-cell table:formula="of:=RAND()*5+1" office:value-type="float" office:value="2.81907466612756">
            <text:p>2.8190746661</text:p>
          </table:table-cell>
          <table:table-cell table:formula="of:=RAND()*5+1" office:value-type="float" office:value="5.32050814153627">
            <text:p>5.3205081415</text:p>
          </table:table-cell>
          <table:table-cell table:formula="of:=RAND()*5+1" office:value-type="float" office:value="4.83907930692658">
            <text:p>4.8390793069</text:p>
          </table:table-cell>
          <table:table-cell table:formula="of:=IF([.A71]/[.B71]&gt;=1.2;&quot;defender&quot;;IF([.C71]&gt;=[.D7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0674820085987">
            <text:p>1.5067482009</text:p>
          </table:table-cell>
          <table:table-cell table:formula="of:=RAND()*5+1" office:value-type="float" office:value="4.19070499623194">
            <text:p>4.1907049962</text:p>
          </table:table-cell>
          <table:table-cell table:formula="of:=RAND()*5+1" office:value-type="float" office:value="2.66581090539694">
            <text:p>2.6658109054</text:p>
          </table:table-cell>
          <table:table-cell table:formula="of:=RAND()*5+1" office:value-type="float" office:value="1.00839764485136">
            <text:p>1.0083976449</text:p>
          </table:table-cell>
          <table:table-cell table:formula="of:=IF([.A72]/[.B72]&gt;=1.2;&quot;defender&quot;;IF([.C72]&gt;=[.D7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4643319994211">
            <text:p>2.3464331999</text:p>
          </table:table-cell>
          <table:table-cell table:formula="of:=RAND()*5+1" office:value-type="float" office:value="1.16137093072757">
            <text:p>1.1613709307</text:p>
          </table:table-cell>
          <table:table-cell table:formula="of:=RAND()*5+1" office:value-type="float" office:value="1.07649085717276">
            <text:p>1.0764908572</text:p>
          </table:table-cell>
          <table:table-cell table:formula="of:=RAND()*5+1" office:value-type="float" office:value="3.82699698582292">
            <text:p>3.8269969858</text:p>
          </table:table-cell>
          <table:table-cell table:formula="of:=IF([.A73]/[.B73]&gt;=1.2;&quot;defender&quot;;IF([.C73]&gt;=[.D7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8336942568421">
            <text:p>2.7833694257</text:p>
          </table:table-cell>
          <table:table-cell table:formula="of:=RAND()*5+1" office:value-type="float" office:value="3.55516372155398">
            <text:p>3.5551637216</text:p>
          </table:table-cell>
          <table:table-cell table:formula="of:=RAND()*5+1" office:value-type="float" office:value="1.16333500854671">
            <text:p>1.1633350085</text:p>
          </table:table-cell>
          <table:table-cell table:formula="of:=RAND()*5+1" office:value-type="float" office:value="2.84113672934473">
            <text:p>2.8411367293</text:p>
          </table:table-cell>
          <table:table-cell table:formula="of:=IF([.A74]/[.B74]&gt;=1.2;&quot;defender&quot;;IF([.C74]&gt;=[.D7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030521302484">
            <text:p>5.9030521302</text:p>
          </table:table-cell>
          <table:table-cell table:formula="of:=RAND()*5+1" office:value-type="float" office:value="5.92546296445653">
            <text:p>5.9254629645</text:p>
          </table:table-cell>
          <table:table-cell table:formula="of:=RAND()*5+1" office:value-type="float" office:value="1.13008771464229">
            <text:p>1.1300877146</text:p>
          </table:table-cell>
          <table:table-cell table:formula="of:=RAND()*5+1" office:value-type="float" office:value="5.43968028062955">
            <text:p>5.4396802806</text:p>
          </table:table-cell>
          <table:table-cell table:formula="of:=IF([.A75]/[.B75]&gt;=1.2;&quot;defender&quot;;IF([.C75]&gt;=[.D7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5276543404907">
            <text:p>4.452765434</text:p>
          </table:table-cell>
          <table:table-cell table:formula="of:=RAND()*5+1" office:value-type="float" office:value="3.47578437440097">
            <text:p>3.4757843744</text:p>
          </table:table-cell>
          <table:table-cell table:formula="of:=RAND()*5+1" office:value-type="float" office:value="3.44930430781096">
            <text:p>3.4493043078</text:p>
          </table:table-cell>
          <table:table-cell table:formula="of:=RAND()*5+1" office:value-type="float" office:value="1.89335886761546">
            <text:p>1.8933588676</text:p>
          </table:table-cell>
          <table:table-cell table:formula="of:=IF([.A76]/[.B76]&gt;=1.2;&quot;defender&quot;;IF([.C76]&gt;=[.D7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8206661101431">
            <text:p>3.682066611</text:p>
          </table:table-cell>
          <table:table-cell table:formula="of:=RAND()*5+1" office:value-type="float" office:value="1.13603908475488">
            <text:p>1.1360390848</text:p>
          </table:table-cell>
          <table:table-cell table:formula="of:=RAND()*5+1" office:value-type="float" office:value="5.02660299791023">
            <text:p>5.0266029979</text:p>
          </table:table-cell>
          <table:table-cell table:formula="of:=RAND()*5+1" office:value-type="float" office:value="5.98937045456842">
            <text:p>5.9893704546</text:p>
          </table:table-cell>
          <table:table-cell table:formula="of:=IF([.A77]/[.B77]&gt;=1.2;&quot;defender&quot;;IF([.C77]&gt;=[.D7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30354504985735">
            <text:p>4.3035450499</text:p>
          </table:table-cell>
          <table:table-cell table:formula="of:=RAND()*5+1" office:value-type="float" office:value="3.72194252349436">
            <text:p>3.7219425235</text:p>
          </table:table-cell>
          <table:table-cell table:formula="of:=RAND()*5+1" office:value-type="float" office:value="4.55822222540155">
            <text:p>4.5582222254</text:p>
          </table:table-cell>
          <table:table-cell table:formula="of:=RAND()*5+1" office:value-type="float" office:value="1.66607462009415">
            <text:p>1.6660746201</text:p>
          </table:table-cell>
          <table:table-cell table:formula="of:=IF([.A78]/[.B78]&gt;=1.2;&quot;defender&quot;;IF([.C78]&gt;=[.D7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09207941638306">
            <text:p>4.0920794164</text:p>
          </table:table-cell>
          <table:table-cell table:formula="of:=RAND()*5+1" office:value-type="float" office:value="4.74568628612906">
            <text:p>4.7456862861</text:p>
          </table:table-cell>
          <table:table-cell table:formula="of:=RAND()*5+1" office:value-type="float" office:value="5.01623718673363">
            <text:p>5.0162371867</text:p>
          </table:table-cell>
          <table:table-cell table:formula="of:=RAND()*5+1" office:value-type="float" office:value="3.53510721027851">
            <text:p>3.5351072103</text:p>
          </table:table-cell>
          <table:table-cell table:formula="of:=IF([.A79]/[.B79]&gt;=1.2;&quot;defender&quot;;IF([.C79]&gt;=[.D7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5418187873438">
            <text:p>5.3541818787</text:p>
          </table:table-cell>
          <table:table-cell table:formula="of:=RAND()*5+1" office:value-type="float" office:value="1.32275175442919">
            <text:p>1.3227517544</text:p>
          </table:table-cell>
          <table:table-cell table:formula="of:=RAND()*5+1" office:value-type="float" office:value="1.51025776658207">
            <text:p>1.5102577666</text:p>
          </table:table-cell>
          <table:table-cell table:formula="of:=RAND()*5+1" office:value-type="float" office:value="4.38414192898199">
            <text:p>4.384141929</text:p>
          </table:table-cell>
          <table:table-cell table:formula="of:=IF([.A80]/[.B80]&gt;=1.2;&quot;defender&quot;;IF([.C80]&gt;=[.D8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6183106135577">
            <text:p>5.1618310614</text:p>
          </table:table-cell>
          <table:table-cell table:formula="of:=RAND()*5+1" office:value-type="float" office:value="1.9933671890758">
            <text:p>1.9933671891</text:p>
          </table:table-cell>
          <table:table-cell table:formula="of:=RAND()*5+1" office:value-type="float" office:value="1.33762384206057">
            <text:p>1.3376238421</text:p>
          </table:table-cell>
          <table:table-cell table:formula="of:=RAND()*5+1" office:value-type="float" office:value="3.12348788045347">
            <text:p>3.1234878805</text:p>
          </table:table-cell>
          <table:table-cell table:formula="of:=IF([.A81]/[.B81]&gt;=1.2;&quot;defender&quot;;IF([.C81]&gt;=[.D8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8407218530774">
            <text:p>5.1840721853</text:p>
          </table:table-cell>
          <table:table-cell table:formula="of:=RAND()*5+1" office:value-type="float" office:value="4.67469002027065">
            <text:p>4.6746900203</text:p>
          </table:table-cell>
          <table:table-cell table:formula="of:=RAND()*5+1" office:value-type="float" office:value="4.68308766745031">
            <text:p>4.6830876675</text:p>
          </table:table-cell>
          <table:table-cell table:formula="of:=RAND()*5+1" office:value-type="float" office:value="5.66857926454395">
            <text:p>5.6685792645</text:p>
          </table:table-cell>
          <table:table-cell table:formula="of:=IF([.A82]/[.B82]&gt;=1.2;&quot;defender&quot;;IF([.C82]&gt;=[.D8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82995019527152">
            <text:p>5.8299501953</text:p>
          </table:table-cell>
          <table:table-cell table:formula="of:=RAND()*5+1" office:value-type="float" office:value="1.84988309303299">
            <text:p>1.849883093</text:p>
          </table:table-cell>
          <table:table-cell table:formula="of:=RAND()*5+1" office:value-type="float" office:value="5.67740088468418">
            <text:p>5.6774008847</text:p>
          </table:table-cell>
          <table:table-cell table:formula="of:=RAND()*5+1" office:value-type="float" office:value="5.72180563025177">
            <text:p>5.7218056303</text:p>
          </table:table-cell>
          <table:table-cell table:formula="of:=IF([.A83]/[.B83]&gt;=1.2;&quot;defender&quot;;IF([.C83]&gt;=[.D8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0504681458697">
            <text:p>4.4050468146</text:p>
          </table:table-cell>
          <table:table-cell table:formula="of:=RAND()*5+1" office:value-type="float" office:value="1.02952086739242">
            <text:p>1.0295208674</text:p>
          </table:table-cell>
          <table:table-cell table:formula="of:=RAND()*5+1" office:value-type="float" office:value="1.51020342856646">
            <text:p>1.5102034286</text:p>
          </table:table-cell>
          <table:table-cell table:formula="of:=RAND()*5+1" office:value-type="float" office:value="4.30092162359506">
            <text:p>4.3009216236</text:p>
          </table:table-cell>
          <table:table-cell table:formula="of:=IF([.A84]/[.B84]&gt;=1.2;&quot;defender&quot;;IF([.C84]&gt;=[.D8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7065759906545">
            <text:p>2.8706575991</text:p>
          </table:table-cell>
          <table:table-cell table:formula="of:=RAND()*5+1" office:value-type="float" office:value="2.61331962328404">
            <text:p>2.6133196233</text:p>
          </table:table-cell>
          <table:table-cell table:formula="of:=RAND()*5+1" office:value-type="float" office:value="2.53878258774057">
            <text:p>2.5387825877</text:p>
          </table:table-cell>
          <table:table-cell table:formula="of:=RAND()*5+1" office:value-type="float" office:value="4.56838182313368">
            <text:p>4.5683818231</text:p>
          </table:table-cell>
          <table:table-cell table:formula="of:=IF([.A85]/[.B85]&gt;=1.2;&quot;defender&quot;;IF([.C85]&gt;=[.D8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00806210609153">
            <text:p>4.0080621061</text:p>
          </table:table-cell>
          <table:table-cell table:formula="of:=RAND()*5+1" office:value-type="float" office:value="2.77370972931385">
            <text:p>2.7737097293</text:p>
          </table:table-cell>
          <table:table-cell table:formula="of:=RAND()*5+1" office:value-type="float" office:value="4.93020606599748">
            <text:p>4.930206066</text:p>
          </table:table-cell>
          <table:table-cell table:formula="of:=RAND()*5+1" office:value-type="float" office:value="3.70160367945209">
            <text:p>3.7016036795</text:p>
          </table:table-cell>
          <table:table-cell table:formula="of:=IF([.A86]/[.B86]&gt;=1.2;&quot;defender&quot;;IF([.C86]&gt;=[.D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4949410371482">
            <text:p>5.2494941037</text:p>
          </table:table-cell>
          <table:table-cell table:formula="of:=RAND()*5+1" office:value-type="float" office:value="2.66887030238286">
            <text:p>2.6688703024</text:p>
          </table:table-cell>
          <table:table-cell table:formula="of:=RAND()*5+1" office:value-type="float" office:value="5.95265084784478">
            <text:p>5.9526508478</text:p>
          </table:table-cell>
          <table:table-cell table:formula="of:=RAND()*5+1" office:value-type="float" office:value="5.45048793451861">
            <text:p>5.4504879345</text:p>
          </table:table-cell>
          <table:table-cell table:formula="of:=IF([.A87]/[.B87]&gt;=1.2;&quot;defender&quot;;IF([.C87]&gt;=[.D8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0490938713774">
            <text:p>2.8049093871</text:p>
          </table:table-cell>
          <table:table-cell table:formula="of:=RAND()*5+1" office:value-type="float" office:value="2.4608275401406">
            <text:p>2.4608275401</text:p>
          </table:table-cell>
          <table:table-cell table:formula="of:=RAND()*5+1" office:value-type="float" office:value="5.18277006363496">
            <text:p>5.1827700636</text:p>
          </table:table-cell>
          <table:table-cell table:formula="of:=RAND()*5+1" office:value-type="float" office:value="2.93156071472913">
            <text:p>2.9315607147</text:p>
          </table:table-cell>
          <table:table-cell table:formula="of:=IF([.A88]/[.B88]&gt;=1.2;&quot;defender&quot;;IF([.C88]&gt;=[.D8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59763533482328">
            <text:p>3.5976353348</text:p>
          </table:table-cell>
          <table:table-cell table:formula="of:=RAND()*5+1" office:value-type="float" office:value="1.10845443699509">
            <text:p>1.108454437</text:p>
          </table:table-cell>
          <table:table-cell table:formula="of:=RAND()*5+1" office:value-type="float" office:value="2.09676702413708">
            <text:p>2.0967670241</text:p>
          </table:table-cell>
          <table:table-cell table:formula="of:=RAND()*5+1" office:value-type="float" office:value="3.38344874698669">
            <text:p>3.383448747</text:p>
          </table:table-cell>
          <table:table-cell table:formula="of:=IF([.A89]/[.B89]&gt;=1.2;&quot;defender&quot;;IF([.C89]&gt;=[.D8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5414072312415">
            <text:p>4.8541407231</text:p>
          </table:table-cell>
          <table:table-cell table:formula="of:=RAND()*5+1" office:value-type="float" office:value="3.74099228903651">
            <text:p>3.740992289</text:p>
          </table:table-cell>
          <table:table-cell table:formula="of:=RAND()*5+1" office:value-type="float" office:value="3.3574085556902">
            <text:p>3.3574085557</text:p>
          </table:table-cell>
          <table:table-cell table:formula="of:=RAND()*5+1" office:value-type="float" office:value="4.73692056164146">
            <text:p>4.7369205616</text:p>
          </table:table-cell>
          <table:table-cell table:formula="of:=IF([.A90]/[.B90]&gt;=1.2;&quot;defender&quot;;IF([.C90]&gt;=[.D9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7609950164333">
            <text:p>1.2760995016</text:p>
          </table:table-cell>
          <table:table-cell table:formula="of:=RAND()*5+1" office:value-type="float" office:value="1.68971475120634">
            <text:p>1.6897147512</text:p>
          </table:table-cell>
          <table:table-cell table:formula="of:=RAND()*5+1" office:value-type="float" office:value="2.01246650796384">
            <text:p>2.012466508</text:p>
          </table:table-cell>
          <table:table-cell table:formula="of:=RAND()*5+1" office:value-type="float" office:value="3.87037791218609">
            <text:p>3.8703779122</text:p>
          </table:table-cell>
          <table:table-cell table:formula="of:=IF([.A91]/[.B91]&gt;=1.2;&quot;defender&quot;;IF([.C91]&gt;=[.D9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6374510126188">
            <text:p>4.8637451013</text:p>
          </table:table-cell>
          <table:table-cell table:formula="of:=RAND()*5+1" office:value-type="float" office:value="5.63028138037771">
            <text:p>5.6302813804</text:p>
          </table:table-cell>
          <table:table-cell table:formula="of:=RAND()*5+1" office:value-type="float" office:value="4.30497140064836">
            <text:p>4.3049714006</text:p>
          </table:table-cell>
          <table:table-cell table:formula="of:=RAND()*5+1" office:value-type="float" office:value="1.17429756931961">
            <text:p>1.1742975693</text:p>
          </table:table-cell>
          <table:table-cell table:formula="of:=IF([.A92]/[.B92]&gt;=1.2;&quot;defender&quot;;IF([.C92]&gt;=[.D9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4287683386356">
            <text:p>5.8428768339</text:p>
          </table:table-cell>
          <table:table-cell table:formula="of:=RAND()*5+1" office:value-type="float" office:value="4.04781728889793">
            <text:p>4.0478172889</text:p>
          </table:table-cell>
          <table:table-cell table:formula="of:=RAND()*5+1" office:value-type="float" office:value="5.836460147053">
            <text:p>5.8364601471</text:p>
          </table:table-cell>
          <table:table-cell table:formula="of:=RAND()*5+1" office:value-type="float" office:value="2.62674526683986">
            <text:p>2.6267452668</text:p>
          </table:table-cell>
          <table:table-cell table:formula="of:=IF([.A93]/[.B93]&gt;=1.2;&quot;defender&quot;;IF([.C93]&gt;=[.D9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9770038193092">
            <text:p>4.8977003819</text:p>
          </table:table-cell>
          <table:table-cell table:formula="of:=RAND()*5+1" office:value-type="float" office:value="2.98805906809866">
            <text:p>2.9880590681</text:p>
          </table:table-cell>
          <table:table-cell table:formula="of:=RAND()*5+1" office:value-type="float" office:value="2.9835663260892">
            <text:p>2.9835663261</text:p>
          </table:table-cell>
          <table:table-cell table:formula="of:=RAND()*5+1" office:value-type="float" office:value="5.99308807076886">
            <text:p>5.9930880708</text:p>
          </table:table-cell>
          <table:table-cell table:formula="of:=IF([.A94]/[.B94]&gt;=1.2;&quot;defender&quot;;IF([.C94]&gt;=[.D9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1757993781939">
            <text:p>3.0175799378</text:p>
          </table:table-cell>
          <table:table-cell table:formula="of:=RAND()*5+1" office:value-type="float" office:value="5.67282703146338">
            <text:p>5.6728270315</text:p>
          </table:table-cell>
          <table:table-cell table:formula="of:=RAND()*5+1" office:value-type="float" office:value="2.28614665474743">
            <text:p>2.2861466547</text:p>
          </table:table-cell>
          <table:table-cell table:formula="of:=RAND()*5+1" office:value-type="float" office:value="3.30274719651788">
            <text:p>3.3027471965</text:p>
          </table:table-cell>
          <table:table-cell table:formula="of:=IF([.A95]/[.B95]&gt;=1.2;&quot;defender&quot;;IF([.C95]&gt;=[.D9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87112901965156">
            <text:p>1.8711290197</text:p>
          </table:table-cell>
          <table:table-cell table:formula="of:=RAND()*5+1" office:value-type="float" office:value="4.88823753688484">
            <text:p>4.8882375369</text:p>
          </table:table-cell>
          <table:table-cell table:formula="of:=RAND()*5+1" office:value-type="float" office:value="1.66194726619869">
            <text:p>1.6619472662</text:p>
          </table:table-cell>
          <table:table-cell table:formula="of:=RAND()*5+1" office:value-type="float" office:value="3.824929242488">
            <text:p>3.8249292425</text:p>
          </table:table-cell>
          <table:table-cell table:formula="of:=IF([.A96]/[.B96]&gt;=1.2;&quot;defender&quot;;IF([.C96]&gt;=[.D9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49379954487085">
            <text:p>5.4937995449</text:p>
          </table:table-cell>
          <table:table-cell table:formula="of:=RAND()*5+1" office:value-type="float" office:value="4.87919112574309">
            <text:p>4.8791911257</text:p>
          </table:table-cell>
          <table:table-cell table:formula="of:=RAND()*5+1" office:value-type="float" office:value="1.34001866588369">
            <text:p>1.3400186659</text:p>
          </table:table-cell>
          <table:table-cell table:formula="of:=RAND()*5+1" office:value-type="float" office:value="5.91144136991352">
            <text:p>5.9114413699</text:p>
          </table:table-cell>
          <table:table-cell table:formula="of:=IF([.A97]/[.B97]&gt;=1.2;&quot;defender&quot;;IF([.C97]&gt;=[.D9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84300208697096">
            <text:p>2.843002087</text:p>
          </table:table-cell>
          <table:table-cell table:formula="of:=RAND()*5+1" office:value-type="float" office:value="2.29870893200859">
            <text:p>2.298708932</text:p>
          </table:table-cell>
          <table:table-cell table:formula="of:=RAND()*5+1" office:value-type="float" office:value="4.58536980813369">
            <text:p>4.5853698081</text:p>
          </table:table-cell>
          <table:table-cell table:formula="of:=RAND()*5+1" office:value-type="float" office:value="2.83090831851587">
            <text:p>2.8309083185</text:p>
          </table:table-cell>
          <table:table-cell table:formula="of:=IF([.A98]/[.B98]&gt;=1.2;&quot;defender&quot;;IF([.C98]&gt;=[.D9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0716336900368">
            <text:p>2.407163369</text:p>
          </table:table-cell>
          <table:table-cell table:formula="of:=RAND()*5+1" office:value-type="float" office:value="5.52278872951865">
            <text:p>5.5227887295</text:p>
          </table:table-cell>
          <table:table-cell table:formula="of:=RAND()*5+1" office:value-type="float" office:value="3.26378102088347">
            <text:p>3.2637810209</text:p>
          </table:table-cell>
          <table:table-cell table:formula="of:=RAND()*5+1" office:value-type="float" office:value="5.44063742179424">
            <text:p>5.4406374218</text:p>
          </table:table-cell>
          <table:table-cell table:formula="of:=IF([.A99]/[.B99]&gt;=1.2;&quot;defender&quot;;IF([.C99]&gt;=[.D9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13035217532888">
            <text:p>1.1303521753</text:p>
          </table:table-cell>
          <table:table-cell table:formula="of:=RAND()*5+1" office:value-type="float" office:value="1.26130409212783">
            <text:p>1.2613040921</text:p>
          </table:table-cell>
          <table:table-cell table:formula="of:=RAND()*5+1" office:value-type="float" office:value="4.13168200431392">
            <text:p>4.1316820043</text:p>
          </table:table-cell>
          <table:table-cell table:formula="of:=RAND()*5+1" office:value-type="float" office:value="3.5398805225268">
            <text:p>3.5398805225</text:p>
          </table:table-cell>
          <table:table-cell table:formula="of:=IF([.A100]/[.B100]&gt;=1.2;&quot;defender&quot;;IF([.C100]&gt;=[.D10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7016190290451">
            <text:p>3.1701619029</text:p>
          </table:table-cell>
          <table:table-cell table:formula="of:=RAND()*5+1" office:value-type="float" office:value="2.14281868329272">
            <text:p>2.1428186833</text:p>
          </table:table-cell>
          <table:table-cell table:formula="of:=RAND()*5+1" office:value-type="float" office:value="3.75518272537738">
            <text:p>3.7551827254</text:p>
          </table:table-cell>
          <table:table-cell table:formula="of:=RAND()*5+1" office:value-type="float" office:value="5.14812210947275">
            <text:p>5.1481221095</text:p>
          </table:table-cell>
          <table:table-cell table:formula="of:=IF([.A101]/[.B101]&gt;=1.2;&quot;defender&quot;;IF([.C101]&gt;=[.D10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31711625261232">
            <text:p>2.3171162526</text:p>
          </table:table-cell>
          <table:table-cell table:formula="of:=RAND()*5+1" office:value-type="float" office:value="2.99542710790411">
            <text:p>2.9954271079</text:p>
          </table:table-cell>
          <table:table-cell table:formula="of:=RAND()*5+1" office:value-type="float" office:value="1.04324439680204">
            <text:p>1.0432443968</text:p>
          </table:table-cell>
          <table:table-cell table:formula="of:=RAND()*5+1" office:value-type="float" office:value="1.47513330355287">
            <text:p>1.4751333036</text:p>
          </table:table-cell>
          <table:table-cell table:formula="of:=IF([.A102]/[.B102]&gt;=1.2;&quot;defender&quot;;IF([.C102]&gt;=[.D10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6319237397984">
            <text:p>3.463192374</text:p>
          </table:table-cell>
          <table:table-cell table:formula="of:=RAND()*5+1" office:value-type="float" office:value="2.15999308880419">
            <text:p>2.1599930888</text:p>
          </table:table-cell>
          <table:table-cell table:formula="of:=RAND()*5+1" office:value-type="float" office:value="4.05354506475851">
            <text:p>4.0535450648</text:p>
          </table:table-cell>
          <table:table-cell table:formula="of:=RAND()*5+1" office:value-type="float" office:value="3.83167358255014">
            <text:p>3.8316735826</text:p>
          </table:table-cell>
          <table:table-cell table:formula="of:=IF([.A103]/[.B103]&gt;=1.2;&quot;defender&quot;;IF([.C103]&gt;=[.D10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83282012026757">
            <text:p>1.8328201203</text:p>
          </table:table-cell>
          <table:table-cell table:formula="of:=RAND()*5+1" office:value-type="float" office:value="4.94094477873296">
            <text:p>4.9409447787</text:p>
          </table:table-cell>
          <table:table-cell table:formula="of:=RAND()*5+1" office:value-type="float" office:value="2.24369197525084">
            <text:p>2.2436919753</text:p>
          </table:table-cell>
          <table:table-cell table:formula="of:=RAND()*5+1" office:value-type="float" office:value="5.48077231179923">
            <text:p>5.4807723118</text:p>
          </table:table-cell>
          <table:table-cell table:formula="of:=IF([.A104]/[.B104]&gt;=1.2;&quot;defender&quot;;IF([.C104]&gt;=[.D10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36900984868407">
            <text:p>4.3690098487</text:p>
          </table:table-cell>
          <table:table-cell table:formula="of:=RAND()*5+1" office:value-type="float" office:value="3.118966775015">
            <text:p>3.118966775</text:p>
          </table:table-cell>
          <table:table-cell table:formula="of:=RAND()*5+1" office:value-type="float" office:value="2.97511909529567">
            <text:p>2.9751190953</text:p>
          </table:table-cell>
          <table:table-cell table:formula="of:=RAND()*5+1" office:value-type="float" office:value="1.50284937489778">
            <text:p>1.5028493749</text:p>
          </table:table-cell>
          <table:table-cell table:formula="of:=IF([.A105]/[.B105]&gt;=1.2;&quot;defender&quot;;IF([.C105]&gt;=[.D10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4389601750299">
            <text:p>5.9438960175</text:p>
          </table:table-cell>
          <table:table-cell table:formula="of:=RAND()*5+1" office:value-type="float" office:value="3.1148209949024">
            <text:p>3.1148209949</text:p>
          </table:table-cell>
          <table:table-cell table:formula="of:=RAND()*5+1" office:value-type="float" office:value="4.7250324501656">
            <text:p>4.7250324502</text:p>
          </table:table-cell>
          <table:table-cell table:formula="of:=RAND()*5+1" office:value-type="float" office:value="2.0017220932059">
            <text:p>2.0017220932</text:p>
          </table:table-cell>
          <table:table-cell table:formula="of:=IF([.A106]/[.B106]&gt;=1.2;&quot;defender&quot;;IF([.C106]&gt;=[.D10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9940121229738">
            <text:p>1.994012123</text:p>
          </table:table-cell>
          <table:table-cell table:formula="of:=RAND()*5+1" office:value-type="float" office:value="5.03095711488277">
            <text:p>5.0309571149</text:p>
          </table:table-cell>
          <table:table-cell table:formula="of:=RAND()*5+1" office:value-type="float" office:value="4.94239848479629">
            <text:p>4.9423984848</text:p>
          </table:table-cell>
          <table:table-cell table:formula="of:=RAND()*5+1" office:value-type="float" office:value="5.43769556237385">
            <text:p>5.4376955624</text:p>
          </table:table-cell>
          <table:table-cell table:formula="of:=IF([.A107]/[.B107]&gt;=1.2;&quot;defender&quot;;IF([.C107]&gt;=[.D10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73640449438244">
            <text:p>1.7364044944</text:p>
          </table:table-cell>
          <table:table-cell table:formula="of:=RAND()*5+1" office:value-type="float" office:value="2.33403078885749">
            <text:p>2.3340307889</text:p>
          </table:table-cell>
          <table:table-cell table:formula="of:=RAND()*5+1" office:value-type="float" office:value="1.85681952070445">
            <text:p>1.8568195207</text:p>
          </table:table-cell>
          <table:table-cell table:formula="of:=RAND()*5+1" office:value-type="float" office:value="1.78540057176724">
            <text:p>1.7854005718</text:p>
          </table:table-cell>
          <table:table-cell table:formula="of:=IF([.A108]/[.B108]&gt;=1.2;&quot;defender&quot;;IF([.C108]&gt;=[.D10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22603799588978">
            <text:p>1.2260379959</text:p>
          </table:table-cell>
          <table:table-cell table:formula="of:=RAND()*5+1" office:value-type="float" office:value="3.14356786338612">
            <text:p>3.1435678634</text:p>
          </table:table-cell>
          <table:table-cell table:formula="of:=RAND()*5+1" office:value-type="float" office:value="3.40487195551395">
            <text:p>3.4048719555</text:p>
          </table:table-cell>
          <table:table-cell table:formula="of:=RAND()*5+1" office:value-type="float" office:value="4.12060054158792">
            <text:p>4.1206005416</text:p>
          </table:table-cell>
          <table:table-cell table:formula="of:=IF([.A109]/[.B109]&gt;=1.2;&quot;defender&quot;;IF([.C109]&gt;=[.D10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66048106411472">
            <text:p>1.6604810641</text:p>
          </table:table-cell>
          <table:table-cell table:formula="of:=RAND()*5+1" office:value-type="float" office:value="1.35639017121866">
            <text:p>1.3563901712</text:p>
          </table:table-cell>
          <table:table-cell table:formula="of:=RAND()*5+1" office:value-type="float" office:value="1.49221982946619">
            <text:p>1.4922198295</text:p>
          </table:table-cell>
          <table:table-cell table:formula="of:=RAND()*5+1" office:value-type="float" office:value="5.23529021674767">
            <text:p>5.2352902167</text:p>
          </table:table-cell>
          <table:table-cell table:formula="of:=IF([.A110]/[.B110]&gt;=1.2;&quot;defender&quot;;IF([.C110]&gt;=[.D11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9920885451138">
            <text:p>2.4992088545</text:p>
          </table:table-cell>
          <table:table-cell table:formula="of:=RAND()*5+1" office:value-type="float" office:value="1.53655396215618">
            <text:p>1.5365539622</text:p>
          </table:table-cell>
          <table:table-cell table:formula="of:=RAND()*5+1" office:value-type="float" office:value="5.3858640245162">
            <text:p>5.3858640245</text:p>
          </table:table-cell>
          <table:table-cell table:formula="of:=RAND()*5+1" office:value-type="float" office:value="1.82984367385507">
            <text:p>1.8298436739</text:p>
          </table:table-cell>
          <table:table-cell table:formula="of:=IF([.A111]/[.B111]&gt;=1.2;&quot;defender&quot;;IF([.C111]&gt;=[.D11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3198107006028">
            <text:p>3.5319810701</text:p>
          </table:table-cell>
          <table:table-cell table:formula="of:=RAND()*5+1" office:value-type="float" office:value="3.83064296701923">
            <text:p>3.830642967</text:p>
          </table:table-cell>
          <table:table-cell table:formula="of:=RAND()*5+1" office:value-type="float" office:value="4.3057762705721">
            <text:p>4.3057762706</text:p>
          </table:table-cell>
          <table:table-cell table:formula="of:=RAND()*5+1" office:value-type="float" office:value="3.8163251071237">
            <text:p>3.8163251071</text:p>
          </table:table-cell>
          <table:table-cell table:formula="of:=IF([.A112]/[.B112]&gt;=1.2;&quot;defender&quot;;IF([.C112]&gt;=[.D11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97631819592789">
            <text:p>4.9763181959</text:p>
          </table:table-cell>
          <table:table-cell table:formula="of:=RAND()*5+1" office:value-type="float" office:value="3.57522546686232">
            <text:p>3.5752254669</text:p>
          </table:table-cell>
          <table:table-cell table:formula="of:=RAND()*5+1" office:value-type="float" office:value="2.35877809720114">
            <text:p>2.3587780972</text:p>
          </table:table-cell>
          <table:table-cell table:formula="of:=RAND()*5+1" office:value-type="float" office:value="5.06326490920037">
            <text:p>5.0632649092</text:p>
          </table:table-cell>
          <table:table-cell table:formula="of:=IF([.A113]/[.B113]&gt;=1.2;&quot;defender&quot;;IF([.C113]&gt;=[.D11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51617024559528">
            <text:p>2.5161702456</text:p>
          </table:table-cell>
          <table:table-cell table:formula="of:=RAND()*5+1" office:value-type="float" office:value="1.76896864455193">
            <text:p>1.7689686446</text:p>
          </table:table-cell>
          <table:table-cell table:formula="of:=RAND()*5+1" office:value-type="float" office:value="1.55164930410683">
            <text:p>1.5516493041</text:p>
          </table:table-cell>
          <table:table-cell table:formula="of:=RAND()*5+1" office:value-type="float" office:value="2.86898152576759">
            <text:p>2.8689815258</text:p>
          </table:table-cell>
          <table:table-cell table:formula="of:=IF([.A114]/[.B114]&gt;=1.2;&quot;defender&quot;;IF([.C114]&gt;=[.D11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4974095635116">
            <text:p>1.2497409564</text:p>
          </table:table-cell>
          <table:table-cell table:formula="of:=RAND()*5+1" office:value-type="float" office:value="5.80913831619546">
            <text:p>5.8091383162</text:p>
          </table:table-cell>
          <table:table-cell table:formula="of:=RAND()*5+1" office:value-type="float" office:value="2.92810509121045">
            <text:p>2.9281050912</text:p>
          </table:table-cell>
          <table:table-cell table:formula="of:=RAND()*5+1" office:value-type="float" office:value="3.75986222084612">
            <text:p>3.7598622208</text:p>
          </table:table-cell>
          <table:table-cell table:formula="of:=IF([.A115]/[.B115]&gt;=1.2;&quot;defender&quot;;IF([.C115]&gt;=[.D11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87468321574852">
            <text:p>5.8746832157</text:p>
          </table:table-cell>
          <table:table-cell table:formula="of:=RAND()*5+1" office:value-type="float" office:value="4.61875080503523">
            <text:p>4.618750805</text:p>
          </table:table-cell>
          <table:table-cell table:formula="of:=RAND()*5+1" office:value-type="float" office:value="3.36418653279543">
            <text:p>3.3641865328</text:p>
          </table:table-cell>
          <table:table-cell table:formula="of:=RAND()*5+1" office:value-type="float" office:value="5.48185537010431">
            <text:p>5.4818553701</text:p>
          </table:table-cell>
          <table:table-cell table:formula="of:=IF([.A116]/[.B116]&gt;=1.2;&quot;defender&quot;;IF([.C116]&gt;=[.D11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49707919918">
            <text:p>3.6497079199</text:p>
          </table:table-cell>
          <table:table-cell table:formula="of:=RAND()*5+1" office:value-type="float" office:value="2.87200110871345">
            <text:p>2.8720011087</text:p>
          </table:table-cell>
          <table:table-cell table:formula="of:=RAND()*5+1" office:value-type="float" office:value="5.57058520521969">
            <text:p>5.5705852052</text:p>
          </table:table-cell>
          <table:table-cell table:formula="of:=RAND()*5+1" office:value-type="float" office:value="3.31683738064021">
            <text:p>3.3168373806</text:p>
          </table:table-cell>
          <table:table-cell table:formula="of:=IF([.A117]/[.B117]&gt;=1.2;&quot;defender&quot;;IF([.C117]&gt;=[.D11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30969667108729">
            <text:p>2.3096966711</text:p>
          </table:table-cell>
          <table:table-cell table:formula="of:=RAND()*5+1" office:value-type="float" office:value="1.86869533872232">
            <text:p>1.8686953387</text:p>
          </table:table-cell>
          <table:table-cell table:formula="of:=RAND()*5+1" office:value-type="float" office:value="4.93234330462292">
            <text:p>4.9323433046</text:p>
          </table:table-cell>
          <table:table-cell table:formula="of:=RAND()*5+1" office:value-type="float" office:value="1.66735222935677">
            <text:p>1.6673522294</text:p>
          </table:table-cell>
          <table:table-cell table:formula="of:=IF([.A118]/[.B118]&gt;=1.2;&quot;defender&quot;;IF([.C118]&gt;=[.D11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0272612990811">
            <text:p>3.2027261299</text:p>
          </table:table-cell>
          <table:table-cell table:formula="of:=RAND()*5+1" office:value-type="float" office:value="2.59210640704259">
            <text:p>2.592106407</text:p>
          </table:table-cell>
          <table:table-cell table:formula="of:=RAND()*5+1" office:value-type="float" office:value="5.7002861276269">
            <text:p>5.7002861276</text:p>
          </table:table-cell>
          <table:table-cell table:formula="of:=RAND()*5+1" office:value-type="float" office:value="2.28975186031312">
            <text:p>2.2897518603</text:p>
          </table:table-cell>
          <table:table-cell table:formula="of:=IF([.A119]/[.B119]&gt;=1.2;&quot;defender&quot;;IF([.C119]&gt;=[.D11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37750697880983">
            <text:p>3.3775069788</text:p>
          </table:table-cell>
          <table:table-cell table:formula="of:=RAND()*5+1" office:value-type="float" office:value="3.04610116546974">
            <text:p>3.0461011655</text:p>
          </table:table-cell>
          <table:table-cell table:formula="of:=RAND()*5+1" office:value-type="float" office:value="5.18966902885586">
            <text:p>5.1896690289</text:p>
          </table:table-cell>
          <table:table-cell table:formula="of:=RAND()*5+1" office:value-type="float" office:value="4.05954565061256">
            <text:p>4.0595456506</text:p>
          </table:table-cell>
          <table:table-cell table:formula="of:=IF([.A120]/[.B120]&gt;=1.2;&quot;defender&quot;;IF([.C120]&gt;=[.D12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18014619220048">
            <text:p>2.1801461922</text:p>
          </table:table-cell>
          <table:table-cell table:formula="of:=RAND()*5+1" office:value-type="float" office:value="3.60354497469962">
            <text:p>3.6035449747</text:p>
          </table:table-cell>
          <table:table-cell table:formula="of:=RAND()*5+1" office:value-type="float" office:value="3.95993514591828">
            <text:p>3.9599351459</text:p>
          </table:table-cell>
          <table:table-cell table:formula="of:=RAND()*5+1" office:value-type="float" office:value="2.59454098669812">
            <text:p>2.5945409867</text:p>
          </table:table-cell>
          <table:table-cell table:formula="of:=IF([.A121]/[.B121]&gt;=1.2;&quot;defender&quot;;IF([.C121]&gt;=[.D12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310949488543">
            <text:p>3.1310949489</text:p>
          </table:table-cell>
          <table:table-cell table:formula="of:=RAND()*5+1" office:value-type="float" office:value="2.8406272563152">
            <text:p>2.8406272563</text:p>
          </table:table-cell>
          <table:table-cell table:formula="of:=RAND()*5+1" office:value-type="float" office:value="5.67127022333443">
            <text:p>5.6712702233</text:p>
          </table:table-cell>
          <table:table-cell table:formula="of:=RAND()*5+1" office:value-type="float" office:value="5.45914400042966">
            <text:p>5.4591440004</text:p>
          </table:table-cell>
          <table:table-cell table:formula="of:=IF([.A122]/[.B122]&gt;=1.2;&quot;defender&quot;;IF([.C122]&gt;=[.D12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7546910988167">
            <text:p>3.2754691099</text:p>
          </table:table-cell>
          <table:table-cell table:formula="of:=RAND()*5+1" office:value-type="float" office:value="5.66307601891458">
            <text:p>5.6630760189</text:p>
          </table:table-cell>
          <table:table-cell table:formula="of:=RAND()*5+1" office:value-type="float" office:value="3.2383014857769">
            <text:p>3.2383014858</text:p>
          </table:table-cell>
          <table:table-cell table:formula="of:=RAND()*5+1" office:value-type="float" office:value="3.97704649390653">
            <text:p>3.9770464939</text:p>
          </table:table-cell>
          <table:table-cell table:formula="of:=IF([.A123]/[.B123]&gt;=1.2;&quot;defender&quot;;IF([.C123]&gt;=[.D12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4601514078677">
            <text:p>4.7460151408</text:p>
          </table:table-cell>
          <table:table-cell table:formula="of:=RAND()*5+1" office:value-type="float" office:value="2.25178730580956">
            <text:p>2.2517873058</text:p>
          </table:table-cell>
          <table:table-cell table:formula="of:=RAND()*5+1" office:value-type="float" office:value="5.40427279332653">
            <text:p>5.4042727933</text:p>
          </table:table-cell>
          <table:table-cell table:formula="of:=RAND()*5+1" office:value-type="float" office:value="5.53674627700821">
            <text:p>5.536746277</text:p>
          </table:table-cell>
          <table:table-cell table:formula="of:=IF([.A124]/[.B124]&gt;=1.2;&quot;defender&quot;;IF([.C124]&gt;=[.D12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06092562433332">
            <text:p>2.0609256243</text:p>
          </table:table-cell>
          <table:table-cell table:formula="of:=RAND()*5+1" office:value-type="float" office:value="4.75447173137218">
            <text:p>4.7544717314</text:p>
          </table:table-cell>
          <table:table-cell table:formula="of:=RAND()*5+1" office:value-type="float" office:value="2.51433395221829">
            <text:p>2.5143339522</text:p>
          </table:table-cell>
          <table:table-cell table:formula="of:=RAND()*5+1" office:value-type="float" office:value="4.99575609713793">
            <text:p>4.9957560971</text:p>
          </table:table-cell>
          <table:table-cell table:formula="of:=IF([.A125]/[.B125]&gt;=1.2;&quot;defender&quot;;IF([.C125]&gt;=[.D12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61450690450147">
            <text:p>3.6145069045</text:p>
          </table:table-cell>
          <table:table-cell table:formula="of:=RAND()*5+1" office:value-type="float" office:value="3.98903071554378">
            <text:p>3.9890307155</text:p>
          </table:table-cell>
          <table:table-cell table:formula="of:=RAND()*5+1" office:value-type="float" office:value="5.86103182658553">
            <text:p>5.8610318266</text:p>
          </table:table-cell>
          <table:table-cell table:formula="of:=RAND()*5+1" office:value-type="float" office:value="2.38901716796681">
            <text:p>2.389017168</text:p>
          </table:table-cell>
          <table:table-cell table:formula="of:=IF([.A126]/[.B126]&gt;=1.2;&quot;defender&quot;;IF([.C126]&gt;=[.D12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5771250901744">
            <text:p>3.257712509</text:p>
          </table:table-cell>
          <table:table-cell table:formula="of:=RAND()*5+1" office:value-type="float" office:value="1.26421482441947">
            <text:p>1.2642148244</text:p>
          </table:table-cell>
          <table:table-cell table:formula="of:=RAND()*5+1" office:value-type="float" office:value="3.91649712715298">
            <text:p>3.9164971272</text:p>
          </table:table-cell>
          <table:table-cell table:formula="of:=RAND()*5+1" office:value-type="float" office:value="2.38783911941573">
            <text:p>2.3878391194</text:p>
          </table:table-cell>
          <table:table-cell table:formula="of:=IF([.A127]/[.B127]&gt;=1.2;&quot;defender&quot;;IF([.C127]&gt;=[.D12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5632123146206">
            <text:p>2.8563212315</text:p>
          </table:table-cell>
          <table:table-cell table:formula="of:=RAND()*5+1" office:value-type="float" office:value="2.17072849767283">
            <text:p>2.1707284977</text:p>
          </table:table-cell>
          <table:table-cell table:formula="of:=RAND()*5+1" office:value-type="float" office:value="5.52983434777707">
            <text:p>5.5298343478</text:p>
          </table:table-cell>
          <table:table-cell table:formula="of:=RAND()*5+1" office:value-type="float" office:value="2.50186693528667">
            <text:p>2.5018669353</text:p>
          </table:table-cell>
          <table:table-cell table:formula="of:=IF([.A128]/[.B128]&gt;=1.2;&quot;defender&quot;;IF([.C128]&gt;=[.D1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1682966547087">
            <text:p>4.2168296655</text:p>
          </table:table-cell>
          <table:table-cell table:formula="of:=RAND()*5+1" office:value-type="float" office:value="5.46043863892555">
            <text:p>5.4604386389</text:p>
          </table:table-cell>
          <table:table-cell table:formula="of:=RAND()*5+1" office:value-type="float" office:value="3.51998428953812">
            <text:p>3.5199842895</text:p>
          </table:table-cell>
          <table:table-cell table:formula="of:=RAND()*5+1" office:value-type="float" office:value="5.2338282126002">
            <text:p>5.2338282126</text:p>
          </table:table-cell>
          <table:table-cell table:formula="of:=IF([.A129]/[.B129]&gt;=1.2;&quot;defender&quot;;IF([.C129]&gt;=[.D12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83737318729982">
            <text:p>2.8373731873</text:p>
          </table:table-cell>
          <table:table-cell table:formula="of:=RAND()*5+1" office:value-type="float" office:value="3.40649869432673">
            <text:p>3.4064986943</text:p>
          </table:table-cell>
          <table:table-cell table:formula="of:=RAND()*5+1" office:value-type="float" office:value="5.00103968102485">
            <text:p>5.001039681</text:p>
          </table:table-cell>
          <table:table-cell table:formula="of:=RAND()*5+1" office:value-type="float" office:value="4.7001304817386">
            <text:p>4.7001304817</text:p>
          </table:table-cell>
          <table:table-cell table:formula="of:=IF([.A130]/[.B130]&gt;=1.2;&quot;defender&quot;;IF([.C130]&gt;=[.D13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407577380538">
            <text:p>1.5407577381</text:p>
          </table:table-cell>
          <table:table-cell table:formula="of:=RAND()*5+1" office:value-type="float" office:value="5.7973083355464">
            <text:p>5.7973083355</text:p>
          </table:table-cell>
          <table:table-cell table:formula="of:=RAND()*5+1" office:value-type="float" office:value="5.25645233597606">
            <text:p>5.256452336</text:p>
          </table:table-cell>
          <table:table-cell table:formula="of:=RAND()*5+1" office:value-type="float" office:value="2.13213462987915">
            <text:p>2.1321346299</text:p>
          </table:table-cell>
          <table:table-cell table:formula="of:=IF([.A131]/[.B131]&gt;=1.2;&quot;defender&quot;;IF([.C131]&gt;=[.D13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9521064879373">
            <text:p>1.7952106488</text:p>
          </table:table-cell>
          <table:table-cell table:formula="of:=RAND()*5+1" office:value-type="float" office:value="1.21202796138823">
            <text:p>1.2120279614</text:p>
          </table:table-cell>
          <table:table-cell table:formula="of:=RAND()*5+1" office:value-type="float" office:value="4.2187474379316">
            <text:p>4.2187474379</text:p>
          </table:table-cell>
          <table:table-cell table:formula="of:=RAND()*5+1" office:value-type="float" office:value="3.28501707315445">
            <text:p>3.2850170732</text:p>
          </table:table-cell>
          <table:table-cell table:formula="of:=IF([.A132]/[.B132]&gt;=1.2;&quot;defender&quot;;IF([.C132]&gt;=[.D13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8907445529476">
            <text:p>4.1890744553</text:p>
          </table:table-cell>
          <table:table-cell table:formula="of:=RAND()*5+1" office:value-type="float" office:value="2.53192144585773">
            <text:p>2.5319214459</text:p>
          </table:table-cell>
          <table:table-cell table:formula="of:=RAND()*5+1" office:value-type="float" office:value="1.64998904475942">
            <text:p>1.6499890448</text:p>
          </table:table-cell>
          <table:table-cell table:formula="of:=RAND()*5+1" office:value-type="float" office:value="2.27229250501841">
            <text:p>2.272292505</text:p>
          </table:table-cell>
          <table:table-cell table:formula="of:=IF([.A133]/[.B133]&gt;=1.2;&quot;defender&quot;;IF([.C133]&gt;=[.D13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7837087539956">
            <text:p>3.783708754</text:p>
          </table:table-cell>
          <table:table-cell table:formula="of:=RAND()*5+1" office:value-type="float" office:value="4.03351213457063">
            <text:p>4.0335121346</text:p>
          </table:table-cell>
          <table:table-cell table:formula="of:=RAND()*5+1" office:value-type="float" office:value="2.78798386594281">
            <text:p>2.7879838659</text:p>
          </table:table-cell>
          <table:table-cell table:formula="of:=RAND()*5+1" office:value-type="float" office:value="2.93508959608153">
            <text:p>2.9350895961</text:p>
          </table:table-cell>
          <table:table-cell table:formula="of:=IF([.A134]/[.B134]&gt;=1.2;&quot;defender&quot;;IF([.C134]&gt;=[.D13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3084569554776">
            <text:p>1.9308456955</text:p>
          </table:table-cell>
          <table:table-cell table:formula="of:=RAND()*5+1" office:value-type="float" office:value="4.84463437832892">
            <text:p>4.8446343783</text:p>
          </table:table-cell>
          <table:table-cell table:formula="of:=RAND()*5+1" office:value-type="float" office:value="2.8336650938727">
            <text:p>2.8336650939</text:p>
          </table:table-cell>
          <table:table-cell table:formula="of:=RAND()*5+1" office:value-type="float" office:value="4.3023178181611">
            <text:p>4.3023178182</text:p>
          </table:table-cell>
          <table:table-cell table:formula="of:=IF([.A135]/[.B135]&gt;=1.2;&quot;defender&quot;;IF([.C135]&gt;=[.D1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69133498845622">
            <text:p>5.6913349885</text:p>
          </table:table-cell>
          <table:table-cell table:formula="of:=RAND()*5+1" office:value-type="float" office:value="4.54535260004923">
            <text:p>4.5453526</text:p>
          </table:table-cell>
          <table:table-cell table:formula="of:=RAND()*5+1" office:value-type="float" office:value="1.11669065570459">
            <text:p>1.1166906557</text:p>
          </table:table-cell>
          <table:table-cell table:formula="of:=RAND()*5+1" office:value-type="float" office:value="3.6251081423834">
            <text:p>3.6251081424</text:p>
          </table:table-cell>
          <table:table-cell table:formula="of:=IF([.A136]/[.B136]&gt;=1.2;&quot;defender&quot;;IF([.C136]&gt;=[.D13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095674244687">
            <text:p>4.8095674245</text:p>
          </table:table-cell>
          <table:table-cell table:formula="of:=RAND()*5+1" office:value-type="float" office:value="2.69469692045823">
            <text:p>2.6946969205</text:p>
          </table:table-cell>
          <table:table-cell table:formula="of:=RAND()*5+1" office:value-type="float" office:value="2.77514187991619">
            <text:p>2.7751418799</text:p>
          </table:table-cell>
          <table:table-cell table:formula="of:=RAND()*5+1" office:value-type="float" office:value="4.84172310819849">
            <text:p>4.8417231082</text:p>
          </table:table-cell>
          <table:table-cell table:formula="of:=IF([.A137]/[.B137]&gt;=1.2;&quot;defender&quot;;IF([.C137]&gt;=[.D13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86542542045936">
            <text:p>3.8654254205</text:p>
          </table:table-cell>
          <table:table-cell table:formula="of:=RAND()*5+1" office:value-type="float" office:value="2.94904749747366">
            <text:p>2.9490474975</text:p>
          </table:table-cell>
          <table:table-cell table:formula="of:=RAND()*5+1" office:value-type="float" office:value="4.6268302355893">
            <text:p>4.6268302356</text:p>
          </table:table-cell>
          <table:table-cell table:formula="of:=RAND()*5+1" office:value-type="float" office:value="3.26736170938238">
            <text:p>3.2673617094</text:p>
          </table:table-cell>
          <table:table-cell table:formula="of:=IF([.A138]/[.B138]&gt;=1.2;&quot;defender&quot;;IF([.C138]&gt;=[.D13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0948613639921">
            <text:p>2.4094861364</text:p>
          </table:table-cell>
          <table:table-cell table:formula="of:=RAND()*5+1" office:value-type="float" office:value="1.66588865825906">
            <text:p>1.6658886583</text:p>
          </table:table-cell>
          <table:table-cell table:formula="of:=RAND()*5+1" office:value-type="float" office:value="4.07701332494617">
            <text:p>4.0770133249</text:p>
          </table:table-cell>
          <table:table-cell table:formula="of:=RAND()*5+1" office:value-type="float" office:value="4.01269426010549">
            <text:p>4.0126942601</text:p>
          </table:table-cell>
          <table:table-cell table:formula="of:=IF([.A139]/[.B139]&gt;=1.2;&quot;defender&quot;;IF([.C139]&gt;=[.D13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89971687085927">
            <text:p>5.8997168709</text:p>
          </table:table-cell>
          <table:table-cell table:formula="of:=RAND()*5+1" office:value-type="float" office:value="2.08225508593023">
            <text:p>2.0822550859</text:p>
          </table:table-cell>
          <table:table-cell table:formula="of:=RAND()*5+1" office:value-type="float" office:value="4.09720538323745">
            <text:p>4.0972053832</text:p>
          </table:table-cell>
          <table:table-cell table:formula="of:=RAND()*5+1" office:value-type="float" office:value="5.43579142447561">
            <text:p>5.4357914245</text:p>
          </table:table-cell>
          <table:table-cell table:formula="of:=IF([.A140]/[.B140]&gt;=1.2;&quot;defender&quot;;IF([.C140]&gt;=[.D14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8875378025696">
            <text:p>4.4887537803</text:p>
          </table:table-cell>
          <table:table-cell table:formula="of:=RAND()*5+1" office:value-type="float" office:value="4.92947042593733">
            <text:p>4.9294704259</text:p>
          </table:table-cell>
          <table:table-cell table:formula="of:=RAND()*5+1" office:value-type="float" office:value="3.62960090767592">
            <text:p>3.6296009077</text:p>
          </table:table-cell>
          <table:table-cell table:formula="of:=RAND()*5+1" office:value-type="float" office:value="2.73709005815908">
            <text:p>2.7370900582</text:p>
          </table:table-cell>
          <table:table-cell table:formula="of:=IF([.A141]/[.B141]&gt;=1.2;&quot;defender&quot;;IF([.C141]&gt;=[.D14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3439839370549">
            <text:p>2.5343983937</text:p>
          </table:table-cell>
          <table:table-cell table:formula="of:=RAND()*5+1" office:value-type="float" office:value="3.48979346361011">
            <text:p>3.4897934636</text:p>
          </table:table-cell>
          <table:table-cell table:formula="of:=RAND()*5+1" office:value-type="float" office:value="4.62192809348926">
            <text:p>4.6219280935</text:p>
          </table:table-cell>
          <table:table-cell table:formula="of:=RAND()*5+1" office:value-type="float" office:value="4.17035864572972">
            <text:p>4.1703586457</text:p>
          </table:table-cell>
          <table:table-cell table:formula="of:=IF([.A142]/[.B142]&gt;=1.2;&quot;defender&quot;;IF([.C142]&gt;=[.D14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8238660711795">
            <text:p>4.3823866071</text:p>
          </table:table-cell>
          <table:table-cell table:formula="of:=RAND()*5+1" office:value-type="float" office:value="1.79085073200986">
            <text:p>1.790850732</text:p>
          </table:table-cell>
          <table:table-cell table:formula="of:=RAND()*5+1" office:value-type="float" office:value="3.07595916930586">
            <text:p>3.0759591693</text:p>
          </table:table-cell>
          <table:table-cell table:formula="of:=RAND()*5+1" office:value-type="float" office:value="4.64885468734428">
            <text:p>4.6488546873</text:p>
          </table:table-cell>
          <table:table-cell table:formula="of:=IF([.A143]/[.B143]&gt;=1.2;&quot;defender&quot;;IF([.C143]&gt;=[.D14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32277217786759">
            <text:p>3.3227721779</text:p>
          </table:table-cell>
          <table:table-cell table:formula="of:=RAND()*5+1" office:value-type="float" office:value="5.41713874461129">
            <text:p>5.4171387446</text:p>
          </table:table-cell>
          <table:table-cell table:formula="of:=RAND()*5+1" office:value-type="float" office:value="3.45065087918192">
            <text:p>3.4506508792</text:p>
          </table:table-cell>
          <table:table-cell table:formula="of:=RAND()*5+1" office:value-type="float" office:value="2.57146106241271">
            <text:p>2.5714610624</text:p>
          </table:table-cell>
          <table:table-cell table:formula="of:=IF([.A144]/[.B144]&gt;=1.2;&quot;defender&quot;;IF([.C144]&gt;=[.D14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50655066082254">
            <text:p>4.5065506608</text:p>
          </table:table-cell>
          <table:table-cell table:formula="of:=RAND()*5+1" office:value-type="float" office:value="1.10648093186319">
            <text:p>1.1064809319</text:p>
          </table:table-cell>
          <table:table-cell table:formula="of:=RAND()*5+1" office:value-type="float" office:value="2.3047729502432">
            <text:p>2.3047729502</text:p>
          </table:table-cell>
          <table:table-cell table:formula="of:=RAND()*5+1" office:value-type="float" office:value="5.44014570210129">
            <text:p>5.4401457021</text:p>
          </table:table-cell>
          <table:table-cell table:formula="of:=IF([.A145]/[.B145]&gt;=1.2;&quot;defender&quot;;IF([.C145]&gt;=[.D14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95111531019211">
            <text:p>4.9511153102</text:p>
          </table:table-cell>
          <table:table-cell table:formula="of:=RAND()*5+1" office:value-type="float" office:value="5.23863474745303">
            <text:p>5.2386347475</text:p>
          </table:table-cell>
          <table:table-cell table:formula="of:=RAND()*5+1" office:value-type="float" office:value="3.54095256561413">
            <text:p>3.5409525656</text:p>
          </table:table-cell>
          <table:table-cell table:formula="of:=RAND()*5+1" office:value-type="float" office:value="5.4373963563703">
            <text:p>5.4373963564</text:p>
          </table:table-cell>
          <table:table-cell table:formula="of:=IF([.A146]/[.B146]&gt;=1.2;&quot;defender&quot;;IF([.C146]&gt;=[.D14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8274895641953">
            <text:p>3.9827489564</text:p>
          </table:table-cell>
          <table:table-cell table:formula="of:=RAND()*5+1" office:value-type="float" office:value="1.78478040639311">
            <text:p>1.7847804064</text:p>
          </table:table-cell>
          <table:table-cell table:formula="of:=RAND()*5+1" office:value-type="float" office:value="4.1307100574486">
            <text:p>4.1307100574</text:p>
          </table:table-cell>
          <table:table-cell table:formula="of:=RAND()*5+1" office:value-type="float" office:value="1.8753581577912">
            <text:p>1.8753581578</text:p>
          </table:table-cell>
          <table:table-cell table:formula="of:=IF([.A147]/[.B147]&gt;=1.2;&quot;defender&quot;;IF([.C147]&gt;=[.D14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47947732685134">
            <text:p>3.4794773269</text:p>
          </table:table-cell>
          <table:table-cell table:formula="of:=RAND()*5+1" office:value-type="float" office:value="3.23228755407035">
            <text:p>3.2322875541</text:p>
          </table:table-cell>
          <table:table-cell table:formula="of:=RAND()*5+1" office:value-type="float" office:value="5.18133505154401">
            <text:p>5.1813350515</text:p>
          </table:table-cell>
          <table:table-cell table:formula="of:=RAND()*5+1" office:value-type="float" office:value="2.79231638088822">
            <text:p>2.7923163809</text:p>
          </table:table-cell>
          <table:table-cell table:formula="of:=IF([.A148]/[.B148]&gt;=1.2;&quot;defender&quot;;IF([.C148]&gt;=[.D14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45820503914729">
            <text:p>3.4582050391</text:p>
          </table:table-cell>
          <table:table-cell table:formula="of:=RAND()*5+1" office:value-type="float" office:value="1.3449027473107">
            <text:p>1.3449027473</text:p>
          </table:table-cell>
          <table:table-cell table:formula="of:=RAND()*5+1" office:value-type="float" office:value="2.7569830827415">
            <text:p>2.7569830827</text:p>
          </table:table-cell>
          <table:table-cell table:formula="of:=RAND()*5+1" office:value-type="float" office:value="3.06305336207151">
            <text:p>3.0630533621</text:p>
          </table:table-cell>
          <table:table-cell table:formula="of:=IF([.A149]/[.B149]&gt;=1.2;&quot;defender&quot;;IF([.C149]&gt;=[.D14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2715783324093">
            <text:p>2.4271578332</text:p>
          </table:table-cell>
          <table:table-cell table:formula="of:=RAND()*5+1" office:value-type="float" office:value="1.59082118794322">
            <text:p>1.5908211879</text:p>
          </table:table-cell>
          <table:table-cell table:formula="of:=RAND()*5+1" office:value-type="float" office:value="2.54271038714796">
            <text:p>2.5427103871</text:p>
          </table:table-cell>
          <table:table-cell table:formula="of:=RAND()*5+1" office:value-type="float" office:value="2.4572692126967">
            <text:p>2.4572692127</text:p>
          </table:table-cell>
          <table:table-cell table:formula="of:=IF([.A150]/[.B150]&gt;=1.2;&quot;defender&quot;;IF([.C150]&gt;=[.D15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2029161388055">
            <text:p>5.5202916139</text:p>
          </table:table-cell>
          <table:table-cell table:formula="of:=RAND()*5+1" office:value-type="float" office:value="3.35792191000655">
            <text:p>3.35792191</text:p>
          </table:table-cell>
          <table:table-cell table:formula="of:=RAND()*5+1" office:value-type="float" office:value="4.35280522238463">
            <text:p>4.3528052224</text:p>
          </table:table-cell>
          <table:table-cell table:formula="of:=RAND()*5+1" office:value-type="float" office:value="1.94698318047449">
            <text:p>1.9469831805</text:p>
          </table:table-cell>
          <table:table-cell table:formula="of:=IF([.A151]/[.B151]&gt;=1.2;&quot;defender&quot;;IF([.C151]&gt;=[.D15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09501197049394">
            <text:p>5.0950119705</text:p>
          </table:table-cell>
          <table:table-cell table:formula="of:=RAND()*5+1" office:value-type="float" office:value="5.91591161582619">
            <text:p>5.9159116158</text:p>
          </table:table-cell>
          <table:table-cell table:formula="of:=RAND()*5+1" office:value-type="float" office:value="3.4057050794363">
            <text:p>3.4057050794</text:p>
          </table:table-cell>
          <table:table-cell table:formula="of:=RAND()*5+1" office:value-type="float" office:value="3.14989252155647">
            <text:p>3.1498925216</text:p>
          </table:table-cell>
          <table:table-cell table:formula="of:=IF([.A152]/[.B152]&gt;=1.2;&quot;defender&quot;;IF([.C152]&gt;=[.D15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32025116728619">
            <text:p>1.3202511673</text:p>
          </table:table-cell>
          <table:table-cell table:formula="of:=RAND()*5+1" office:value-type="float" office:value="1.62941036419943">
            <text:p>1.6294103642</text:p>
          </table:table-cell>
          <table:table-cell table:formula="of:=RAND()*5+1" office:value-type="float" office:value="2.42026109620929">
            <text:p>2.4202610962</text:p>
          </table:table-cell>
          <table:table-cell table:formula="of:=RAND()*5+1" office:value-type="float" office:value="2.02763317292556">
            <text:p>2.0276331729</text:p>
          </table:table-cell>
          <table:table-cell table:formula="of:=IF([.A153]/[.B153]&gt;=1.2;&quot;defender&quot;;IF([.C153]&gt;=[.D15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44477191753685">
            <text:p>1.4447719175</text:p>
          </table:table-cell>
          <table:table-cell table:formula="of:=RAND()*5+1" office:value-type="float" office:value="4.70263777440414">
            <text:p>4.7026377744</text:p>
          </table:table-cell>
          <table:table-cell table:formula="of:=RAND()*5+1" office:value-type="float" office:value="1.27409883914515">
            <text:p>1.2740988391</text:p>
          </table:table-cell>
          <table:table-cell table:formula="of:=RAND()*5+1" office:value-type="float" office:value="4.74303327640519">
            <text:p>4.7430332764</text:p>
          </table:table-cell>
          <table:table-cell table:formula="of:=IF([.A154]/[.B154]&gt;=1.2;&quot;defender&quot;;IF([.C154]&gt;=[.D15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4951420826837">
            <text:p>4.8495142083</text:p>
          </table:table-cell>
          <table:table-cell table:formula="of:=RAND()*5+1" office:value-type="float" office:value="3.89542279904708">
            <text:p>3.895422799</text:p>
          </table:table-cell>
          <table:table-cell table:formula="of:=RAND()*5+1" office:value-type="float" office:value="1.99401548970491">
            <text:p>1.9940154897</text:p>
          </table:table-cell>
          <table:table-cell table:formula="of:=RAND()*5+1" office:value-type="float" office:value="2.26930234953761">
            <text:p>2.2693023495</text:p>
          </table:table-cell>
          <table:table-cell table:formula="of:=IF([.A155]/[.B155]&gt;=1.2;&quot;defender&quot;;IF([.C155]&gt;=[.D15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3405754650012">
            <text:p>3.1340575465</text:p>
          </table:table-cell>
          <table:table-cell table:formula="of:=RAND()*5+1" office:value-type="float" office:value="4.78064949996769">
            <text:p>4.7806495</text:p>
          </table:table-cell>
          <table:table-cell table:formula="of:=RAND()*5+1" office:value-type="float" office:value="4.21804585633799">
            <text:p>4.2180458563</text:p>
          </table:table-cell>
          <table:table-cell table:formula="of:=RAND()*5+1" office:value-type="float" office:value="3.80062952078879">
            <text:p>3.8006295208</text:p>
          </table:table-cell>
          <table:table-cell table:formula="of:=IF([.A156]/[.B156]&gt;=1.2;&quot;defender&quot;;IF([.C156]&gt;=[.D1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5854099271819">
            <text:p>4.5854099272</text:p>
          </table:table-cell>
          <table:table-cell table:formula="of:=RAND()*5+1" office:value-type="float" office:value="5.67501011211425">
            <text:p>5.6750101121</text:p>
          </table:table-cell>
          <table:table-cell table:formula="of:=RAND()*5+1" office:value-type="float" office:value="2.90729766851291">
            <text:p>2.9072976685</text:p>
          </table:table-cell>
          <table:table-cell table:formula="of:=RAND()*5+1" office:value-type="float" office:value="2.20079481275752">
            <text:p>2.2007948128</text:p>
          </table:table-cell>
          <table:table-cell table:formula="of:=IF([.A157]/[.B157]&gt;=1.2;&quot;defender&quot;;IF([.C157]&gt;=[.D15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99311119364575">
            <text:p>3.9931111936</text:p>
          </table:table-cell>
          <table:table-cell table:formula="of:=RAND()*5+1" office:value-type="float" office:value="2.06488725403324">
            <text:p>2.064887254</text:p>
          </table:table-cell>
          <table:table-cell table:formula="of:=RAND()*5+1" office:value-type="float" office:value="3.33482229989022">
            <text:p>3.3348222999</text:p>
          </table:table-cell>
          <table:table-cell table:formula="of:=RAND()*5+1" office:value-type="float" office:value="1.52384983748198">
            <text:p>1.5238498375</text:p>
          </table:table-cell>
          <table:table-cell table:formula="of:=IF([.A158]/[.B158]&gt;=1.2;&quot;defender&quot;;IF([.C158]&gt;=[.D15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0979000367224">
            <text:p>2.4097900037</text:p>
          </table:table-cell>
          <table:table-cell table:formula="of:=RAND()*5+1" office:value-type="float" office:value="2.08863272005692">
            <text:p>2.0886327201</text:p>
          </table:table-cell>
          <table:table-cell table:formula="of:=RAND()*5+1" office:value-type="float" office:value="2.67945391032845">
            <text:p>2.6794539103</text:p>
          </table:table-cell>
          <table:table-cell table:formula="of:=RAND()*5+1" office:value-type="float" office:value="1.45131623512134">
            <text:p>1.4513162351</text:p>
          </table:table-cell>
          <table:table-cell table:formula="of:=IF([.A159]/[.B159]&gt;=1.2;&quot;defender&quot;;IF([.C159]&gt;=[.D15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0923814512789">
            <text:p>3.8092381451</text:p>
          </table:table-cell>
          <table:table-cell table:formula="of:=RAND()*5+1" office:value-type="float" office:value="3.83694783691317">
            <text:p>3.8369478369</text:p>
          </table:table-cell>
          <table:table-cell table:formula="of:=RAND()*5+1" office:value-type="float" office:value="3.75285945273936">
            <text:p>3.7528594527</text:p>
          </table:table-cell>
          <table:table-cell table:formula="of:=RAND()*5+1" office:value-type="float" office:value="2.19974552420899">
            <text:p>2.1997455242</text:p>
          </table:table-cell>
          <table:table-cell table:formula="of:=IF([.A160]/[.B160]&gt;=1.2;&quot;defender&quot;;IF([.C160]&gt;=[.D16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4963804809377">
            <text:p>4.3496380481</text:p>
          </table:table-cell>
          <table:table-cell table:formula="of:=RAND()*5+1" office:value-type="float" office:value="2.90425011562183">
            <text:p>2.9042501156</text:p>
          </table:table-cell>
          <table:table-cell table:formula="of:=RAND()*5+1" office:value-type="float" office:value="3.77116928482428">
            <text:p>3.7711692848</text:p>
          </table:table-cell>
          <table:table-cell table:formula="of:=RAND()*5+1" office:value-type="float" office:value="1.55356974015012">
            <text:p>1.5535697402</text:p>
          </table:table-cell>
          <table:table-cell table:formula="of:=IF([.A161]/[.B161]&gt;=1.2;&quot;defender&quot;;IF([.C161]&gt;=[.D16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3366048214957">
            <text:p>3.5336604821</text:p>
          </table:table-cell>
          <table:table-cell table:formula="of:=RAND()*5+1" office:value-type="float" office:value="1.15856453217566">
            <text:p>1.1585645322</text:p>
          </table:table-cell>
          <table:table-cell table:formula="of:=RAND()*5+1" office:value-type="float" office:value="3.80886691296473">
            <text:p>3.808866913</text:p>
          </table:table-cell>
          <table:table-cell table:formula="of:=RAND()*5+1" office:value-type="float" office:value="4.42115833191201">
            <text:p>4.4211583319</text:p>
          </table:table-cell>
          <table:table-cell table:formula="of:=IF([.A162]/[.B162]&gt;=1.2;&quot;defender&quot;;IF([.C162]&gt;=[.D16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18619770742953">
            <text:p>2.1861977074</text:p>
          </table:table-cell>
          <table:table-cell table:formula="of:=RAND()*5+1" office:value-type="float" office:value="4.66988921537995">
            <text:p>4.6698892154</text:p>
          </table:table-cell>
          <table:table-cell table:formula="of:=RAND()*5+1" office:value-type="float" office:value="3.3725269921124">
            <text:p>3.3725269921</text:p>
          </table:table-cell>
          <table:table-cell table:formula="of:=RAND()*5+1" office:value-type="float" office:value="4.95392157835886">
            <text:p>4.9539215784</text:p>
          </table:table-cell>
          <table:table-cell table:formula="of:=IF([.A163]/[.B163]&gt;=1.2;&quot;defender&quot;;IF([.C163]&gt;=[.D16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69695485476404">
            <text:p>3.6969548548</text:p>
          </table:table-cell>
          <table:table-cell table:formula="of:=RAND()*5+1" office:value-type="float" office:value="2.63096962496638">
            <text:p>2.630969625</text:p>
          </table:table-cell>
          <table:table-cell table:formula="of:=RAND()*5+1" office:value-type="float" office:value="2.82586224516854">
            <text:p>2.8258622452</text:p>
          </table:table-cell>
          <table:table-cell table:formula="of:=RAND()*5+1" office:value-type="float" office:value="3.92555756866932">
            <text:p>3.9255575687</text:p>
          </table:table-cell>
          <table:table-cell table:formula="of:=IF([.A164]/[.B164]&gt;=1.2;&quot;defender&quot;;IF([.C164]&gt;=[.D16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2639242401347">
            <text:p>5.526392424</text:p>
          </table:table-cell>
          <table:table-cell table:formula="of:=RAND()*5+1" office:value-type="float" office:value="3.64662583125755">
            <text:p>3.6466258313</text:p>
          </table:table-cell>
          <table:table-cell table:formula="of:=RAND()*5+1" office:value-type="float" office:value="2.04626647429541">
            <text:p>2.0462664743</text:p>
          </table:table-cell>
          <table:table-cell table:formula="of:=RAND()*5+1" office:value-type="float" office:value="4.60100412508473">
            <text:p>4.6010041251</text:p>
          </table:table-cell>
          <table:table-cell table:formula="of:=IF([.A165]/[.B165]&gt;=1.2;&quot;defender&quot;;IF([.C165]&gt;=[.D16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2727533122525">
            <text:p>2.4272753312</text:p>
          </table:table-cell>
          <table:table-cell table:formula="of:=RAND()*5+1" office:value-type="float" office:value="2.54646906536072">
            <text:p>2.5464690654</text:p>
          </table:table-cell>
          <table:table-cell table:formula="of:=RAND()*5+1" office:value-type="float" office:value="5.34709858614951">
            <text:p>5.3470985861</text:p>
          </table:table-cell>
          <table:table-cell table:formula="of:=RAND()*5+1" office:value-type="float" office:value="2.66044997051358">
            <text:p>2.6604499705</text:p>
          </table:table-cell>
          <table:table-cell table:formula="of:=IF([.A166]/[.B166]&gt;=1.2;&quot;defender&quot;;IF([.C166]&gt;=[.D16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3546008495614">
            <text:p>2.335460085</text:p>
          </table:table-cell>
          <table:table-cell table:formula="of:=RAND()*5+1" office:value-type="float" office:value="5.64532118756324">
            <text:p>5.6453211876</text:p>
          </table:table-cell>
          <table:table-cell table:formula="of:=RAND()*5+1" office:value-type="float" office:value="1.84611600032076">
            <text:p>1.8461160003</text:p>
          </table:table-cell>
          <table:table-cell table:formula="of:=RAND()*5+1" office:value-type="float" office:value="3.93250851333141">
            <text:p>3.9325085133</text:p>
          </table:table-cell>
          <table:table-cell table:formula="of:=IF([.A167]/[.B167]&gt;=1.2;&quot;defender&quot;;IF([.C167]&gt;=[.D16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9739576736465">
            <text:p>4.9973957674</text:p>
          </table:table-cell>
          <table:table-cell table:formula="of:=RAND()*5+1" office:value-type="float" office:value="4.24275775346905">
            <text:p>4.2427577535</text:p>
          </table:table-cell>
          <table:table-cell table:formula="of:=RAND()*5+1" office:value-type="float" office:value="5.33139047352597">
            <text:p>5.3313904735</text:p>
          </table:table-cell>
          <table:table-cell table:formula="of:=RAND()*5+1" office:value-type="float" office:value="4.83922719396651">
            <text:p>4.839227194</text:p>
          </table:table-cell>
          <table:table-cell table:formula="of:=IF([.A168]/[.B168]&gt;=1.2;&quot;defender&quot;;IF([.C168]&gt;=[.D16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9054342908785">
            <text:p>5.2905434291</text:p>
          </table:table-cell>
          <table:table-cell table:formula="of:=RAND()*5+1" office:value-type="float" office:value="1.40718577103689">
            <text:p>1.407185771</text:p>
          </table:table-cell>
          <table:table-cell table:formula="of:=RAND()*5+1" office:value-type="float" office:value="2.76728067686781">
            <text:p>2.7672806769</text:p>
          </table:table-cell>
          <table:table-cell table:formula="of:=RAND()*5+1" office:value-type="float" office:value="5.6730967098847">
            <text:p>5.6730967099</text:p>
          </table:table-cell>
          <table:table-cell table:formula="of:=IF([.A169]/[.B169]&gt;=1.2;&quot;defender&quot;;IF([.C169]&gt;=[.D16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4413361027837">
            <text:p>4.2441336103</text:p>
          </table:table-cell>
          <table:table-cell table:formula="of:=RAND()*5+1" office:value-type="float" office:value="2.01084438385442">
            <text:p>2.0108443839</text:p>
          </table:table-cell>
          <table:table-cell table:formula="of:=RAND()*5+1" office:value-type="float" office:value="1.86836583446711">
            <text:p>1.8683658345</text:p>
          </table:table-cell>
          <table:table-cell table:formula="of:=RAND()*5+1" office:value-type="float" office:value="5.84429400414228">
            <text:p>5.8442940041</text:p>
          </table:table-cell>
          <table:table-cell table:formula="of:=IF([.A170]/[.B170]&gt;=1.2;&quot;defender&quot;;IF([.C170]&gt;=[.D17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1058991039172">
            <text:p>3.2105899104</text:p>
          </table:table-cell>
          <table:table-cell table:formula="of:=RAND()*5+1" office:value-type="float" office:value="3.09978157654405">
            <text:p>3.0997815765</text:p>
          </table:table-cell>
          <table:table-cell table:formula="of:=RAND()*5+1" office:value-type="float" office:value="5.00403169216588">
            <text:p>5.0040316922</text:p>
          </table:table-cell>
          <table:table-cell table:formula="of:=RAND()*5+1" office:value-type="float" office:value="1.99699306301773">
            <text:p>1.996993063</text:p>
          </table:table-cell>
          <table:table-cell table:formula="of:=IF([.A171]/[.B171]&gt;=1.2;&quot;defender&quot;;IF([.C171]&gt;=[.D17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15555759752169">
            <text:p>2.1555575975</text:p>
          </table:table-cell>
          <table:table-cell table:formula="of:=RAND()*5+1" office:value-type="float" office:value="1.56022795848548">
            <text:p>1.5602279585</text:p>
          </table:table-cell>
          <table:table-cell table:formula="of:=RAND()*5+1" office:value-type="float" office:value="3.6857909723185">
            <text:p>3.6857909723</text:p>
          </table:table-cell>
          <table:table-cell table:formula="of:=RAND()*5+1" office:value-type="float" office:value="4.96557122003287">
            <text:p>4.96557122</text:p>
          </table:table-cell>
          <table:table-cell table:formula="of:=IF([.A172]/[.B172]&gt;=1.2;&quot;defender&quot;;IF([.C172]&gt;=[.D17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3011717386544">
            <text:p>5.2301171739</text:p>
          </table:table-cell>
          <table:table-cell table:formula="of:=RAND()*5+1" office:value-type="float" office:value="2.53769217431545">
            <text:p>2.5376921743</text:p>
          </table:table-cell>
          <table:table-cell table:formula="of:=RAND()*5+1" office:value-type="float" office:value="5.28008542861789">
            <text:p>5.2800854286</text:p>
          </table:table-cell>
          <table:table-cell table:formula="of:=RAND()*5+1" office:value-type="float" office:value="5.76175014162436">
            <text:p>5.7617501416</text:p>
          </table:table-cell>
          <table:table-cell table:formula="of:=IF([.A173]/[.B173]&gt;=1.2;&quot;defender&quot;;IF([.C173]&gt;=[.D17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49161375500262">
            <text:p>1.491613755</text:p>
          </table:table-cell>
          <table:table-cell table:formula="of:=RAND()*5+1" office:value-type="float" office:value="3.34175530495122">
            <text:p>3.341755305</text:p>
          </table:table-cell>
          <table:table-cell table:formula="of:=RAND()*5+1" office:value-type="float" office:value="4.9727249299176">
            <text:p>4.9727249299</text:p>
          </table:table-cell>
          <table:table-cell table:formula="of:=RAND()*5+1" office:value-type="float" office:value="2.60264416597784">
            <text:p>2.602644166</text:p>
          </table:table-cell>
          <table:table-cell table:formula="of:=IF([.A174]/[.B174]&gt;=1.2;&quot;defender&quot;;IF([.C174]&gt;=[.D17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4926999723539">
            <text:p>5.2492699972</text:p>
          </table:table-cell>
          <table:table-cell table:formula="of:=RAND()*5+1" office:value-type="float" office:value="4.18856860976666">
            <text:p>4.1885686098</text:p>
          </table:table-cell>
          <table:table-cell table:formula="of:=RAND()*5+1" office:value-type="float" office:value="3.61442590737715">
            <text:p>3.6144259074</text:p>
          </table:table-cell>
          <table:table-cell table:formula="of:=RAND()*5+1" office:value-type="float" office:value="1.5848583788611">
            <text:p>1.5848583789</text:p>
          </table:table-cell>
          <table:table-cell table:formula="of:=IF([.A175]/[.B175]&gt;=1.2;&quot;defender&quot;;IF([.C175]&gt;=[.D17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3503767512739">
            <text:p>5.7350376751</text:p>
          </table:table-cell>
          <table:table-cell table:formula="of:=RAND()*5+1" office:value-type="float" office:value="4.49911735625938">
            <text:p>4.4991173563</text:p>
          </table:table-cell>
          <table:table-cell table:formula="of:=RAND()*5+1" office:value-type="float" office:value="5.20189584605396">
            <text:p>5.2018958461</text:p>
          </table:table-cell>
          <table:table-cell table:formula="of:=RAND()*5+1" office:value-type="float" office:value="1.74513596715406">
            <text:p>1.7451359672</text:p>
          </table:table-cell>
          <table:table-cell table:formula="of:=IF([.A176]/[.B176]&gt;=1.2;&quot;defender&quot;;IF([.C176]&gt;=[.D17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15956732677296">
            <text:p>1.1595673268</text:p>
          </table:table-cell>
          <table:table-cell table:formula="of:=RAND()*5+1" office:value-type="float" office:value="1.67654532846063">
            <text:p>1.6765453285</text:p>
          </table:table-cell>
          <table:table-cell table:formula="of:=RAND()*5+1" office:value-type="float" office:value="1.32186651602387">
            <text:p>1.321866516</text:p>
          </table:table-cell>
          <table:table-cell table:formula="of:=RAND()*5+1" office:value-type="float" office:value="5.0821362612769">
            <text:p>5.0821362613</text:p>
          </table:table-cell>
          <table:table-cell table:formula="of:=IF([.A177]/[.B177]&gt;=1.2;&quot;defender&quot;;IF([.C177]&gt;=[.D17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01464477460831">
            <text:p>3.0146447746</text:p>
          </table:table-cell>
          <table:table-cell table:formula="of:=RAND()*5+1" office:value-type="float" office:value="2.4950274117291">
            <text:p>2.4950274117</text:p>
          </table:table-cell>
          <table:table-cell table:formula="of:=RAND()*5+1" office:value-type="float" office:value="2.4602165366523">
            <text:p>2.4602165367</text:p>
          </table:table-cell>
          <table:table-cell table:formula="of:=RAND()*5+1" office:value-type="float" office:value="1.95887892879546">
            <text:p>1.9588789288</text:p>
          </table:table-cell>
          <table:table-cell table:formula="of:=IF([.A178]/[.B178]&gt;=1.2;&quot;defender&quot;;IF([.C178]&gt;=[.D17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3778516519815">
            <text:p>5.7377851652</text:p>
          </table:table-cell>
          <table:table-cell table:formula="of:=RAND()*5+1" office:value-type="float" office:value="2.16798251634464">
            <text:p>2.1679825163</text:p>
          </table:table-cell>
          <table:table-cell table:formula="of:=RAND()*5+1" office:value-type="float" office:value="3.80818932922557">
            <text:p>3.8081893292</text:p>
          </table:table-cell>
          <table:table-cell table:formula="of:=RAND()*5+1" office:value-type="float" office:value="4.00292692612857">
            <text:p>4.0029269261</text:p>
          </table:table-cell>
          <table:table-cell table:formula="of:=IF([.A179]/[.B179]&gt;=1.2;&quot;defender&quot;;IF([.C179]&gt;=[.D17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0720971263945">
            <text:p>1.0072097126</text:p>
          </table:table-cell>
          <table:table-cell table:formula="of:=RAND()*5+1" office:value-type="float" office:value="2.01204054430127">
            <text:p>2.0120405443</text:p>
          </table:table-cell>
          <table:table-cell table:formula="of:=RAND()*5+1" office:value-type="float" office:value="2.41922631533816">
            <text:p>2.4192263153</text:p>
          </table:table-cell>
          <table:table-cell table:formula="of:=RAND()*5+1" office:value-type="float" office:value="5.06917564105243">
            <text:p>5.0691756411</text:p>
          </table:table-cell>
          <table:table-cell table:formula="of:=IF([.A180]/[.B180]&gt;=1.2;&quot;defender&quot;;IF([.C180]&gt;=[.D18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08002002490684">
            <text:p>1.0800200249</text:p>
          </table:table-cell>
          <table:table-cell table:formula="of:=RAND()*5+1" office:value-type="float" office:value="5.2977531417273">
            <text:p>5.2977531417</text:p>
          </table:table-cell>
          <table:table-cell table:formula="of:=RAND()*5+1" office:value-type="float" office:value="2.39753471827134">
            <text:p>2.3975347183</text:p>
          </table:table-cell>
          <table:table-cell table:formula="of:=RAND()*5+1" office:value-type="float" office:value="5.66335992561653">
            <text:p>5.6633599256</text:p>
          </table:table-cell>
          <table:table-cell table:formula="of:=IF([.A181]/[.B181]&gt;=1.2;&quot;defender&quot;;IF([.C181]&gt;=[.D18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66035299096257">
            <text:p>1.660352991</text:p>
          </table:table-cell>
          <table:table-cell table:formula="of:=RAND()*5+1" office:value-type="float" office:value="3.29060993529856">
            <text:p>3.2906099353</text:p>
          </table:table-cell>
          <table:table-cell table:formula="of:=RAND()*5+1" office:value-type="float" office:value="3.85083789378405">
            <text:p>3.8508378938</text:p>
          </table:table-cell>
          <table:table-cell table:formula="of:=RAND()*5+1" office:value-type="float" office:value="1.40156641276553">
            <text:p>1.4015664128</text:p>
          </table:table-cell>
          <table:table-cell table:formula="of:=IF([.A182]/[.B182]&gt;=1.2;&quot;defender&quot;;IF([.C182]&gt;=[.D18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93925858708099">
            <text:p>2.9392585871</text:p>
          </table:table-cell>
          <table:table-cell table:formula="of:=RAND()*5+1" office:value-type="float" office:value="2.81591058848426">
            <text:p>2.8159105885</text:p>
          </table:table-cell>
          <table:table-cell table:formula="of:=RAND()*5+1" office:value-type="float" office:value="5.15766589343548">
            <text:p>5.1576658934</text:p>
          </table:table-cell>
          <table:table-cell table:formula="of:=RAND()*5+1" office:value-type="float" office:value="3.08095506997779">
            <text:p>3.08095507</text:p>
          </table:table-cell>
          <table:table-cell table:formula="of:=IF([.A183]/[.B183]&gt;=1.2;&quot;defender&quot;;IF([.C183]&gt;=[.D18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8359923595563">
            <text:p>4.683599236</text:p>
          </table:table-cell>
          <table:table-cell table:formula="of:=RAND()*5+1" office:value-type="float" office:value="3.4308723420836">
            <text:p>3.4308723421</text:p>
          </table:table-cell>
          <table:table-cell table:formula="of:=RAND()*5+1" office:value-type="float" office:value="3.41614814149216">
            <text:p>3.4161481415</text:p>
          </table:table-cell>
          <table:table-cell table:formula="of:=RAND()*5+1" office:value-type="float" office:value="2.16099455393851">
            <text:p>2.1609945539</text:p>
          </table:table-cell>
          <table:table-cell table:formula="of:=IF([.A184]/[.B184]&gt;=1.2;&quot;defender&quot;;IF([.C184]&gt;=[.D18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1944095417857">
            <text:p>1.6194409542</text:p>
          </table:table-cell>
          <table:table-cell table:formula="of:=RAND()*5+1" office:value-type="float" office:value="4.13039082335308">
            <text:p>4.1303908234</text:p>
          </table:table-cell>
          <table:table-cell table:formula="of:=RAND()*5+1" office:value-type="float" office:value="2.62950817961246">
            <text:p>2.6295081796</text:p>
          </table:table-cell>
          <table:table-cell table:formula="of:=RAND()*5+1" office:value-type="float" office:value="3.93286923551932">
            <text:p>3.9328692355</text:p>
          </table:table-cell>
          <table:table-cell table:formula="of:=IF([.A185]/[.B185]&gt;=1.2;&quot;defender&quot;;IF([.C185]&gt;=[.D18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60941456397995">
            <text:p>4.609414564</text:p>
          </table:table-cell>
          <table:table-cell table:formula="of:=RAND()*5+1" office:value-type="float" office:value="1.35447862930596">
            <text:p>1.3544786293</text:p>
          </table:table-cell>
          <table:table-cell table:formula="of:=RAND()*5+1" office:value-type="float" office:value="4.94991010660306">
            <text:p>4.9499101066</text:p>
          </table:table-cell>
          <table:table-cell table:formula="of:=RAND()*5+1" office:value-type="float" office:value="4.41016363119707">
            <text:p>4.4101636312</text:p>
          </table:table-cell>
          <table:table-cell table:formula="of:=IF([.A186]/[.B186]&gt;=1.2;&quot;defender&quot;;IF([.C186]&gt;=[.D1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3661489291117">
            <text:p>5.4366148929</text:p>
          </table:table-cell>
          <table:table-cell table:formula="of:=RAND()*5+1" office:value-type="float" office:value="2.78907550871372">
            <text:p>2.7890755087</text:p>
          </table:table-cell>
          <table:table-cell table:formula="of:=RAND()*5+1" office:value-type="float" office:value="3.43029690347612">
            <text:p>3.4302969035</text:p>
          </table:table-cell>
          <table:table-cell table:formula="of:=RAND()*5+1" office:value-type="float" office:value="2.28473240882158">
            <text:p>2.2847324088</text:p>
          </table:table-cell>
          <table:table-cell table:formula="of:=IF([.A187]/[.B187]&gt;=1.2;&quot;defender&quot;;IF([.C187]&gt;=[.D18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8410292044282">
            <text:p>4.2841029204</text:p>
          </table:table-cell>
          <table:table-cell table:formula="of:=RAND()*5+1" office:value-type="float" office:value="4.93128108233213">
            <text:p>4.9312810823</text:p>
          </table:table-cell>
          <table:table-cell table:formula="of:=RAND()*5+1" office:value-type="float" office:value="1.09926359867677">
            <text:p>1.0992635987</text:p>
          </table:table-cell>
          <table:table-cell table:formula="of:=RAND()*5+1" office:value-type="float" office:value="2.45125966751948">
            <text:p>2.4512596675</text:p>
          </table:table-cell>
          <table:table-cell table:formula="of:=IF([.A188]/[.B188]&gt;=1.2;&quot;defender&quot;;IF([.C188]&gt;=[.D18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6330021182075">
            <text:p>3.4633002118</text:p>
          </table:table-cell>
          <table:table-cell table:formula="of:=RAND()*5+1" office:value-type="float" office:value="4.02188808796927">
            <text:p>4.021888088</text:p>
          </table:table-cell>
          <table:table-cell table:formula="of:=RAND()*5+1" office:value-type="float" office:value="3.0910637290217">
            <text:p>3.091063729</text:p>
          </table:table-cell>
          <table:table-cell table:formula="of:=RAND()*5+1" office:value-type="float" office:value="1.10647331131622">
            <text:p>1.1064733113</text:p>
          </table:table-cell>
          <table:table-cell table:formula="of:=IF([.A189]/[.B189]&gt;=1.2;&quot;defender&quot;;IF([.C189]&gt;=[.D18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40422645537183">
            <text:p>5.4042264554</text:p>
          </table:table-cell>
          <table:table-cell table:formula="of:=RAND()*5+1" office:value-type="float" office:value="4.88252652948722">
            <text:p>4.8825265295</text:p>
          </table:table-cell>
          <table:table-cell table:formula="of:=RAND()*5+1" office:value-type="float" office:value="4.54588645510376">
            <text:p>4.5458864551</text:p>
          </table:table-cell>
          <table:table-cell table:formula="of:=RAND()*5+1" office:value-type="float" office:value="3.17108375392854">
            <text:p>3.1710837539</text:p>
          </table:table-cell>
          <table:table-cell table:formula="of:=IF([.A190]/[.B190]&gt;=1.2;&quot;defender&quot;;IF([.C190]&gt;=[.D19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46169369155541">
            <text:p>5.4616936916</text:p>
          </table:table-cell>
          <table:table-cell table:formula="of:=RAND()*5+1" office:value-type="float" office:value="1.80176117364317">
            <text:p>1.8017611736</text:p>
          </table:table-cell>
          <table:table-cell table:formula="of:=RAND()*5+1" office:value-type="float" office:value="4.93401347100735">
            <text:p>4.934013471</text:p>
          </table:table-cell>
          <table:table-cell table:formula="of:=RAND()*5+1" office:value-type="float" office:value="1.20146619062871">
            <text:p>1.2014661906</text:p>
          </table:table-cell>
          <table:table-cell table:formula="of:=IF([.A191]/[.B191]&gt;=1.2;&quot;defender&quot;;IF([.C191]&gt;=[.D19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2033275864087">
            <text:p>2.2033275864</text:p>
          </table:table-cell>
          <table:table-cell table:formula="of:=RAND()*5+1" office:value-type="float" office:value="5.20623944606632">
            <text:p>5.2062394461</text:p>
          </table:table-cell>
          <table:table-cell table:formula="of:=RAND()*5+1" office:value-type="float" office:value="2.02215003455058">
            <text:p>2.0221500346</text:p>
          </table:table-cell>
          <table:table-cell table:formula="of:=RAND()*5+1" office:value-type="float" office:value="3.31253158533946">
            <text:p>3.3125315853</text:p>
          </table:table-cell>
          <table:table-cell table:formula="of:=IF([.A192]/[.B192]&gt;=1.2;&quot;defender&quot;;IF([.C192]&gt;=[.D19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39348665531725">
            <text:p>5.3934866553</text:p>
          </table:table-cell>
          <table:table-cell table:formula="of:=RAND()*5+1" office:value-type="float" office:value="4.142586175818">
            <text:p>4.1425861758</text:p>
          </table:table-cell>
          <table:table-cell table:formula="of:=RAND()*5+1" office:value-type="float" office:value="2.83830214897171">
            <text:p>2.838302149</text:p>
          </table:table-cell>
          <table:table-cell table:formula="of:=RAND()*5+1" office:value-type="float" office:value="2.74288038397208">
            <text:p>2.742880384</text:p>
          </table:table-cell>
          <table:table-cell table:formula="of:=IF([.A193]/[.B193]&gt;=1.2;&quot;defender&quot;;IF([.C193]&gt;=[.D19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5734585179016">
            <text:p>1.5734585179</text:p>
          </table:table-cell>
          <table:table-cell table:formula="of:=RAND()*5+1" office:value-type="float" office:value="1.17981592798606">
            <text:p>1.179815928</text:p>
          </table:table-cell>
          <table:table-cell table:formula="of:=RAND()*5+1" office:value-type="float" office:value="4.62262452254072">
            <text:p>4.6226245225</text:p>
          </table:table-cell>
          <table:table-cell table:formula="of:=RAND()*5+1" office:value-type="float" office:value="4.66416439414024">
            <text:p>4.6641643941</text:p>
          </table:table-cell>
          <table:table-cell table:formula="of:=IF([.A194]/[.B194]&gt;=1.2;&quot;defender&quot;;IF([.C194]&gt;=[.D19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31020675366744">
            <text:p>4.3102067537</text:p>
          </table:table-cell>
          <table:table-cell table:formula="of:=RAND()*5+1" office:value-type="float" office:value="4.07708589360118">
            <text:p>4.0770858936</text:p>
          </table:table-cell>
          <table:table-cell table:formula="of:=RAND()*5+1" office:value-type="float" office:value="2.0099551291205">
            <text:p>2.0099551291</text:p>
          </table:table-cell>
          <table:table-cell table:formula="of:=RAND()*5+1" office:value-type="float" office:value="2.19289947208017">
            <text:p>2.1928994721</text:p>
          </table:table-cell>
          <table:table-cell table:formula="of:=IF([.A195]/[.B195]&gt;=1.2;&quot;defender&quot;;IF([.C195]&gt;=[.D19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4737810371444">
            <text:p>2.5473781037</text:p>
          </table:table-cell>
          <table:table-cell table:formula="of:=RAND()*5+1" office:value-type="float" office:value="5.9397149332799">
            <text:p>5.9397149333</text:p>
          </table:table-cell>
          <table:table-cell table:formula="of:=RAND()*5+1" office:value-type="float" office:value="2.72879044199362">
            <text:p>2.728790442</text:p>
          </table:table-cell>
          <table:table-cell table:formula="of:=RAND()*5+1" office:value-type="float" office:value="5.61936969310045">
            <text:p>5.6193696931</text:p>
          </table:table-cell>
          <table:table-cell table:formula="of:=IF([.A196]/[.B196]&gt;=1.2;&quot;defender&quot;;IF([.C196]&gt;=[.D19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5065077543259">
            <text:p>4.5506507754</text:p>
          </table:table-cell>
          <table:table-cell table:formula="of:=RAND()*5+1" office:value-type="float" office:value="1.9839929966256">
            <text:p>1.9839929966</text:p>
          </table:table-cell>
          <table:table-cell table:formula="of:=RAND()*5+1" office:value-type="float" office:value="5.6684379526414">
            <text:p>5.6684379526</text:p>
          </table:table-cell>
          <table:table-cell table:formula="of:=RAND()*5+1" office:value-type="float" office:value="5.66889099683613">
            <text:p>5.6688909968</text:p>
          </table:table-cell>
          <table:table-cell table:formula="of:=IF([.A197]/[.B197]&gt;=1.2;&quot;defender&quot;;IF([.C197]&gt;=[.D19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43525266414508">
            <text:p>3.4352526641</text:p>
          </table:table-cell>
          <table:table-cell table:formula="of:=RAND()*5+1" office:value-type="float" office:value="1.01289336476475">
            <text:p>1.0128933648</text:p>
          </table:table-cell>
          <table:table-cell table:formula="of:=RAND()*5+1" office:value-type="float" office:value="3.26516851922497">
            <text:p>3.2651685192</text:p>
          </table:table-cell>
          <table:table-cell table:formula="of:=RAND()*5+1" office:value-type="float" office:value="2.43571863183752">
            <text:p>2.4357186318</text:p>
          </table:table-cell>
          <table:table-cell table:formula="of:=IF([.A198]/[.B198]&gt;=1.2;&quot;defender&quot;;IF([.C198]&gt;=[.D19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03478145273402">
            <text:p>4.0347814527</text:p>
          </table:table-cell>
          <table:table-cell table:formula="of:=RAND()*5+1" office:value-type="float" office:value="4.64991437643766">
            <text:p>4.6499143764</text:p>
          </table:table-cell>
          <table:table-cell table:formula="of:=RAND()*5+1" office:value-type="float" office:value="4.75638768775389">
            <text:p>4.7563876878</text:p>
          </table:table-cell>
          <table:table-cell table:formula="of:=RAND()*5+1" office:value-type="float" office:value="5.89855287829414">
            <text:p>5.8985528783</text:p>
          </table:table-cell>
          <table:table-cell table:formula="of:=IF([.A199]/[.B199]&gt;=1.2;&quot;defender&quot;;IF([.C199]&gt;=[.D19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8107940778136">
            <text:p>4.7810794078</text:p>
          </table:table-cell>
          <table:table-cell table:formula="of:=RAND()*5+1" office:value-type="float" office:value="1.12584518175572">
            <text:p>1.1258451818</text:p>
          </table:table-cell>
          <table:table-cell table:formula="of:=RAND()*5+1" office:value-type="float" office:value="5.34198770672083">
            <text:p>5.3419877067</text:p>
          </table:table-cell>
          <table:table-cell table:formula="of:=RAND()*5+1" office:value-type="float" office:value="4.13353435369208">
            <text:p>4.1335343537</text:p>
          </table:table-cell>
          <table:table-cell table:formula="of:=IF([.A200]/[.B200]&gt;=1.2;&quot;defender&quot;;IF([.C200]&gt;=[.D20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29692893568426">
            <text:p>3.2969289357</text:p>
          </table:table-cell>
          <table:table-cell table:formula="of:=RAND()*5+1" office:value-type="float" office:value="4.16061414312571">
            <text:p>4.1606141431</text:p>
          </table:table-cell>
          <table:table-cell table:formula="of:=RAND()*5+1" office:value-type="float" office:value="4.96237531909719">
            <text:p>4.9623753191</text:p>
          </table:table-cell>
          <table:table-cell table:formula="of:=RAND()*5+1" office:value-type="float" office:value="3.32696586288512">
            <text:p>3.3269658629</text:p>
          </table:table-cell>
          <table:table-cell table:formula="of:=IF([.A201]/[.B201]&gt;=1.2;&quot;defender&quot;;IF([.C201]&gt;=[.D20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3320531127974">
            <text:p>2.5332053113</text:p>
          </table:table-cell>
          <table:table-cell table:formula="of:=RAND()*5+1" office:value-type="float" office:value="2.75862262723967">
            <text:p>2.7586226272</text:p>
          </table:table-cell>
          <table:table-cell table:formula="of:=RAND()*5+1" office:value-type="float" office:value="5.07115421490744">
            <text:p>5.0711542149</text:p>
          </table:table-cell>
          <table:table-cell table:formula="of:=RAND()*5+1" office:value-type="float" office:value="1.1657029055059">
            <text:p>1.1657029055</text:p>
          </table:table-cell>
          <table:table-cell table:formula="of:=IF([.A202]/[.B202]&gt;=1.2;&quot;defender&quot;;IF([.C202]&gt;=[.D20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30828908132389">
            <text:p>4.3082890813</text:p>
          </table:table-cell>
          <table:table-cell table:formula="of:=RAND()*5+1" office:value-type="float" office:value="3.55535534583032">
            <text:p>3.5553553458</text:p>
          </table:table-cell>
          <table:table-cell table:formula="of:=RAND()*5+1" office:value-type="float" office:value="2.2800126359798">
            <text:p>2.280012636</text:p>
          </table:table-cell>
          <table:table-cell table:formula="of:=RAND()*5+1" office:value-type="float" office:value="3.02777867903933">
            <text:p>3.027778679</text:p>
          </table:table-cell>
          <table:table-cell table:formula="of:=IF([.A203]/[.B203]&gt;=1.2;&quot;defender&quot;;IF([.C203]&gt;=[.D20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73517127614468">
            <text:p>3.7351712761</text:p>
          </table:table-cell>
          <table:table-cell table:formula="of:=RAND()*5+1" office:value-type="float" office:value="4.46464087022468">
            <text:p>4.4646408702</text:p>
          </table:table-cell>
          <table:table-cell table:formula="of:=RAND()*5+1" office:value-type="float" office:value="2.54172676382586">
            <text:p>2.5417267638</text:p>
          </table:table-cell>
          <table:table-cell table:formula="of:=RAND()*5+1" office:value-type="float" office:value="4.8817476015538">
            <text:p>4.8817476016</text:p>
          </table:table-cell>
          <table:table-cell table:formula="of:=IF([.A204]/[.B204]&gt;=1.2;&quot;defender&quot;;IF([.C204]&gt;=[.D20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07464707363397">
            <text:p>1.0746470736</text:p>
          </table:table-cell>
          <table:table-cell table:formula="of:=RAND()*5+1" office:value-type="float" office:value="2.04537802981213">
            <text:p>2.0453780298</text:p>
          </table:table-cell>
          <table:table-cell table:formula="of:=RAND()*5+1" office:value-type="float" office:value="1.98509296309203">
            <text:p>1.9850929631</text:p>
          </table:table-cell>
          <table:table-cell table:formula="of:=RAND()*5+1" office:value-type="float" office:value="3.55168189294636">
            <text:p>3.5516818929</text:p>
          </table:table-cell>
          <table:table-cell table:formula="of:=IF([.A205]/[.B205]&gt;=1.2;&quot;defender&quot;;IF([.C205]&gt;=[.D20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17105158837512">
            <text:p>3.1710515884</text:p>
          </table:table-cell>
          <table:table-cell table:formula="of:=RAND()*5+1" office:value-type="float" office:value="2.62202517734841">
            <text:p>2.6220251773</text:p>
          </table:table-cell>
          <table:table-cell table:formula="of:=RAND()*5+1" office:value-type="float" office:value="3.09910557372496">
            <text:p>3.0991055737</text:p>
          </table:table-cell>
          <table:table-cell table:formula="of:=RAND()*5+1" office:value-type="float" office:value="1.5600980645977">
            <text:p>1.5600980646</text:p>
          </table:table-cell>
          <table:table-cell table:formula="of:=IF([.A206]/[.B206]&gt;=1.2;&quot;defender&quot;;IF([.C206]&gt;=[.D20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0601817397401">
            <text:p>3.606018174</text:p>
          </table:table-cell>
          <table:table-cell table:formula="of:=RAND()*5+1" office:value-type="float" office:value="3.71388340741396">
            <text:p>3.7138834074</text:p>
          </table:table-cell>
          <table:table-cell table:formula="of:=RAND()*5+1" office:value-type="float" office:value="3.72677677217871">
            <text:p>3.7267767722</text:p>
          </table:table-cell>
          <table:table-cell table:formula="of:=RAND()*5+1" office:value-type="float" office:value="1.72170236380771">
            <text:p>1.7217023638</text:p>
          </table:table-cell>
          <table:table-cell table:formula="of:=IF([.A207]/[.B207]&gt;=1.2;&quot;defender&quot;;IF([.C207]&gt;=[.D20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7161674024537">
            <text:p>5.3716167402</text:p>
          </table:table-cell>
          <table:table-cell table:formula="of:=RAND()*5+1" office:value-type="float" office:value="1.0412708404474">
            <text:p>1.0412708404</text:p>
          </table:table-cell>
          <table:table-cell table:formula="of:=RAND()*5+1" office:value-type="float" office:value="2.789528822992">
            <text:p>2.789528823</text:p>
          </table:table-cell>
          <table:table-cell table:formula="of:=RAND()*5+1" office:value-type="float" office:value="5.71353148343042">
            <text:p>5.7135314834</text:p>
          </table:table-cell>
          <table:table-cell table:formula="of:=IF([.A208]/[.B208]&gt;=1.2;&quot;defender&quot;;IF([.C208]&gt;=[.D20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3982371874154">
            <text:p>5.9398237187</text:p>
          </table:table-cell>
          <table:table-cell table:formula="of:=RAND()*5+1" office:value-type="float" office:value="1.76155822491273">
            <text:p>1.7615582249</text:p>
          </table:table-cell>
          <table:table-cell table:formula="of:=RAND()*5+1" office:value-type="float" office:value="2.1449564434588">
            <text:p>2.1449564435</text:p>
          </table:table-cell>
          <table:table-cell table:formula="of:=RAND()*5+1" office:value-type="float" office:value="1.99142466904596">
            <text:p>1.991424669</text:p>
          </table:table-cell>
          <table:table-cell table:formula="of:=IF([.A209]/[.B209]&gt;=1.2;&quot;defender&quot;;IF([.C209]&gt;=[.D20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88740340666845">
            <text:p>1.8874034067</text:p>
          </table:table-cell>
          <table:table-cell table:formula="of:=RAND()*5+1" office:value-type="float" office:value="4.12800443032756">
            <text:p>4.1280044303</text:p>
          </table:table-cell>
          <table:table-cell table:formula="of:=RAND()*5+1" office:value-type="float" office:value="2.28861857345328">
            <text:p>2.2886185735</text:p>
          </table:table-cell>
          <table:table-cell table:formula="of:=RAND()*5+1" office:value-type="float" office:value="4.7209031265229">
            <text:p>4.7209031265</text:p>
          </table:table-cell>
          <table:table-cell table:formula="of:=IF([.A210]/[.B210]&gt;=1.2;&quot;defender&quot;;IF([.C210]&gt;=[.D21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04786898940802">
            <text:p>2.0478689894</text:p>
          </table:table-cell>
          <table:table-cell table:formula="of:=RAND()*5+1" office:value-type="float" office:value="4.18433234235272">
            <text:p>4.1843323424</text:p>
          </table:table-cell>
          <table:table-cell table:formula="of:=RAND()*5+1" office:value-type="float" office:value="5.9429549719207">
            <text:p>5.9429549719</text:p>
          </table:table-cell>
          <table:table-cell table:formula="of:=RAND()*5+1" office:value-type="float" office:value="1.25099389255047">
            <text:p>1.2509938926</text:p>
          </table:table-cell>
          <table:table-cell table:formula="of:=IF([.A211]/[.B211]&gt;=1.2;&quot;defender&quot;;IF([.C211]&gt;=[.D21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41669680038467">
            <text:p>1.4166968004</text:p>
          </table:table-cell>
          <table:table-cell table:formula="of:=RAND()*5+1" office:value-type="float" office:value="3.58107430068776">
            <text:p>3.5810743007</text:p>
          </table:table-cell>
          <table:table-cell table:formula="of:=RAND()*5+1" office:value-type="float" office:value="1.13642964884639">
            <text:p>1.1364296488</text:p>
          </table:table-cell>
          <table:table-cell table:formula="of:=RAND()*5+1" office:value-type="float" office:value="5.01410918682814">
            <text:p>5.0141091868</text:p>
          </table:table-cell>
          <table:table-cell table:formula="of:=IF([.A212]/[.B212]&gt;=1.2;&quot;defender&quot;;IF([.C212]&gt;=[.D21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7875005705282">
            <text:p>3.4787500571</text:p>
          </table:table-cell>
          <table:table-cell table:formula="of:=RAND()*5+1" office:value-type="float" office:value="4.72498588170856">
            <text:p>4.7249858817</text:p>
          </table:table-cell>
          <table:table-cell table:formula="of:=RAND()*5+1" office:value-type="float" office:value="3.60673348326236">
            <text:p>3.6067334833</text:p>
          </table:table-cell>
          <table:table-cell table:formula="of:=RAND()*5+1" office:value-type="float" office:value="3.87160092499107">
            <text:p>3.871600925</text:p>
          </table:table-cell>
          <table:table-cell table:formula="of:=IF([.A213]/[.B213]&gt;=1.2;&quot;defender&quot;;IF([.C213]&gt;=[.D21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169789548032">
            <text:p>4.9169789548</text:p>
          </table:table-cell>
          <table:table-cell table:formula="of:=RAND()*5+1" office:value-type="float" office:value="5.02047682320699">
            <text:p>5.0204768232</text:p>
          </table:table-cell>
          <table:table-cell table:formula="of:=RAND()*5+1" office:value-type="float" office:value="2.57215871615335">
            <text:p>2.5721587162</text:p>
          </table:table-cell>
          <table:table-cell table:formula="of:=RAND()*5+1" office:value-type="float" office:value="3.68138055922464">
            <text:p>3.6813805592</text:p>
          </table:table-cell>
          <table:table-cell table:formula="of:=IF([.A214]/[.B214]&gt;=1.2;&quot;defender&quot;;IF([.C214]&gt;=[.D21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30340573657304">
            <text:p>5.3034057366</text:p>
          </table:table-cell>
          <table:table-cell table:formula="of:=RAND()*5+1" office:value-type="float" office:value="5.90207191789523">
            <text:p>5.9020719179</text:p>
          </table:table-cell>
          <table:table-cell table:formula="of:=RAND()*5+1" office:value-type="float" office:value="3.61595532530919">
            <text:p>3.6159553253</text:p>
          </table:table-cell>
          <table:table-cell table:formula="of:=RAND()*5+1" office:value-type="float" office:value="4.74321030452848">
            <text:p>4.7432103045</text:p>
          </table:table-cell>
          <table:table-cell table:formula="of:=IF([.A215]/[.B215]&gt;=1.2;&quot;defender&quot;;IF([.C215]&gt;=[.D21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46491267066449">
            <text:p>5.4649126707</text:p>
          </table:table-cell>
          <table:table-cell table:formula="of:=RAND()*5+1" office:value-type="float" office:value="2.90942391287535">
            <text:p>2.9094239129</text:p>
          </table:table-cell>
          <table:table-cell table:formula="of:=RAND()*5+1" office:value-type="float" office:value="1.45866745058447">
            <text:p>1.4586674506</text:p>
          </table:table-cell>
          <table:table-cell table:formula="of:=RAND()*5+1" office:value-type="float" office:value="3.6051729824394">
            <text:p>3.6051729824</text:p>
          </table:table-cell>
          <table:table-cell table:formula="of:=IF([.A216]/[.B216]&gt;=1.2;&quot;defender&quot;;IF([.C216]&gt;=[.D21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5069475332275">
            <text:p>2.9506947533</text:p>
          </table:table-cell>
          <table:table-cell table:formula="of:=RAND()*5+1" office:value-type="float" office:value="1.3427320974879">
            <text:p>1.3427320975</text:p>
          </table:table-cell>
          <table:table-cell table:formula="of:=RAND()*5+1" office:value-type="float" office:value="2.95030359784141">
            <text:p>2.9503035978</text:p>
          </table:table-cell>
          <table:table-cell table:formula="of:=RAND()*5+1" office:value-type="float" office:value="4.26685677981004">
            <text:p>4.2668567798</text:p>
          </table:table-cell>
          <table:table-cell table:formula="of:=IF([.A217]/[.B217]&gt;=1.2;&quot;defender&quot;;IF([.C217]&gt;=[.D21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10429032240063">
            <text:p>2.1042903224</text:p>
          </table:table-cell>
          <table:table-cell table:formula="of:=RAND()*5+1" office:value-type="float" office:value="4.83652941090986">
            <text:p>4.8365294109</text:p>
          </table:table-cell>
          <table:table-cell table:formula="of:=RAND()*5+1" office:value-type="float" office:value="2.96453384123743">
            <text:p>2.9645338412</text:p>
          </table:table-cell>
          <table:table-cell table:formula="of:=RAND()*5+1" office:value-type="float" office:value="2.89051847206429">
            <text:p>2.8905184721</text:p>
          </table:table-cell>
          <table:table-cell table:formula="of:=IF([.A218]/[.B218]&gt;=1.2;&quot;defender&quot;;IF([.C218]&gt;=[.D21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61142159858719">
            <text:p>1.6114215986</text:p>
          </table:table-cell>
          <table:table-cell table:formula="of:=RAND()*5+1" office:value-type="float" office:value="2.99169372906908">
            <text:p>2.9916937291</text:p>
          </table:table-cell>
          <table:table-cell table:formula="of:=RAND()*5+1" office:value-type="float" office:value="1.17602607375011">
            <text:p>1.1760260738</text:p>
          </table:table-cell>
          <table:table-cell table:formula="of:=RAND()*5+1" office:value-type="float" office:value="4.25315241701901">
            <text:p>4.253152417</text:p>
          </table:table-cell>
          <table:table-cell table:formula="of:=IF([.A219]/[.B219]&gt;=1.2;&quot;defender&quot;;IF([.C219]&gt;=[.D21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0414630956948">
            <text:p>4.5041463096</text:p>
          </table:table-cell>
          <table:table-cell table:formula="of:=RAND()*5+1" office:value-type="float" office:value="2.6592905879952">
            <text:p>2.659290588</text:p>
          </table:table-cell>
          <table:table-cell table:formula="of:=RAND()*5+1" office:value-type="float" office:value="1.60809990856797">
            <text:p>1.6080999086</text:p>
          </table:table-cell>
          <table:table-cell table:formula="of:=RAND()*5+1" office:value-type="float" office:value="5.36645174166188">
            <text:p>5.3664517417</text:p>
          </table:table-cell>
          <table:table-cell table:formula="of:=IF([.A220]/[.B220]&gt;=1.2;&quot;defender&quot;;IF([.C220]&gt;=[.D22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4036489101127">
            <text:p>5.240364891</text:p>
          </table:table-cell>
          <table:table-cell table:formula="of:=RAND()*5+1" office:value-type="float" office:value="1.11898104567081">
            <text:p>1.1189810457</text:p>
          </table:table-cell>
          <table:table-cell table:formula="of:=RAND()*5+1" office:value-type="float" office:value="5.42785133374855">
            <text:p>5.4278513337</text:p>
          </table:table-cell>
          <table:table-cell table:formula="of:=RAND()*5+1" office:value-type="float" office:value="5.55801001517102">
            <text:p>5.5580100152</text:p>
          </table:table-cell>
          <table:table-cell table:formula="of:=IF([.A221]/[.B221]&gt;=1.2;&quot;defender&quot;;IF([.C221]&gt;=[.D22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3309023249894">
            <text:p>5.1330902325</text:p>
          </table:table-cell>
          <table:table-cell table:formula="of:=RAND()*5+1" office:value-type="float" office:value="4.92084310995415">
            <text:p>4.92084311</text:p>
          </table:table-cell>
          <table:table-cell table:formula="of:=RAND()*5+1" office:value-type="float" office:value="3.64582899399102">
            <text:p>3.645828994</text:p>
          </table:table-cell>
          <table:table-cell table:formula="of:=RAND()*5+1" office:value-type="float" office:value="5.37679453985766">
            <text:p>5.3767945399</text:p>
          </table:table-cell>
          <table:table-cell table:formula="of:=IF([.A222]/[.B222]&gt;=1.2;&quot;defender&quot;;IF([.C222]&gt;=[.D22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24839546484873">
            <text:p>3.2483954648</text:p>
          </table:table-cell>
          <table:table-cell table:formula="of:=RAND()*5+1" office:value-type="float" office:value="2.61184028955176">
            <text:p>2.6118402896</text:p>
          </table:table-cell>
          <table:table-cell table:formula="of:=RAND()*5+1" office:value-type="float" office:value="3.77661537285894">
            <text:p>3.7766153729</text:p>
          </table:table-cell>
          <table:table-cell table:formula="of:=RAND()*5+1" office:value-type="float" office:value="2.85814823955297">
            <text:p>2.8581482396</text:p>
          </table:table-cell>
          <table:table-cell table:formula="of:=IF([.A223]/[.B223]&gt;=1.2;&quot;defender&quot;;IF([.C223]&gt;=[.D22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3231711275876">
            <text:p>1.6323171128</text:p>
          </table:table-cell>
          <table:table-cell table:formula="of:=RAND()*5+1" office:value-type="float" office:value="1.25256247725338">
            <text:p>1.2525624773</text:p>
          </table:table-cell>
          <table:table-cell table:formula="of:=RAND()*5+1" office:value-type="float" office:value="1.8427424239926">
            <text:p>1.842742424</text:p>
          </table:table-cell>
          <table:table-cell table:formula="of:=RAND()*5+1" office:value-type="float" office:value="2.71062884386629">
            <text:p>2.7106288439</text:p>
          </table:table-cell>
          <table:table-cell table:formula="of:=IF([.A224]/[.B224]&gt;=1.2;&quot;defender&quot;;IF([.C224]&gt;=[.D22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93394303647801">
            <text:p>3.9339430365</text:p>
          </table:table-cell>
          <table:table-cell table:formula="of:=RAND()*5+1" office:value-type="float" office:value="2.16537441965193">
            <text:p>2.1653744197</text:p>
          </table:table-cell>
          <table:table-cell table:formula="of:=RAND()*5+1" office:value-type="float" office:value="3.05961443018168">
            <text:p>3.0596144302</text:p>
          </table:table-cell>
          <table:table-cell table:formula="of:=RAND()*5+1" office:value-type="float" office:value="3.68104457296431">
            <text:p>3.681044573</text:p>
          </table:table-cell>
          <table:table-cell table:formula="of:=IF([.A225]/[.B225]&gt;=1.2;&quot;defender&quot;;IF([.C225]&gt;=[.D22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06744633754715">
            <text:p>2.0674463375</text:p>
          </table:table-cell>
          <table:table-cell table:formula="of:=RAND()*5+1" office:value-type="float" office:value="3.20447583124042">
            <text:p>3.2044758312</text:p>
          </table:table-cell>
          <table:table-cell table:formula="of:=RAND()*5+1" office:value-type="float" office:value="1.94768613576889">
            <text:p>1.9476861358</text:p>
          </table:table-cell>
          <table:table-cell table:formula="of:=RAND()*5+1" office:value-type="float" office:value="3.23734877537936">
            <text:p>3.2373487754</text:p>
          </table:table-cell>
          <table:table-cell table:formula="of:=IF([.A226]/[.B226]&gt;=1.2;&quot;defender&quot;;IF([.C226]&gt;=[.D22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14677268825471">
            <text:p>5.1467726883</text:p>
          </table:table-cell>
          <table:table-cell table:formula="of:=RAND()*5+1" office:value-type="float" office:value="4.68340166518465">
            <text:p>4.6834016652</text:p>
          </table:table-cell>
          <table:table-cell table:formula="of:=RAND()*5+1" office:value-type="float" office:value="5.02613376267254">
            <text:p>5.0261337627</text:p>
          </table:table-cell>
          <table:table-cell table:formula="of:=RAND()*5+1" office:value-type="float" office:value="1.41259880643338">
            <text:p>1.4125988064</text:p>
          </table:table-cell>
          <table:table-cell table:formula="of:=IF([.A227]/[.B227]&gt;=1.2;&quot;defender&quot;;IF([.C227]&gt;=[.D22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4912821967155">
            <text:p>5.2491282197</text:p>
          </table:table-cell>
          <table:table-cell table:formula="of:=RAND()*5+1" office:value-type="float" office:value="2.09746744157746">
            <text:p>2.0974674416</text:p>
          </table:table-cell>
          <table:table-cell table:formula="of:=RAND()*5+1" office:value-type="float" office:value="4.45350922783837">
            <text:p>4.4535092278</text:p>
          </table:table-cell>
          <table:table-cell table:formula="of:=RAND()*5+1" office:value-type="float" office:value="1.6822389527224">
            <text:p>1.6822389527</text:p>
          </table:table-cell>
          <table:table-cell table:formula="of:=IF([.A228]/[.B228]&gt;=1.2;&quot;defender&quot;;IF([.C228]&gt;=[.D2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98798591364175">
            <text:p>3.9879859136</text:p>
          </table:table-cell>
          <table:table-cell table:formula="of:=RAND()*5+1" office:value-type="float" office:value="1.13042408740148">
            <text:p>1.1304240874</text:p>
          </table:table-cell>
          <table:table-cell table:formula="of:=RAND()*5+1" office:value-type="float" office:value="2.34520896710455">
            <text:p>2.3452089671</text:p>
          </table:table-cell>
          <table:table-cell table:formula="of:=RAND()*5+1" office:value-type="float" office:value="4.12194718280807">
            <text:p>4.1219471828</text:p>
          </table:table-cell>
          <table:table-cell table:formula="of:=IF([.A229]/[.B229]&gt;=1.2;&quot;defender&quot;;IF([.C229]&gt;=[.D22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2211781647056">
            <text:p>3.1221178165</text:p>
          </table:table-cell>
          <table:table-cell table:formula="of:=RAND()*5+1" office:value-type="float" office:value="2.21366206090897">
            <text:p>2.2136620609</text:p>
          </table:table-cell>
          <table:table-cell table:formula="of:=RAND()*5+1" office:value-type="float" office:value="1.35112994955853">
            <text:p>1.3511299496</text:p>
          </table:table-cell>
          <table:table-cell table:formula="of:=RAND()*5+1" office:value-type="float" office:value="4.61037748632953">
            <text:p>4.6103774863</text:p>
          </table:table-cell>
          <table:table-cell table:formula="of:=IF([.A230]/[.B230]&gt;=1.2;&quot;defender&quot;;IF([.C230]&gt;=[.D23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6681447792798">
            <text:p>5.4668144779</text:p>
          </table:table-cell>
          <table:table-cell table:formula="of:=RAND()*5+1" office:value-type="float" office:value="4.59940751222894">
            <text:p>4.5994075122</text:p>
          </table:table-cell>
          <table:table-cell table:formula="of:=RAND()*5+1" office:value-type="float" office:value="1.25869810022414">
            <text:p>1.2586981002</text:p>
          </table:table-cell>
          <table:table-cell table:formula="of:=RAND()*5+1" office:value-type="float" office:value="3.29814389022067">
            <text:p>3.2981438902</text:p>
          </table:table-cell>
          <table:table-cell table:formula="of:=IF([.A231]/[.B231]&gt;=1.2;&quot;defender&quot;;IF([.C231]&gt;=[.D23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1712493589148">
            <text:p>3.4171249359</text:p>
          </table:table-cell>
          <table:table-cell table:formula="of:=RAND()*5+1" office:value-type="float" office:value="3.97096078982577">
            <text:p>3.9709607898</text:p>
          </table:table-cell>
          <table:table-cell table:formula="of:=RAND()*5+1" office:value-type="float" office:value="2.89180389977992">
            <text:p>2.8918038998</text:p>
          </table:table-cell>
          <table:table-cell table:formula="of:=RAND()*5+1" office:value-type="float" office:value="5.49906299123541">
            <text:p>5.4990629912</text:p>
          </table:table-cell>
          <table:table-cell table:formula="of:=IF([.A232]/[.B232]&gt;=1.2;&quot;defender&quot;;IF([.C232]&gt;=[.D23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7585753109306">
            <text:p>4.8758575311</text:p>
          </table:table-cell>
          <table:table-cell table:formula="of:=RAND()*5+1" office:value-type="float" office:value="2.55021516839042">
            <text:p>2.5502151684</text:p>
          </table:table-cell>
          <table:table-cell table:formula="of:=RAND()*5+1" office:value-type="float" office:value="5.55766581464559">
            <text:p>5.5576658146</text:p>
          </table:table-cell>
          <table:table-cell table:formula="of:=RAND()*5+1" office:value-type="float" office:value="5.69311765627936">
            <text:p>5.6931176563</text:p>
          </table:table-cell>
          <table:table-cell table:formula="of:=IF([.A233]/[.B233]&gt;=1.2;&quot;defender&quot;;IF([.C233]&gt;=[.D23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6205546027049">
            <text:p>4.1620554603</text:p>
          </table:table-cell>
          <table:table-cell table:formula="of:=RAND()*5+1" office:value-type="float" office:value="5.53763289377093">
            <text:p>5.5376328938</text:p>
          </table:table-cell>
          <table:table-cell table:formula="of:=RAND()*5+1" office:value-type="float" office:value="5.79019537335262">
            <text:p>5.7901953734</text:p>
          </table:table-cell>
          <table:table-cell table:formula="of:=RAND()*5+1" office:value-type="float" office:value="2.12425299594179">
            <text:p>2.1242529959</text:p>
          </table:table-cell>
          <table:table-cell table:formula="of:=IF([.A234]/[.B234]&gt;=1.2;&quot;defender&quot;;IF([.C234]&gt;=[.D23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8962741559371">
            <text:p>3.2896274156</text:p>
          </table:table-cell>
          <table:table-cell table:formula="of:=RAND()*5+1" office:value-type="float" office:value="4.79437257302925">
            <text:p>4.794372573</text:p>
          </table:table-cell>
          <table:table-cell table:formula="of:=RAND()*5+1" office:value-type="float" office:value="1.99884840426967">
            <text:p>1.9988484043</text:p>
          </table:table-cell>
          <table:table-cell table:formula="of:=RAND()*5+1" office:value-type="float" office:value="3.72413840983063">
            <text:p>3.7241384098</text:p>
          </table:table-cell>
          <table:table-cell table:formula="of:=IF([.A235]/[.B235]&gt;=1.2;&quot;defender&quot;;IF([.C235]&gt;=[.D2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6148718520999">
            <text:p>5.9614871852</text:p>
          </table:table-cell>
          <table:table-cell table:formula="of:=RAND()*5+1" office:value-type="float" office:value="4.35707375546917">
            <text:p>4.3570737555</text:p>
          </table:table-cell>
          <table:table-cell table:formula="of:=RAND()*5+1" office:value-type="float" office:value="2.74391184234992">
            <text:p>2.7439118423</text:p>
          </table:table-cell>
          <table:table-cell table:formula="of:=RAND()*5+1" office:value-type="float" office:value="1.83767845062539">
            <text:p>1.8376784506</text:p>
          </table:table-cell>
          <table:table-cell table:formula="of:=IF([.A236]/[.B236]&gt;=1.2;&quot;defender&quot;;IF([.C236]&gt;=[.D23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4047542065382">
            <text:p>3.0404754207</text:p>
          </table:table-cell>
          <table:table-cell table:formula="of:=RAND()*5+1" office:value-type="float" office:value="2.94653454236686">
            <text:p>2.9465345424</text:p>
          </table:table-cell>
          <table:table-cell table:formula="of:=RAND()*5+1" office:value-type="float" office:value="3.35913334880024">
            <text:p>3.3591333488</text:p>
          </table:table-cell>
          <table:table-cell table:formula="of:=RAND()*5+1" office:value-type="float" office:value="5.1082598734647">
            <text:p>5.1082598735</text:p>
          </table:table-cell>
          <table:table-cell table:formula="of:=IF([.A237]/[.B237]&gt;=1.2;&quot;defender&quot;;IF([.C237]&gt;=[.D23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0572731504217">
            <text:p>1.205727315</text:p>
          </table:table-cell>
          <table:table-cell table:formula="of:=RAND()*5+1" office:value-type="float" office:value="2.06660918332636">
            <text:p>2.0666091833</text:p>
          </table:table-cell>
          <table:table-cell table:formula="of:=RAND()*5+1" office:value-type="float" office:value="2.19703327072784">
            <text:p>2.1970332707</text:p>
          </table:table-cell>
          <table:table-cell table:formula="of:=RAND()*5+1" office:value-type="float" office:value="2.60826156847179">
            <text:p>2.6082615685</text:p>
          </table:table-cell>
          <table:table-cell table:formula="of:=IF([.A238]/[.B238]&gt;=1.2;&quot;defender&quot;;IF([.C238]&gt;=[.D23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82192363170907">
            <text:p>3.8219236317</text:p>
          </table:table-cell>
          <table:table-cell table:formula="of:=RAND()*5+1" office:value-type="float" office:value="4.19371322868392">
            <text:p>4.1937132287</text:p>
          </table:table-cell>
          <table:table-cell table:formula="of:=RAND()*5+1" office:value-type="float" office:value="2.79312074091285">
            <text:p>2.7931207409</text:p>
          </table:table-cell>
          <table:table-cell table:formula="of:=RAND()*5+1" office:value-type="float" office:value="4.31915108952671">
            <text:p>4.3191510895</text:p>
          </table:table-cell>
          <table:table-cell table:formula="of:=IF([.A239]/[.B239]&gt;=1.2;&quot;defender&quot;;IF([.C239]&gt;=[.D23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61729497974738">
            <text:p>1.6172949797</text:p>
          </table:table-cell>
          <table:table-cell table:formula="of:=RAND()*5+1" office:value-type="float" office:value="3.28873810963705">
            <text:p>3.2887381096</text:p>
          </table:table-cell>
          <table:table-cell table:formula="of:=RAND()*5+1" office:value-type="float" office:value="1.25969889946282">
            <text:p>1.2596988995</text:p>
          </table:table-cell>
          <table:table-cell table:formula="of:=RAND()*5+1" office:value-type="float" office:value="3.0518188434653">
            <text:p>3.0518188435</text:p>
          </table:table-cell>
          <table:table-cell table:formula="of:=IF([.A240]/[.B240]&gt;=1.2;&quot;defender&quot;;IF([.C240]&gt;=[.D24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5508818347007">
            <text:p>2.5508818347</text:p>
          </table:table-cell>
          <table:table-cell table:formula="of:=RAND()*5+1" office:value-type="float" office:value="4.03441991796717">
            <text:p>4.034419918</text:p>
          </table:table-cell>
          <table:table-cell table:formula="of:=RAND()*5+1" office:value-type="float" office:value="5.58463508635759">
            <text:p>5.5846350864</text:p>
          </table:table-cell>
          <table:table-cell table:formula="of:=RAND()*5+1" office:value-type="float" office:value="3.15150280157104">
            <text:p>3.1515028016</text:p>
          </table:table-cell>
          <table:table-cell table:formula="of:=IF([.A241]/[.B241]&gt;=1.2;&quot;defender&quot;;IF([.C241]&gt;=[.D24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68913569534197">
            <text:p>2.6891356953</text:p>
          </table:table-cell>
          <table:table-cell table:formula="of:=RAND()*5+1" office:value-type="float" office:value="1.42673936812207">
            <text:p>1.4267393681</text:p>
          </table:table-cell>
          <table:table-cell table:formula="of:=RAND()*5+1" office:value-type="float" office:value="2.72089633764699">
            <text:p>2.7208963376</text:p>
          </table:table-cell>
          <table:table-cell table:formula="of:=RAND()*5+1" office:value-type="float" office:value="4.84301741607487">
            <text:p>4.8430174161</text:p>
          </table:table-cell>
          <table:table-cell table:formula="of:=IF([.A242]/[.B242]&gt;=1.2;&quot;defender&quot;;IF([.C242]&gt;=[.D24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55099236406386">
            <text:p>2.5509923641</text:p>
          </table:table-cell>
          <table:table-cell table:formula="of:=RAND()*5+1" office:value-type="float" office:value="3.74669054662809">
            <text:p>3.7466905466</text:p>
          </table:table-cell>
          <table:table-cell table:formula="of:=RAND()*5+1" office:value-type="float" office:value="2.54106312198564">
            <text:p>2.541063122</text:p>
          </table:table-cell>
          <table:table-cell table:formula="of:=RAND()*5+1" office:value-type="float" office:value="2.47933106869459">
            <text:p>2.4793310687</text:p>
          </table:table-cell>
          <table:table-cell table:formula="of:=IF([.A243]/[.B243]&gt;=1.2;&quot;defender&quot;;IF([.C243]&gt;=[.D24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0346948085353">
            <text:p>5.2034694809</text:p>
          </table:table-cell>
          <table:table-cell table:formula="of:=RAND()*5+1" office:value-type="float" office:value="4.84061978198588">
            <text:p>4.840619782</text:p>
          </table:table-cell>
          <table:table-cell table:formula="of:=RAND()*5+1" office:value-type="float" office:value="3.19769353745505">
            <text:p>3.1976935375</text:p>
          </table:table-cell>
          <table:table-cell table:formula="of:=RAND()*5+1" office:value-type="float" office:value="3.53991152625531">
            <text:p>3.5399115263</text:p>
          </table:table-cell>
          <table:table-cell table:formula="of:=IF([.A244]/[.B244]&gt;=1.2;&quot;defender&quot;;IF([.C244]&gt;=[.D24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48644606862217">
            <text:p>5.4864460686</text:p>
          </table:table-cell>
          <table:table-cell table:formula="of:=RAND()*5+1" office:value-type="float" office:value="5.16495666606352">
            <text:p>5.1649566661</text:p>
          </table:table-cell>
          <table:table-cell table:formula="of:=RAND()*5+1" office:value-type="float" office:value="4.27321654185653">
            <text:p>4.2732165419</text:p>
          </table:table-cell>
          <table:table-cell table:formula="of:=RAND()*5+1" office:value-type="float" office:value="5.23816895810887">
            <text:p>5.2381689581</text:p>
          </table:table-cell>
          <table:table-cell table:formula="of:=IF([.A245]/[.B245]&gt;=1.2;&quot;defender&quot;;IF([.C245]&gt;=[.D24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30477814143524">
            <text:p>1.3047781414</text:p>
          </table:table-cell>
          <table:table-cell table:formula="of:=RAND()*5+1" office:value-type="float" office:value="2.84557941975072">
            <text:p>2.8455794198</text:p>
          </table:table-cell>
          <table:table-cell table:formula="of:=RAND()*5+1" office:value-type="float" office:value="4.45384098822251">
            <text:p>4.4538409882</text:p>
          </table:table-cell>
          <table:table-cell table:formula="of:=RAND()*5+1" office:value-type="float" office:value="4.4789438568987">
            <text:p>4.4789438569</text:p>
          </table:table-cell>
          <table:table-cell table:formula="of:=IF([.A246]/[.B246]&gt;=1.2;&quot;defender&quot;;IF([.C246]&gt;=[.D24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67265708791092">
            <text:p>2.6726570879</text:p>
          </table:table-cell>
          <table:table-cell table:formula="of:=RAND()*5+1" office:value-type="float" office:value="2.50181141449139">
            <text:p>2.5018114145</text:p>
          </table:table-cell>
          <table:table-cell table:formula="of:=RAND()*5+1" office:value-type="float" office:value="5.8209625040181">
            <text:p>5.820962504</text:p>
          </table:table-cell>
          <table:table-cell table:formula="of:=RAND()*5+1" office:value-type="float" office:value="2.27576461993158">
            <text:p>2.2757646199</text:p>
          </table:table-cell>
          <table:table-cell table:formula="of:=IF([.A247]/[.B247]&gt;=1.2;&quot;defender&quot;;IF([.C247]&gt;=[.D24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56450273189694">
            <text:p>4.5645027319</text:p>
          </table:table-cell>
          <table:table-cell table:formula="of:=RAND()*5+1" office:value-type="float" office:value="4.46577782882378">
            <text:p>4.4657778288</text:p>
          </table:table-cell>
          <table:table-cell table:formula="of:=RAND()*5+1" office:value-type="float" office:value="1.51759667228907">
            <text:p>1.5175966723</text:p>
          </table:table-cell>
          <table:table-cell table:formula="of:=RAND()*5+1" office:value-type="float" office:value="1.43825748376548">
            <text:p>1.4382574838</text:p>
          </table:table-cell>
          <table:table-cell table:formula="of:=IF([.A248]/[.B248]&gt;=1.2;&quot;defender&quot;;IF([.C248]&gt;=[.D24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47267740173265">
            <text:p>4.4726774017</text:p>
          </table:table-cell>
          <table:table-cell table:formula="of:=RAND()*5+1" office:value-type="float" office:value="4.82420163135976">
            <text:p>4.8242016314</text:p>
          </table:table-cell>
          <table:table-cell table:formula="of:=RAND()*5+1" office:value-type="float" office:value="1.9757044329308">
            <text:p>1.9757044329</text:p>
          </table:table-cell>
          <table:table-cell table:formula="of:=RAND()*5+1" office:value-type="float" office:value="3.06847850931808">
            <text:p>3.0684785093</text:p>
          </table:table-cell>
          <table:table-cell table:formula="of:=IF([.A249]/[.B249]&gt;=1.2;&quot;defender&quot;;IF([.C249]&gt;=[.D24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9521787744015">
            <text:p>3.4952178774</text:p>
          </table:table-cell>
          <table:table-cell table:formula="of:=RAND()*5+1" office:value-type="float" office:value="4.05731249041855">
            <text:p>4.0573124904</text:p>
          </table:table-cell>
          <table:table-cell table:formula="of:=RAND()*5+1" office:value-type="float" office:value="1.80400303704664">
            <text:p>1.804003037</text:p>
          </table:table-cell>
          <table:table-cell table:formula="of:=RAND()*5+1" office:value-type="float" office:value="3.66484013060108">
            <text:p>3.6648401306</text:p>
          </table:table-cell>
          <table:table-cell table:formula="of:=IF([.A250]/[.B250]&gt;=1.2;&quot;defender&quot;;IF([.C250]&gt;=[.D25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14417119929567">
            <text:p>5.1441711993</text:p>
          </table:table-cell>
          <table:table-cell table:formula="of:=RAND()*5+1" office:value-type="float" office:value="5.04621024150401">
            <text:p>5.0462102415</text:p>
          </table:table-cell>
          <table:table-cell table:formula="of:=RAND()*5+1" office:value-type="float" office:value="3.88683002348989">
            <text:p>3.8868300235</text:p>
          </table:table-cell>
          <table:table-cell table:formula="of:=RAND()*5+1" office:value-type="float" office:value="3.34506615903229">
            <text:p>3.345066159</text:p>
          </table:table-cell>
          <table:table-cell table:formula="of:=IF([.A251]/[.B251]&gt;=1.2;&quot;defender&quot;;IF([.C251]&gt;=[.D25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849776876159">
            <text:p>5.8849776876</text:p>
          </table:table-cell>
          <table:table-cell table:formula="of:=RAND()*5+1" office:value-type="float" office:value="4.3476406801492">
            <text:p>4.3476406801</text:p>
          </table:table-cell>
          <table:table-cell table:formula="of:=RAND()*5+1" office:value-type="float" office:value="2.39777651522309">
            <text:p>2.3977765152</text:p>
          </table:table-cell>
          <table:table-cell table:formula="of:=RAND()*5+1" office:value-type="float" office:value="4.51042516063899">
            <text:p>4.5104251606</text:p>
          </table:table-cell>
          <table:table-cell table:formula="of:=IF([.A252]/[.B252]&gt;=1.2;&quot;defender&quot;;IF([.C252]&gt;=[.D25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1259734854102">
            <text:p>3.5125973485</text:p>
          </table:table-cell>
          <table:table-cell table:formula="of:=RAND()*5+1" office:value-type="float" office:value="1.08452356094494">
            <text:p>1.0845235609</text:p>
          </table:table-cell>
          <table:table-cell table:formula="of:=RAND()*5+1" office:value-type="float" office:value="4.55654889950529">
            <text:p>4.5565488995</text:p>
          </table:table-cell>
          <table:table-cell table:formula="of:=RAND()*5+1" office:value-type="float" office:value="3.54273295868188">
            <text:p>3.5427329587</text:p>
          </table:table-cell>
          <table:table-cell table:formula="of:=IF([.A253]/[.B253]&gt;=1.2;&quot;defender&quot;;IF([.C253]&gt;=[.D25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32269251905382">
            <text:p>5.3226925191</text:p>
          </table:table-cell>
          <table:table-cell table:formula="of:=RAND()*5+1" office:value-type="float" office:value="5.37142375623807">
            <text:p>5.3714237562</text:p>
          </table:table-cell>
          <table:table-cell table:formula="of:=RAND()*5+1" office:value-type="float" office:value="2.21700317598879">
            <text:p>2.217003176</text:p>
          </table:table-cell>
          <table:table-cell table:formula="of:=RAND()*5+1" office:value-type="float" office:value="1.78581389039755">
            <text:p>1.7858138904</text:p>
          </table:table-cell>
          <table:table-cell table:formula="of:=IF([.A254]/[.B254]&gt;=1.2;&quot;defender&quot;;IF([.C254]&gt;=[.D25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6475774729624">
            <text:p>5.2647577473</text:p>
          </table:table-cell>
          <table:table-cell table:formula="of:=RAND()*5+1" office:value-type="float" office:value="5.62747066281736">
            <text:p>5.6274706628</text:p>
          </table:table-cell>
          <table:table-cell table:formula="of:=RAND()*5+1" office:value-type="float" office:value="2.12928207730874">
            <text:p>2.1292820773</text:p>
          </table:table-cell>
          <table:table-cell table:formula="of:=RAND()*5+1" office:value-type="float" office:value="5.67084416653961">
            <text:p>5.6708441665</text:p>
          </table:table-cell>
          <table:table-cell table:formula="of:=IF([.A255]/[.B255]&gt;=1.2;&quot;defender&quot;;IF([.C255]&gt;=[.D25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4660878647119">
            <text:p>1.9466087865</text:p>
          </table:table-cell>
          <table:table-cell table:formula="of:=RAND()*5+1" office:value-type="float" office:value="1.93741483520716">
            <text:p>1.9374148352</text:p>
          </table:table-cell>
          <table:table-cell table:formula="of:=RAND()*5+1" office:value-type="float" office:value="5.40319266635925">
            <text:p>5.4031926664</text:p>
          </table:table-cell>
          <table:table-cell table:formula="of:=RAND()*5+1" office:value-type="float" office:value="1.95024458132684">
            <text:p>1.9502445813</text:p>
          </table:table-cell>
          <table:table-cell table:formula="of:=IF([.A256]/[.B256]&gt;=1.2;&quot;defender&quot;;IF([.C256]&gt;=[.D25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8850206509233">
            <text:p>2.3885020651</text:p>
          </table:table-cell>
          <table:table-cell table:formula="of:=RAND()*5+1" office:value-type="float" office:value="5.51111151836813">
            <text:p>5.5111115184</text:p>
          </table:table-cell>
          <table:table-cell table:formula="of:=RAND()*5+1" office:value-type="float" office:value="4.33531315205619">
            <text:p>4.3353131521</text:p>
          </table:table-cell>
          <table:table-cell table:formula="of:=RAND()*5+1" office:value-type="float" office:value="5.92078933864832">
            <text:p>5.9207893386</text:p>
          </table:table-cell>
          <table:table-cell table:formula="of:=IF([.A257]/[.B257]&gt;=1.2;&quot;defender&quot;;IF([.C257]&gt;=[.D25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9892678479664">
            <text:p>2.989267848</text:p>
          </table:table-cell>
          <table:table-cell table:formula="of:=RAND()*5+1" office:value-type="float" office:value="5.86117946915329">
            <text:p>5.8611794692</text:p>
          </table:table-cell>
          <table:table-cell table:formula="of:=RAND()*5+1" office:value-type="float" office:value="3.91849195957184">
            <text:p>3.9184919596</text:p>
          </table:table-cell>
          <table:table-cell table:formula="of:=RAND()*5+1" office:value-type="float" office:value="5.31101758498699">
            <text:p>5.311017585</text:p>
          </table:table-cell>
          <table:table-cell table:formula="of:=IF([.A258]/[.B258]&gt;=1.2;&quot;defender&quot;;IF([.C258]&gt;=[.D25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97585771558806">
            <text:p>2.9758577156</text:p>
          </table:table-cell>
          <table:table-cell table:formula="of:=RAND()*5+1" office:value-type="float" office:value="5.48448572540656">
            <text:p>5.4844857254</text:p>
          </table:table-cell>
          <table:table-cell table:formula="of:=RAND()*5+1" office:value-type="float" office:value="4.53069596923888">
            <text:p>4.5306959692</text:p>
          </table:table-cell>
          <table:table-cell table:formula="of:=RAND()*5+1" office:value-type="float" office:value="4.72249499661848">
            <text:p>4.7224949966</text:p>
          </table:table-cell>
          <table:table-cell table:formula="of:=IF([.A259]/[.B259]&gt;=1.2;&quot;defender&quot;;IF([.C259]&gt;=[.D2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06756115797907">
            <text:p>2.067561158</text:p>
          </table:table-cell>
          <table:table-cell table:formula="of:=RAND()*5+1" office:value-type="float" office:value="2.12002891721204">
            <text:p>2.1200289172</text:p>
          </table:table-cell>
          <table:table-cell table:formula="of:=RAND()*5+1" office:value-type="float" office:value="5.46766959736124">
            <text:p>5.4676695974</text:p>
          </table:table-cell>
          <table:table-cell table:formula="of:=RAND()*5+1" office:value-type="float" office:value="2.41752599272877">
            <text:p>2.4175259927</text:p>
          </table:table-cell>
          <table:table-cell table:formula="of:=IF([.A260]/[.B260]&gt;=1.2;&quot;defender&quot;;IF([.C260]&gt;=[.D26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50204955600202">
            <text:p>2.502049556</text:p>
          </table:table-cell>
          <table:table-cell table:formula="of:=RAND()*5+1" office:value-type="float" office:value="1.95253884559497">
            <text:p>1.9525388456</text:p>
          </table:table-cell>
          <table:table-cell table:formula="of:=RAND()*5+1" office:value-type="float" office:value="5.50184982968494">
            <text:p>5.5018498297</text:p>
          </table:table-cell>
          <table:table-cell table:formula="of:=RAND()*5+1" office:value-type="float" office:value="5.01521635008976">
            <text:p>5.0152163501</text:p>
          </table:table-cell>
          <table:table-cell table:formula="of:=IF([.A261]/[.B261]&gt;=1.2;&quot;defender&quot;;IF([.C261]&gt;=[.D26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32396260183305">
            <text:p>1.3239626018</text:p>
          </table:table-cell>
          <table:table-cell table:formula="of:=RAND()*5+1" office:value-type="float" office:value="2.98026694590226">
            <text:p>2.9802669459</text:p>
          </table:table-cell>
          <table:table-cell table:formula="of:=RAND()*5+1" office:value-type="float" office:value="3.76608083629981">
            <text:p>3.7660808363</text:p>
          </table:table-cell>
          <table:table-cell table:formula="of:=RAND()*5+1" office:value-type="float" office:value="1.82474207505584">
            <text:p>1.8247420751</text:p>
          </table:table-cell>
          <table:table-cell table:formula="of:=IF([.A262]/[.B262]&gt;=1.2;&quot;defender&quot;;IF([.C262]&gt;=[.D26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4522127378732">
            <text:p>1.4522127379</text:p>
          </table:table-cell>
          <table:table-cell table:formula="of:=RAND()*5+1" office:value-type="float" office:value="2.54096578015015">
            <text:p>2.5409657802</text:p>
          </table:table-cell>
          <table:table-cell table:formula="of:=RAND()*5+1" office:value-type="float" office:value="2.21180994668975">
            <text:p>2.2118099467</text:p>
          </table:table-cell>
          <table:table-cell table:formula="of:=RAND()*5+1" office:value-type="float" office:value="3.03083858592436">
            <text:p>3.0308385859</text:p>
          </table:table-cell>
          <table:table-cell table:formula="of:=IF([.A263]/[.B263]&gt;=1.2;&quot;defender&quot;;IF([.C263]&gt;=[.D26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6825342113152">
            <text:p>3.9682534211</text:p>
          </table:table-cell>
          <table:table-cell table:formula="of:=RAND()*5+1" office:value-type="float" office:value="2.58149481518194">
            <text:p>2.5814948152</text:p>
          </table:table-cell>
          <table:table-cell table:formula="of:=RAND()*5+1" office:value-type="float" office:value="1.14790594112128">
            <text:p>1.1479059411</text:p>
          </table:table-cell>
          <table:table-cell table:formula="of:=RAND()*5+1" office:value-type="float" office:value="2.45215342752635">
            <text:p>2.4521534275</text:p>
          </table:table-cell>
          <table:table-cell table:formula="of:=IF([.A264]/[.B264]&gt;=1.2;&quot;defender&quot;;IF([.C264]&gt;=[.D26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3173939650878">
            <text:p>3.5317393965</text:p>
          </table:table-cell>
          <table:table-cell table:formula="of:=RAND()*5+1" office:value-type="float" office:value="3.15841873316094">
            <text:p>3.1584187332</text:p>
          </table:table-cell>
          <table:table-cell table:formula="of:=RAND()*5+1" office:value-type="float" office:value="2.66953025385737">
            <text:p>2.6695302539</text:p>
          </table:table-cell>
          <table:table-cell table:formula="of:=RAND()*5+1" office:value-type="float" office:value="3.37144608749077">
            <text:p>3.3714460875</text:p>
          </table:table-cell>
          <table:table-cell table:formula="of:=IF([.A265]/[.B265]&gt;=1.2;&quot;defender&quot;;IF([.C265]&gt;=[.D26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29223542846739">
            <text:p>3.2922354285</text:p>
          </table:table-cell>
          <table:table-cell table:formula="of:=RAND()*5+1" office:value-type="float" office:value="4.92024146392942">
            <text:p>4.9202414639</text:p>
          </table:table-cell>
          <table:table-cell table:formula="of:=RAND()*5+1" office:value-type="float" office:value="4.7814209330827">
            <text:p>4.7814209331</text:p>
          </table:table-cell>
          <table:table-cell table:formula="of:=RAND()*5+1" office:value-type="float" office:value="1.00484340591356">
            <text:p>1.0048434059</text:p>
          </table:table-cell>
          <table:table-cell table:formula="of:=IF([.A266]/[.B266]&gt;=1.2;&quot;defender&quot;;IF([.C266]&gt;=[.D26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1586099090055">
            <text:p>5.3158609909</text:p>
          </table:table-cell>
          <table:table-cell table:formula="of:=RAND()*5+1" office:value-type="float" office:value="5.2815032764338">
            <text:p>5.2815032764</text:p>
          </table:table-cell>
          <table:table-cell table:formula="of:=RAND()*5+1" office:value-type="float" office:value="4.76598900416866">
            <text:p>4.7659890042</text:p>
          </table:table-cell>
          <table:table-cell table:formula="of:=RAND()*5+1" office:value-type="float" office:value="2.69991289265454">
            <text:p>2.6999128927</text:p>
          </table:table-cell>
          <table:table-cell table:formula="of:=IF([.A267]/[.B267]&gt;=1.2;&quot;defender&quot;;IF([.C267]&gt;=[.D26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42240788927302">
            <text:p>1.4224078893</text:p>
          </table:table-cell>
          <table:table-cell table:formula="of:=RAND()*5+1" office:value-type="float" office:value="2.29171870881692">
            <text:p>2.2917187088</text:p>
          </table:table-cell>
          <table:table-cell table:formula="of:=RAND()*5+1" office:value-type="float" office:value="3.41174762602895">
            <text:p>3.411747626</text:p>
          </table:table-cell>
          <table:table-cell table:formula="of:=RAND()*5+1" office:value-type="float" office:value="3.29668497340754">
            <text:p>3.2966849734</text:p>
          </table:table-cell>
          <table:table-cell table:formula="of:=IF([.A268]/[.B268]&gt;=1.2;&quot;defender&quot;;IF([.C268]&gt;=[.D26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71421096613631">
            <text:p>4.7142109661</text:p>
          </table:table-cell>
          <table:table-cell table:formula="of:=RAND()*5+1" office:value-type="float" office:value="2.48996904725209">
            <text:p>2.4899690473</text:p>
          </table:table-cell>
          <table:table-cell table:formula="of:=RAND()*5+1" office:value-type="float" office:value="3.28207313222811">
            <text:p>3.2820731322</text:p>
          </table:table-cell>
          <table:table-cell table:formula="of:=RAND()*5+1" office:value-type="float" office:value="1.75600584968925">
            <text:p>1.7560058497</text:p>
          </table:table-cell>
          <table:table-cell table:formula="of:=IF([.A269]/[.B269]&gt;=1.2;&quot;defender&quot;;IF([.C269]&gt;=[.D26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44250789284706">
            <text:p>3.4425078928</text:p>
          </table:table-cell>
          <table:table-cell table:formula="of:=RAND()*5+1" office:value-type="float" office:value="2.87941722339019">
            <text:p>2.8794172234</text:p>
          </table:table-cell>
          <table:table-cell table:formula="of:=RAND()*5+1" office:value-type="float" office:value="4.85968417162076">
            <text:p>4.8596841716</text:p>
          </table:table-cell>
          <table:table-cell table:formula="of:=RAND()*5+1" office:value-type="float" office:value="1.21626052213833">
            <text:p>1.2162605221</text:p>
          </table:table-cell>
          <table:table-cell table:formula="of:=IF([.A270]/[.B270]&gt;=1.2;&quot;defender&quot;;IF([.C270]&gt;=[.D27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04100259952247">
            <text:p>2.0410025995</text:p>
          </table:table-cell>
          <table:table-cell table:formula="of:=RAND()*5+1" office:value-type="float" office:value="3.76647049700841">
            <text:p>3.766470497</text:p>
          </table:table-cell>
          <table:table-cell table:formula="of:=RAND()*5+1" office:value-type="float" office:value="5.30743627715856">
            <text:p>5.3074362772</text:p>
          </table:table-cell>
          <table:table-cell table:formula="of:=RAND()*5+1" office:value-type="float" office:value="2.62576500792056">
            <text:p>2.6257650079</text:p>
          </table:table-cell>
          <table:table-cell table:formula="of:=IF([.A271]/[.B271]&gt;=1.2;&quot;defender&quot;;IF([.C271]&gt;=[.D27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5660359384492">
            <text:p>4.6566035938</text:p>
          </table:table-cell>
          <table:table-cell table:formula="of:=RAND()*5+1" office:value-type="float" office:value="2.49321533739567">
            <text:p>2.4932153374</text:p>
          </table:table-cell>
          <table:table-cell table:formula="of:=RAND()*5+1" office:value-type="float" office:value="1.81860516918823">
            <text:p>1.8186051692</text:p>
          </table:table-cell>
          <table:table-cell table:formula="of:=RAND()*5+1" office:value-type="float" office:value="2.70992446597666">
            <text:p>2.709924466</text:p>
          </table:table-cell>
          <table:table-cell table:formula="of:=IF([.A272]/[.B272]&gt;=1.2;&quot;defender&quot;;IF([.C272]&gt;=[.D27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07471015490592">
            <text:p>4.0747101549</text:p>
          </table:table-cell>
          <table:table-cell table:formula="of:=RAND()*5+1" office:value-type="float" office:value="1.51924622384831">
            <text:p>1.5192462238</text:p>
          </table:table-cell>
          <table:table-cell table:formula="of:=RAND()*5+1" office:value-type="float" office:value="1.31401586718857">
            <text:p>1.3140158672</text:p>
          </table:table-cell>
          <table:table-cell table:formula="of:=RAND()*5+1" office:value-type="float" office:value="4.59522054437548">
            <text:p>4.5952205444</text:p>
          </table:table-cell>
          <table:table-cell table:formula="of:=IF([.A273]/[.B273]&gt;=1.2;&quot;defender&quot;;IF([.C273]&gt;=[.D27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7766495700926">
            <text:p>3.677664957</text:p>
          </table:table-cell>
          <table:table-cell table:formula="of:=RAND()*5+1" office:value-type="float" office:value="2.62485701730475">
            <text:p>2.6248570173</text:p>
          </table:table-cell>
          <table:table-cell table:formula="of:=RAND()*5+1" office:value-type="float" office:value="4.56807270552963">
            <text:p>4.5680727055</text:p>
          </table:table-cell>
          <table:table-cell table:formula="of:=RAND()*5+1" office:value-type="float" office:value="2.15675829118118">
            <text:p>2.1567582912</text:p>
          </table:table-cell>
          <table:table-cell table:formula="of:=IF([.A274]/[.B274]&gt;=1.2;&quot;defender&quot;;IF([.C274]&gt;=[.D27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99630310479552">
            <text:p>4.9963031048</text:p>
          </table:table-cell>
          <table:table-cell table:formula="of:=RAND()*5+1" office:value-type="float" office:value="1.6064495514147">
            <text:p>1.6064495514</text:p>
          </table:table-cell>
          <table:table-cell table:formula="of:=RAND()*5+1" office:value-type="float" office:value="1.30584938824177">
            <text:p>1.3058493882</text:p>
          </table:table-cell>
          <table:table-cell table:formula="of:=RAND()*5+1" office:value-type="float" office:value="1.62768713571131">
            <text:p>1.6276871357</text:p>
          </table:table-cell>
          <table:table-cell table:formula="of:=IF([.A275]/[.B275]&gt;=1.2;&quot;defender&quot;;IF([.C275]&gt;=[.D27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2669101534411">
            <text:p>5.5266910153</text:p>
          </table:table-cell>
          <table:table-cell table:formula="of:=RAND()*5+1" office:value-type="float" office:value="5.34719521086663">
            <text:p>5.3471952109</text:p>
          </table:table-cell>
          <table:table-cell table:formula="of:=RAND()*5+1" office:value-type="float" office:value="5.35203861678019">
            <text:p>5.3520386168</text:p>
          </table:table-cell>
          <table:table-cell table:formula="of:=RAND()*5+1" office:value-type="float" office:value="2.28853853326291">
            <text:p>2.2885385333</text:p>
          </table:table-cell>
          <table:table-cell table:formula="of:=IF([.A276]/[.B276]&gt;=1.2;&quot;defender&quot;;IF([.C276]&gt;=[.D27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7004181202501">
            <text:p>1.570041812</text:p>
          </table:table-cell>
          <table:table-cell table:formula="of:=RAND()*5+1" office:value-type="float" office:value="4.30811194842681">
            <text:p>4.3081119484</text:p>
          </table:table-cell>
          <table:table-cell table:formula="of:=RAND()*5+1" office:value-type="float" office:value="1.00802484108135">
            <text:p>1.0080248411</text:p>
          </table:table-cell>
          <table:table-cell table:formula="of:=RAND()*5+1" office:value-type="float" office:value="4.66789961000904">
            <text:p>4.66789961</text:p>
          </table:table-cell>
          <table:table-cell table:formula="of:=IF([.A277]/[.B277]&gt;=1.2;&quot;defender&quot;;IF([.C277]&gt;=[.D27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5961831882596">
            <text:p>5.9596183188</text:p>
          </table:table-cell>
          <table:table-cell table:formula="of:=RAND()*5+1" office:value-type="float" office:value="5.33603081619367">
            <text:p>5.3360308162</text:p>
          </table:table-cell>
          <table:table-cell table:formula="of:=RAND()*5+1" office:value-type="float" office:value="2.63271578960121">
            <text:p>2.6327157896</text:p>
          </table:table-cell>
          <table:table-cell table:formula="of:=RAND()*5+1" office:value-type="float" office:value="1.43043273268268">
            <text:p>1.4304327327</text:p>
          </table:table-cell>
          <table:table-cell table:formula="of:=IF([.A278]/[.B278]&gt;=1.2;&quot;defender&quot;;IF([.C278]&gt;=[.D27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92040177993476">
            <text:p>2.9204017799</text:p>
          </table:table-cell>
          <table:table-cell table:formula="of:=RAND()*5+1" office:value-type="float" office:value="3.37136594485492">
            <text:p>3.3713659449</text:p>
          </table:table-cell>
          <table:table-cell table:formula="of:=RAND()*5+1" office:value-type="float" office:value="5.25078316824511">
            <text:p>5.2507831682</text:p>
          </table:table-cell>
          <table:table-cell table:formula="of:=RAND()*5+1" office:value-type="float" office:value="1.34692675573751">
            <text:p>1.3469267557</text:p>
          </table:table-cell>
          <table:table-cell table:formula="of:=IF([.A279]/[.B279]&gt;=1.2;&quot;defender&quot;;IF([.C279]&gt;=[.D27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56318728020415">
            <text:p>1.5631872802</text:p>
          </table:table-cell>
          <table:table-cell table:formula="of:=RAND()*5+1" office:value-type="float" office:value="5.36290967511013">
            <text:p>5.3629096751</text:p>
          </table:table-cell>
          <table:table-cell table:formula="of:=RAND()*5+1" office:value-type="float" office:value="3.12938017211854">
            <text:p>3.1293801721</text:p>
          </table:table-cell>
          <table:table-cell table:formula="of:=RAND()*5+1" office:value-type="float" office:value="4.11046733986586">
            <text:p>4.1104673399</text:p>
          </table:table-cell>
          <table:table-cell table:formula="of:=IF([.A280]/[.B280]&gt;=1.2;&quot;defender&quot;;IF([.C280]&gt;=[.D28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73623235011473">
            <text:p>5.7362323501</text:p>
          </table:table-cell>
          <table:table-cell table:formula="of:=RAND()*5+1" office:value-type="float" office:value="2.60418987972662">
            <text:p>2.6041898797</text:p>
          </table:table-cell>
          <table:table-cell table:formula="of:=RAND()*5+1" office:value-type="float" office:value="4.83780286647379">
            <text:p>4.8378028665</text:p>
          </table:table-cell>
          <table:table-cell table:formula="of:=RAND()*5+1" office:value-type="float" office:value="4.75935861840844">
            <text:p>4.7593586184</text:p>
          </table:table-cell>
          <table:table-cell table:formula="of:=IF([.A281]/[.B281]&gt;=1.2;&quot;defender&quot;;IF([.C281]&gt;=[.D28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09740521712229">
            <text:p>4.0974052171</text:p>
          </table:table-cell>
          <table:table-cell table:formula="of:=RAND()*5+1" office:value-type="float" office:value="2.4368164492771">
            <text:p>2.4368164493</text:p>
          </table:table-cell>
          <table:table-cell table:formula="of:=RAND()*5+1" office:value-type="float" office:value="2.30992608843371">
            <text:p>2.3099260884</text:p>
          </table:table-cell>
          <table:table-cell table:formula="of:=RAND()*5+1" office:value-type="float" office:value="1.18301183357835">
            <text:p>1.1830118336</text:p>
          </table:table-cell>
          <table:table-cell table:formula="of:=IF([.A282]/[.B282]&gt;=1.2;&quot;defender&quot;;IF([.C282]&gt;=[.D28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5606267312542">
            <text:p>2.9560626731</text:p>
          </table:table-cell>
          <table:table-cell table:formula="of:=RAND()*5+1" office:value-type="float" office:value="4.39283594395965">
            <text:p>4.392835944</text:p>
          </table:table-cell>
          <table:table-cell table:formula="of:=RAND()*5+1" office:value-type="float" office:value="1.0176929612644">
            <text:p>1.0176929613</text:p>
          </table:table-cell>
          <table:table-cell table:formula="of:=RAND()*5+1" office:value-type="float" office:value="2.1721153720282">
            <text:p>2.172115372</text:p>
          </table:table-cell>
          <table:table-cell table:formula="of:=IF([.A283]/[.B283]&gt;=1.2;&quot;defender&quot;;IF([.C283]&gt;=[.D28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77856492577121">
            <text:p>2.7785649258</text:p>
          </table:table-cell>
          <table:table-cell table:formula="of:=RAND()*5+1" office:value-type="float" office:value="5.63372763013467">
            <text:p>5.6337276301</text:p>
          </table:table-cell>
          <table:table-cell table:formula="of:=RAND()*5+1" office:value-type="float" office:value="4.98092284332961">
            <text:p>4.9809228433</text:p>
          </table:table-cell>
          <table:table-cell table:formula="of:=RAND()*5+1" office:value-type="float" office:value="5.01399606838822">
            <text:p>5.0139960684</text:p>
          </table:table-cell>
          <table:table-cell table:formula="of:=IF([.A284]/[.B284]&gt;=1.2;&quot;defender&quot;;IF([.C284]&gt;=[.D28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30253460165113">
            <text:p>1.3025346017</text:p>
          </table:table-cell>
          <table:table-cell table:formula="of:=RAND()*5+1" office:value-type="float" office:value="2.30525594111532">
            <text:p>2.3052559411</text:p>
          </table:table-cell>
          <table:table-cell table:formula="of:=RAND()*5+1" office:value-type="float" office:value="5.61336789187044">
            <text:p>5.6133678919</text:p>
          </table:table-cell>
          <table:table-cell table:formula="of:=RAND()*5+1" office:value-type="float" office:value="4.3329614601098">
            <text:p>4.3329614601</text:p>
          </table:table-cell>
          <table:table-cell table:formula="of:=IF([.A285]/[.B285]&gt;=1.2;&quot;defender&quot;;IF([.C285]&gt;=[.D28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0086107011884">
            <text:p>3.0008610701</text:p>
          </table:table-cell>
          <table:table-cell table:formula="of:=RAND()*5+1" office:value-type="float" office:value="1.87257641367614">
            <text:p>1.8725764137</text:p>
          </table:table-cell>
          <table:table-cell table:formula="of:=RAND()*5+1" office:value-type="float" office:value="2.88130580121651">
            <text:p>2.8813058012</text:p>
          </table:table-cell>
          <table:table-cell table:formula="of:=RAND()*5+1" office:value-type="float" office:value="2.66105603799224">
            <text:p>2.661056038</text:p>
          </table:table-cell>
          <table:table-cell table:formula="of:=IF([.A286]/[.B286]&gt;=1.2;&quot;defender&quot;;IF([.C286]&gt;=[.D2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0860722986981">
            <text:p>1.2086072299</text:p>
          </table:table-cell>
          <table:table-cell table:formula="of:=RAND()*5+1" office:value-type="float" office:value="5.62139273295179">
            <text:p>5.621392733</text:p>
          </table:table-cell>
          <table:table-cell table:formula="of:=RAND()*5+1" office:value-type="float" office:value="1.05182546563447">
            <text:p>1.0518254656</text:p>
          </table:table-cell>
          <table:table-cell table:formula="of:=RAND()*5+1" office:value-type="float" office:value="2.9604793889448">
            <text:p>2.9604793889</text:p>
          </table:table-cell>
          <table:table-cell table:formula="of:=IF([.A287]/[.B287]&gt;=1.2;&quot;defender&quot;;IF([.C287]&gt;=[.D28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33184533379972">
            <text:p>5.3318453338</text:p>
          </table:table-cell>
          <table:table-cell table:formula="of:=RAND()*5+1" office:value-type="float" office:value="2.84132301947102">
            <text:p>2.8413230195</text:p>
          </table:table-cell>
          <table:table-cell table:formula="of:=RAND()*5+1" office:value-type="float" office:value="4.79338932223618">
            <text:p>4.7933893222</text:p>
          </table:table-cell>
          <table:table-cell table:formula="of:=RAND()*5+1" office:value-type="float" office:value="2.4389716158621">
            <text:p>2.4389716159</text:p>
          </table:table-cell>
          <table:table-cell table:formula="of:=IF([.A288]/[.B288]&gt;=1.2;&quot;defender&quot;;IF([.C288]&gt;=[.D28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8824977753684">
            <text:p>3.1882497775</text:p>
          </table:table-cell>
          <table:table-cell table:formula="of:=RAND()*5+1" office:value-type="float" office:value="2.97222724789754">
            <text:p>2.9722272479</text:p>
          </table:table-cell>
          <table:table-cell table:formula="of:=RAND()*5+1" office:value-type="float" office:value="2.33513692300767">
            <text:p>2.335136923</text:p>
          </table:table-cell>
          <table:table-cell table:formula="of:=RAND()*5+1" office:value-type="float" office:value="4.58262850437313">
            <text:p>4.5826285044</text:p>
          </table:table-cell>
          <table:table-cell table:formula="of:=IF([.A289]/[.B289]&gt;=1.2;&quot;defender&quot;;IF([.C289]&gt;=[.D28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693095844239">
            <text:p>2.6930958442</text:p>
          </table:table-cell>
          <table:table-cell table:formula="of:=RAND()*5+1" office:value-type="float" office:value="3.75143705774099">
            <text:p>3.7514370577</text:p>
          </table:table-cell>
          <table:table-cell table:formula="of:=RAND()*5+1" office:value-type="float" office:value="5.35562693746761">
            <text:p>5.3556269375</text:p>
          </table:table-cell>
          <table:table-cell table:formula="of:=RAND()*5+1" office:value-type="float" office:value="4.46451709512621">
            <text:p>4.4645170951</text:p>
          </table:table-cell>
          <table:table-cell table:formula="of:=IF([.A290]/[.B290]&gt;=1.2;&quot;defender&quot;;IF([.C290]&gt;=[.D29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90133354440331">
            <text:p>5.9013335444</text:p>
          </table:table-cell>
          <table:table-cell table:formula="of:=RAND()*5+1" office:value-type="float" office:value="2.42932819435373">
            <text:p>2.4293281944</text:p>
          </table:table-cell>
          <table:table-cell table:formula="of:=RAND()*5+1" office:value-type="float" office:value="2.3541736965999">
            <text:p>2.3541736966</text:p>
          </table:table-cell>
          <table:table-cell table:formula="of:=RAND()*5+1" office:value-type="float" office:value="1.5373011645861">
            <text:p>1.5373011646</text:p>
          </table:table-cell>
          <table:table-cell table:formula="of:=IF([.A291]/[.B291]&gt;=1.2;&quot;defender&quot;;IF([.C291]&gt;=[.D29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82216414064169">
            <text:p>5.8221641406</text:p>
          </table:table-cell>
          <table:table-cell table:formula="of:=RAND()*5+1" office:value-type="float" office:value="3.45303215458989">
            <text:p>3.4530321546</text:p>
          </table:table-cell>
          <table:table-cell table:formula="of:=RAND()*5+1" office:value-type="float" office:value="3.27665006648749">
            <text:p>3.2766500665</text:p>
          </table:table-cell>
          <table:table-cell table:formula="of:=RAND()*5+1" office:value-type="float" office:value="4.07507003424689">
            <text:p>4.0750700342</text:p>
          </table:table-cell>
          <table:table-cell table:formula="of:=IF([.A292]/[.B292]&gt;=1.2;&quot;defender&quot;;IF([.C292]&gt;=[.D29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251475289464">
            <text:p>4.6251475289</text:p>
          </table:table-cell>
          <table:table-cell table:formula="of:=RAND()*5+1" office:value-type="float" office:value="2.85739621752873">
            <text:p>2.8573962175</text:p>
          </table:table-cell>
          <table:table-cell table:formula="of:=RAND()*5+1" office:value-type="float" office:value="5.38031858066097">
            <text:p>5.3803185807</text:p>
          </table:table-cell>
          <table:table-cell table:formula="of:=RAND()*5+1" office:value-type="float" office:value="4.67442658171058">
            <text:p>4.6744265817</text:p>
          </table:table-cell>
          <table:table-cell table:formula="of:=IF([.A293]/[.B293]&gt;=1.2;&quot;defender&quot;;IF([.C293]&gt;=[.D29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911238476634">
            <text:p>2.4911238477</text:p>
          </table:table-cell>
          <table:table-cell table:formula="of:=RAND()*5+1" office:value-type="float" office:value="5.83985710190609">
            <text:p>5.8398571019</text:p>
          </table:table-cell>
          <table:table-cell table:formula="of:=RAND()*5+1" office:value-type="float" office:value="4.85385317029431">
            <text:p>4.8538531703</text:p>
          </table:table-cell>
          <table:table-cell table:formula="of:=RAND()*5+1" office:value-type="float" office:value="1.40371245471761">
            <text:p>1.4037124547</text:p>
          </table:table-cell>
          <table:table-cell table:formula="of:=IF([.A294]/[.B294]&gt;=1.2;&quot;defender&quot;;IF([.C294]&gt;=[.D29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0896839583293">
            <text:p>2.7089683958</text:p>
          </table:table-cell>
          <table:table-cell table:formula="of:=RAND()*5+1" office:value-type="float" office:value="1.47204669099301">
            <text:p>1.472046691</text:p>
          </table:table-cell>
          <table:table-cell table:formula="of:=RAND()*5+1" office:value-type="float" office:value="2.58549519488588">
            <text:p>2.5854951949</text:p>
          </table:table-cell>
          <table:table-cell table:formula="of:=RAND()*5+1" office:value-type="float" office:value="3.93686748249456">
            <text:p>3.9368674825</text:p>
          </table:table-cell>
          <table:table-cell table:formula="of:=IF([.A295]/[.B295]&gt;=1.2;&quot;defender&quot;;IF([.C295]&gt;=[.D29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0500815343112">
            <text:p>4.8050081534</text:p>
          </table:table-cell>
          <table:table-cell table:formula="of:=RAND()*5+1" office:value-type="float" office:value="5.15638777427375">
            <text:p>5.1563877743</text:p>
          </table:table-cell>
          <table:table-cell table:formula="of:=RAND()*5+1" office:value-type="float" office:value="1.0289641879499">
            <text:p>1.0289641879</text:p>
          </table:table-cell>
          <table:table-cell table:formula="of:=RAND()*5+1" office:value-type="float" office:value="2.32233628770336">
            <text:p>2.3223362877</text:p>
          </table:table-cell>
          <table:table-cell table:formula="of:=IF([.A296]/[.B296]&gt;=1.2;&quot;defender&quot;;IF([.C296]&gt;=[.D29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4372902298346">
            <text:p>1.943729023</text:p>
          </table:table-cell>
          <table:table-cell table:formula="of:=RAND()*5+1" office:value-type="float" office:value="1.80586922354996">
            <text:p>1.8058692235</text:p>
          </table:table-cell>
          <table:table-cell table:formula="of:=RAND()*5+1" office:value-type="float" office:value="3.76634861482307">
            <text:p>3.7663486148</text:p>
          </table:table-cell>
          <table:table-cell table:formula="of:=RAND()*5+1" office:value-type="float" office:value="1.23757142014802">
            <text:p>1.2375714201</text:p>
          </table:table-cell>
          <table:table-cell table:formula="of:=IF([.A297]/[.B297]&gt;=1.2;&quot;defender&quot;;IF([.C297]&gt;=[.D297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7889443961903">
            <text:p>3.0788944396</text:p>
          </table:table-cell>
          <table:table-cell table:formula="of:=RAND()*5+1" office:value-type="float" office:value="1.99555448861793">
            <text:p>1.9955544886</text:p>
          </table:table-cell>
          <table:table-cell table:formula="of:=RAND()*5+1" office:value-type="float" office:value="2.21715954039246">
            <text:p>2.2171595404</text:p>
          </table:table-cell>
          <table:table-cell table:formula="of:=RAND()*5+1" office:value-type="float" office:value="2.08734502457082">
            <text:p>2.0873450246</text:p>
          </table:table-cell>
          <table:table-cell table:formula="of:=IF([.A298]/[.B298]&gt;=1.2;&quot;defender&quot;;IF([.C298]&gt;=[.D29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96778173651546">
            <text:p>3.9677817365</text:p>
          </table:table-cell>
          <table:table-cell table:formula="of:=RAND()*5+1" office:value-type="float" office:value="3.09819394862279">
            <text:p>3.0981939486</text:p>
          </table:table-cell>
          <table:table-cell table:formula="of:=RAND()*5+1" office:value-type="float" office:value="2.95208383258432">
            <text:p>2.9520838326</text:p>
          </table:table-cell>
          <table:table-cell table:formula="of:=RAND()*5+1" office:value-type="float" office:value="2.36506548384204">
            <text:p>2.3650654838</text:p>
          </table:table-cell>
          <table:table-cell table:formula="of:=IF([.A299]/[.B299]&gt;=1.2;&quot;defender&quot;;IF([.C299]&gt;=[.D29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8082245299593">
            <text:p>1.680822453</text:p>
          </table:table-cell>
          <table:table-cell table:formula="of:=RAND()*5+1" office:value-type="float" office:value="5.26714421715587">
            <text:p>5.2671442172</text:p>
          </table:table-cell>
          <table:table-cell table:formula="of:=RAND()*5+1" office:value-type="float" office:value="3.01858127489686">
            <text:p>3.0185812749</text:p>
          </table:table-cell>
          <table:table-cell table:formula="of:=RAND()*5+1" office:value-type="float" office:value="5.30291865952313">
            <text:p>5.3029186595</text:p>
          </table:table-cell>
          <table:table-cell table:formula="of:=IF([.A300]/[.B300]&gt;=1.2;&quot;defender&quot;;IF([.C300]&gt;=[.D30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76743575464934">
            <text:p>3.7674357546</text:p>
          </table:table-cell>
          <table:table-cell table:formula="of:=RAND()*5+1" office:value-type="float" office:value="3.37391829956323">
            <text:p>3.3739182996</text:p>
          </table:table-cell>
          <table:table-cell table:formula="of:=RAND()*5+1" office:value-type="float" office:value="4.80324649391696">
            <text:p>4.8032464939</text:p>
          </table:table-cell>
          <table:table-cell table:formula="of:=RAND()*5+1" office:value-type="float" office:value="2.37420821236446">
            <text:p>2.3742082124</text:p>
          </table:table-cell>
          <table:table-cell table:formula="of:=IF([.A301]/[.B301]&gt;=1.2;&quot;defender&quot;;IF([.C301]&gt;=[.D30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82724036928266">
            <text:p>4.8272403693</text:p>
          </table:table-cell>
          <table:table-cell table:formula="of:=RAND()*5+1" office:value-type="float" office:value="3.66876929905266">
            <text:p>3.6687692991</text:p>
          </table:table-cell>
          <table:table-cell table:formula="of:=RAND()*5+1" office:value-type="float" office:value="3.53949845209718">
            <text:p>3.5394984521</text:p>
          </table:table-cell>
          <table:table-cell table:formula="of:=RAND()*5+1" office:value-type="float" office:value="5.23415696481243">
            <text:p>5.2341569648</text:p>
          </table:table-cell>
          <table:table-cell table:formula="of:=IF([.A302]/[.B302]&gt;=1.2;&quot;defender&quot;;IF([.C302]&gt;=[.D30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2616551658139">
            <text:p>5.5261655166</text:p>
          </table:table-cell>
          <table:table-cell table:formula="of:=RAND()*5+1" office:value-type="float" office:value="4.62541063455865">
            <text:p>4.6254106346</text:p>
          </table:table-cell>
          <table:table-cell table:formula="of:=RAND()*5+1" office:value-type="float" office:value="4.46526773879305">
            <text:p>4.4652677388</text:p>
          </table:table-cell>
          <table:table-cell table:formula="of:=RAND()*5+1" office:value-type="float" office:value="3.45238789822906">
            <text:p>3.4523878982</text:p>
          </table:table-cell>
          <table:table-cell table:formula="of:=IF([.A303]/[.B303]&gt;=1.2;&quot;defender&quot;;IF([.C303]&gt;=[.D30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5610035294667">
            <text:p>3.8561003529</text:p>
          </table:table-cell>
          <table:table-cell table:formula="of:=RAND()*5+1" office:value-type="float" office:value="2.0172893665731">
            <text:p>2.0172893666</text:p>
          </table:table-cell>
          <table:table-cell table:formula="of:=RAND()*5+1" office:value-type="float" office:value="3.12107133353129">
            <text:p>3.1210713335</text:p>
          </table:table-cell>
          <table:table-cell table:formula="of:=RAND()*5+1" office:value-type="float" office:value="4.35810362361372">
            <text:p>4.3581036236</text:p>
          </table:table-cell>
          <table:table-cell table:formula="of:=IF([.A304]/[.B304]&gt;=1.2;&quot;defender&quot;;IF([.C304]&gt;=[.D30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8933605756611">
            <text:p>2.4893360576</text:p>
          </table:table-cell>
          <table:table-cell table:formula="of:=RAND()*5+1" office:value-type="float" office:value="3.31912090908736">
            <text:p>3.3191209091</text:p>
          </table:table-cell>
          <table:table-cell table:formula="of:=RAND()*5+1" office:value-type="float" office:value="2.47550868336111">
            <text:p>2.4755086834</text:p>
          </table:table-cell>
          <table:table-cell table:formula="of:=RAND()*5+1" office:value-type="float" office:value="5.5650687487796">
            <text:p>5.5650687488</text:p>
          </table:table-cell>
          <table:table-cell table:formula="of:=IF([.A305]/[.B305]&gt;=1.2;&quot;defender&quot;;IF([.C305]&gt;=[.D30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88740503881127">
            <text:p>1.8874050388</text:p>
          </table:table-cell>
          <table:table-cell table:formula="of:=RAND()*5+1" office:value-type="float" office:value="1.29434421099722">
            <text:p>1.294344211</text:p>
          </table:table-cell>
          <table:table-cell table:formula="of:=RAND()*5+1" office:value-type="float" office:value="1.94408143311739">
            <text:p>1.9440814331</text:p>
          </table:table-cell>
          <table:table-cell table:formula="of:=RAND()*5+1" office:value-type="float" office:value="3.43508720071986">
            <text:p>3.4350872007</text:p>
          </table:table-cell>
          <table:table-cell table:formula="of:=IF([.A306]/[.B306]&gt;=1.2;&quot;defender&quot;;IF([.C306]&gt;=[.D30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10021343687549">
            <text:p>2.1002134369</text:p>
          </table:table-cell>
          <table:table-cell table:formula="of:=RAND()*5+1" office:value-type="float" office:value="2.50447287363932">
            <text:p>2.5044728736</text:p>
          </table:table-cell>
          <table:table-cell table:formula="of:=RAND()*5+1" office:value-type="float" office:value="2.74204429378733">
            <text:p>2.7420442938</text:p>
          </table:table-cell>
          <table:table-cell table:formula="of:=RAND()*5+1" office:value-type="float" office:value="2.83113406179473">
            <text:p>2.8311340618</text:p>
          </table:table-cell>
          <table:table-cell table:formula="of:=IF([.A307]/[.B307]&gt;=1.2;&quot;defender&quot;;IF([.C307]&gt;=[.D30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82668855041265">
            <text:p>3.8266885504</text:p>
          </table:table-cell>
          <table:table-cell table:formula="of:=RAND()*5+1" office:value-type="float" office:value="4.86656205169857">
            <text:p>4.8665620517</text:p>
          </table:table-cell>
          <table:table-cell table:formula="of:=RAND()*5+1" office:value-type="float" office:value="1.96475600032136">
            <text:p>1.9647560003</text:p>
          </table:table-cell>
          <table:table-cell table:formula="of:=RAND()*5+1" office:value-type="float" office:value="4.82093873340637">
            <text:p>4.8209387334</text:p>
          </table:table-cell>
          <table:table-cell table:formula="of:=IF([.A308]/[.B308]&gt;=1.2;&quot;defender&quot;;IF([.C308]&gt;=[.D30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08808295289055">
            <text:p>4.0880829529</text:p>
          </table:table-cell>
          <table:table-cell table:formula="of:=RAND()*5+1" office:value-type="float" office:value="1.79447028925642">
            <text:p>1.7944702893</text:p>
          </table:table-cell>
          <table:table-cell table:formula="of:=RAND()*5+1" office:value-type="float" office:value="2.95332416798919">
            <text:p>2.953324168</text:p>
          </table:table-cell>
          <table:table-cell table:formula="of:=RAND()*5+1" office:value-type="float" office:value="5.51215413864702">
            <text:p>5.5121541386</text:p>
          </table:table-cell>
          <table:table-cell table:formula="of:=IF([.A309]/[.B309]&gt;=1.2;&quot;defender&quot;;IF([.C309]&gt;=[.D30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9738894877955">
            <text:p>1.0973889488</text:p>
          </table:table-cell>
          <table:table-cell table:formula="of:=RAND()*5+1" office:value-type="float" office:value="2.64557845564559">
            <text:p>2.6455784556</text:p>
          </table:table-cell>
          <table:table-cell table:formula="of:=RAND()*5+1" office:value-type="float" office:value="5.01949675520882">
            <text:p>5.0194967552</text:p>
          </table:table-cell>
          <table:table-cell table:formula="of:=RAND()*5+1" office:value-type="float" office:value="1.10666422778741">
            <text:p>1.1066642278</text:p>
          </table:table-cell>
          <table:table-cell table:formula="of:=IF([.A310]/[.B310]&gt;=1.2;&quot;defender&quot;;IF([.C310]&gt;=[.D31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48087244248018">
            <text:p>2.4808724425</text:p>
          </table:table-cell>
          <table:table-cell table:formula="of:=RAND()*5+1" office:value-type="float" office:value="3.8648247057572">
            <text:p>3.8648247058</text:p>
          </table:table-cell>
          <table:table-cell table:formula="of:=RAND()*5+1" office:value-type="float" office:value="1.53359400480986">
            <text:p>1.5335940048</text:p>
          </table:table-cell>
          <table:table-cell table:formula="of:=RAND()*5+1" office:value-type="float" office:value="3.82274324912578">
            <text:p>3.8227432491</text:p>
          </table:table-cell>
          <table:table-cell table:formula="of:=IF([.A311]/[.B311]&gt;=1.2;&quot;defender&quot;;IF([.C311]&gt;=[.D31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44815388601273">
            <text:p>2.448153886</text:p>
          </table:table-cell>
          <table:table-cell table:formula="of:=RAND()*5+1" office:value-type="float" office:value="1.30811281176284">
            <text:p>1.3081128118</text:p>
          </table:table-cell>
          <table:table-cell table:formula="of:=RAND()*5+1" office:value-type="float" office:value="4.59184549422935">
            <text:p>4.5918454942</text:p>
          </table:table-cell>
          <table:table-cell table:formula="of:=RAND()*5+1" office:value-type="float" office:value="3.25917355623096">
            <text:p>3.2591735562</text:p>
          </table:table-cell>
          <table:table-cell table:formula="of:=IF([.A312]/[.B312]&gt;=1.2;&quot;defender&quot;;IF([.C312]&gt;=[.D31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7605007099919">
            <text:p>3.76050071</text:p>
          </table:table-cell>
          <table:table-cell table:formula="of:=RAND()*5+1" office:value-type="float" office:value="1.05975952371955">
            <text:p>1.0597595237</text:p>
          </table:table-cell>
          <table:table-cell table:formula="of:=RAND()*5+1" office:value-type="float" office:value="1.13984127668664">
            <text:p>1.1398412767</text:p>
          </table:table-cell>
          <table:table-cell table:formula="of:=RAND()*5+1" office:value-type="float" office:value="3.42964836070314">
            <text:p>3.4296483607</text:p>
          </table:table-cell>
          <table:table-cell table:formula="of:=IF([.A313]/[.B313]&gt;=1.2;&quot;defender&quot;;IF([.C313]&gt;=[.D31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07704889029264">
            <text:p>2.0770488903</text:p>
          </table:table-cell>
          <table:table-cell table:formula="of:=RAND()*5+1" office:value-type="float" office:value="5.91342162480578">
            <text:p>5.9134216248</text:p>
          </table:table-cell>
          <table:table-cell table:formula="of:=RAND()*5+1" office:value-type="float" office:value="3.23254253389314">
            <text:p>3.2325425339</text:p>
          </table:table-cell>
          <table:table-cell table:formula="of:=RAND()*5+1" office:value-type="float" office:value="1.61660106293857">
            <text:p>1.6166010629</text:p>
          </table:table-cell>
          <table:table-cell table:formula="of:=IF([.A314]/[.B314]&gt;=1.2;&quot;defender&quot;;IF([.C314]&gt;=[.D31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18166981171817">
            <text:p>1.1816698117</text:p>
          </table:table-cell>
          <table:table-cell table:formula="of:=RAND()*5+1" office:value-type="float" office:value="3.56638494785875">
            <text:p>3.5663849479</text:p>
          </table:table-cell>
          <table:table-cell table:formula="of:=RAND()*5+1" office:value-type="float" office:value="3.86072916118428">
            <text:p>3.8607291612</text:p>
          </table:table-cell>
          <table:table-cell table:formula="of:=RAND()*5+1" office:value-type="float" office:value="4.70805121958256">
            <text:p>4.7080512196</text:p>
          </table:table-cell>
          <table:table-cell table:formula="of:=IF([.A315]/[.B315]&gt;=1.2;&quot;defender&quot;;IF([.C315]&gt;=[.D31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1252409322187">
            <text:p>1.2125240932</text:p>
          </table:table-cell>
          <table:table-cell table:formula="of:=RAND()*5+1" office:value-type="float" office:value="2.06907485052943">
            <text:p>2.0690748505</text:p>
          </table:table-cell>
          <table:table-cell table:formula="of:=RAND()*5+1" office:value-type="float" office:value="3.90020891232416">
            <text:p>3.9002089123</text:p>
          </table:table-cell>
          <table:table-cell table:formula="of:=RAND()*5+1" office:value-type="float" office:value="4.96094259805977">
            <text:p>4.9609425981</text:p>
          </table:table-cell>
          <table:table-cell table:formula="of:=IF([.A316]/[.B316]&gt;=1.2;&quot;defender&quot;;IF([.C316]&gt;=[.D31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82750464975834">
            <text:p>3.8275046498</text:p>
          </table:table-cell>
          <table:table-cell table:formula="of:=RAND()*5+1" office:value-type="float" office:value="2.9545683870092">
            <text:p>2.954568387</text:p>
          </table:table-cell>
          <table:table-cell table:formula="of:=RAND()*5+1" office:value-type="float" office:value="2.0185321746394">
            <text:p>2.0185321746</text:p>
          </table:table-cell>
          <table:table-cell table:formula="of:=RAND()*5+1" office:value-type="float" office:value="2.44976736512035">
            <text:p>2.4497673651</text:p>
          </table:table-cell>
          <table:table-cell table:formula="of:=IF([.A317]/[.B317]&gt;=1.2;&quot;defender&quot;;IF([.C317]&gt;=[.D31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77550712041557">
            <text:p>1.7755071204</text:p>
          </table:table-cell>
          <table:table-cell table:formula="of:=RAND()*5+1" office:value-type="float" office:value="1.72689746506512">
            <text:p>1.7268974651</text:p>
          </table:table-cell>
          <table:table-cell table:formula="of:=RAND()*5+1" office:value-type="float" office:value="2.52136775432155">
            <text:p>2.5213677543</text:p>
          </table:table-cell>
          <table:table-cell table:formula="of:=RAND()*5+1" office:value-type="float" office:value="4.7922606500797">
            <text:p>4.7922606501</text:p>
          </table:table-cell>
          <table:table-cell table:formula="of:=IF([.A318]/[.B318]&gt;=1.2;&quot;defender&quot;;IF([.C318]&gt;=[.D31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43783910572529">
            <text:p>1.4378391057</text:p>
          </table:table-cell>
          <table:table-cell table:formula="of:=RAND()*5+1" office:value-type="float" office:value="4.86359007330611">
            <text:p>4.8635900733</text:p>
          </table:table-cell>
          <table:table-cell table:formula="of:=RAND()*5+1" office:value-type="float" office:value="4.97025430342183">
            <text:p>4.9702543034</text:p>
          </table:table-cell>
          <table:table-cell table:formula="of:=RAND()*5+1" office:value-type="float" office:value="2.6187567031011">
            <text:p>2.6187567031</text:p>
          </table:table-cell>
          <table:table-cell table:formula="of:=IF([.A319]/[.B319]&gt;=1.2;&quot;defender&quot;;IF([.C319]&gt;=[.D31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4835814088583">
            <text:p>5.4835814089</text:p>
          </table:table-cell>
          <table:table-cell table:formula="of:=RAND()*5+1" office:value-type="float" office:value="5.45733586093411">
            <text:p>5.4573358609</text:p>
          </table:table-cell>
          <table:table-cell table:formula="of:=RAND()*5+1" office:value-type="float" office:value="3.28007911238819">
            <text:p>3.2800791124</text:p>
          </table:table-cell>
          <table:table-cell table:formula="of:=RAND()*5+1" office:value-type="float" office:value="1.451126745902">
            <text:p>1.4511267459</text:p>
          </table:table-cell>
          <table:table-cell table:formula="of:=IF([.A320]/[.B320]&gt;=1.2;&quot;defender&quot;;IF([.C320]&gt;=[.D32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5923955766484">
            <text:p>1.7592395577</text:p>
          </table:table-cell>
          <table:table-cell table:formula="of:=RAND()*5+1" office:value-type="float" office:value="1.01717541599646">
            <text:p>1.017175416</text:p>
          </table:table-cell>
          <table:table-cell table:formula="of:=RAND()*5+1" office:value-type="float" office:value="3.61266019428149">
            <text:p>3.6126601943</text:p>
          </table:table-cell>
          <table:table-cell table:formula="of:=RAND()*5+1" office:value-type="float" office:value="3.89983797585592">
            <text:p>3.8998379759</text:p>
          </table:table-cell>
          <table:table-cell table:formula="of:=IF([.A321]/[.B321]&gt;=1.2;&quot;defender&quot;;IF([.C321]&gt;=[.D32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7693493971601">
            <text:p>1.0769349397</text:p>
          </table:table-cell>
          <table:table-cell table:formula="of:=RAND()*5+1" office:value-type="float" office:value="4.72823299840093">
            <text:p>4.7282329984</text:p>
          </table:table-cell>
          <table:table-cell table:formula="of:=RAND()*5+1" office:value-type="float" office:value="4.64165462320671">
            <text:p>4.6416546232</text:p>
          </table:table-cell>
          <table:table-cell table:formula="of:=RAND()*5+1" office:value-type="float" office:value="4.51974026765674">
            <text:p>4.5197402677</text:p>
          </table:table-cell>
          <table:table-cell table:formula="of:=IF([.A322]/[.B322]&gt;=1.2;&quot;defender&quot;;IF([.C322]&gt;=[.D32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13634133059531">
            <text:p>5.1363413306</text:p>
          </table:table-cell>
          <table:table-cell table:formula="of:=RAND()*5+1" office:value-type="float" office:value="2.15398383000866">
            <text:p>2.15398383</text:p>
          </table:table-cell>
          <table:table-cell table:formula="of:=RAND()*5+1" office:value-type="float" office:value="4.1108234054409">
            <text:p>4.1108234054</text:p>
          </table:table-cell>
          <table:table-cell table:formula="of:=RAND()*5+1" office:value-type="float" office:value="2.40604951651767">
            <text:p>2.4060495165</text:p>
          </table:table-cell>
          <table:table-cell table:formula="of:=IF([.A323]/[.B323]&gt;=1.2;&quot;defender&quot;;IF([.C323]&gt;=[.D32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72036877786741">
            <text:p>4.7203687779</text:p>
          </table:table-cell>
          <table:table-cell table:formula="of:=RAND()*5+1" office:value-type="float" office:value="1.87419715709984">
            <text:p>1.8741971571</text:p>
          </table:table-cell>
          <table:table-cell table:formula="of:=RAND()*5+1" office:value-type="float" office:value="5.33880959171802">
            <text:p>5.3388095917</text:p>
          </table:table-cell>
          <table:table-cell table:formula="of:=RAND()*5+1" office:value-type="float" office:value="5.4649971020408">
            <text:p>5.464997102</text:p>
          </table:table-cell>
          <table:table-cell table:formula="of:=IF([.A324]/[.B324]&gt;=1.2;&quot;defender&quot;;IF([.C324]&gt;=[.D32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5822483766824">
            <text:p>5.5822483767</text:p>
          </table:table-cell>
          <table:table-cell table:formula="of:=RAND()*5+1" office:value-type="float" office:value="5.31801114231348">
            <text:p>5.3180111423</text:p>
          </table:table-cell>
          <table:table-cell table:formula="of:=RAND()*5+1" office:value-type="float" office:value="1.38708599517122">
            <text:p>1.3870859952</text:p>
          </table:table-cell>
          <table:table-cell table:formula="of:=RAND()*5+1" office:value-type="float" office:value="2.58109793905169">
            <text:p>2.5810979391</text:p>
          </table:table-cell>
          <table:table-cell table:formula="of:=IF([.A325]/[.B325]&gt;=1.2;&quot;defender&quot;;IF([.C325]&gt;=[.D32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54204053711146">
            <text:p>1.5420405371</text:p>
          </table:table-cell>
          <table:table-cell table:formula="of:=RAND()*5+1" office:value-type="float" office:value="5.79477246990427">
            <text:p>5.7947724699</text:p>
          </table:table-cell>
          <table:table-cell table:formula="of:=RAND()*5+1" office:value-type="float" office:value="2.74934085691348">
            <text:p>2.7493408569</text:p>
          </table:table-cell>
          <table:table-cell table:formula="of:=RAND()*5+1" office:value-type="float" office:value="4.28729490749538">
            <text:p>4.2872949075</text:p>
          </table:table-cell>
          <table:table-cell table:formula="of:=IF([.A326]/[.B326]&gt;=1.2;&quot;defender&quot;;IF([.C326]&gt;=[.D32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0141923725605">
            <text:p>5.0141923726</text:p>
          </table:table-cell>
          <table:table-cell table:formula="of:=RAND()*5+1" office:value-type="float" office:value="4.3695451868698">
            <text:p>4.3695451869</text:p>
          </table:table-cell>
          <table:table-cell table:formula="of:=RAND()*5+1" office:value-type="float" office:value="3.1618058392778">
            <text:p>3.1618058393</text:p>
          </table:table-cell>
          <table:table-cell table:formula="of:=RAND()*5+1" office:value-type="float" office:value="3.52484797965735">
            <text:p>3.5248479797</text:p>
          </table:table-cell>
          <table:table-cell table:formula="of:=IF([.A327]/[.B327]&gt;=1.2;&quot;defender&quot;;IF([.C327]&gt;=[.D32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38843805296347">
            <text:p>2.388438053</text:p>
          </table:table-cell>
          <table:table-cell table:formula="of:=RAND()*5+1" office:value-type="float" office:value="1.53556012688205">
            <text:p>1.5355601269</text:p>
          </table:table-cell>
          <table:table-cell table:formula="of:=RAND()*5+1" office:value-type="float" office:value="2.94335068110377">
            <text:p>2.9433506811</text:p>
          </table:table-cell>
          <table:table-cell table:formula="of:=RAND()*5+1" office:value-type="float" office:value="2.61545965820551">
            <text:p>2.6154596582</text:p>
          </table:table-cell>
          <table:table-cell table:formula="of:=IF([.A328]/[.B328]&gt;=1.2;&quot;defender&quot;;IF([.C328]&gt;=[.D3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5431683231145">
            <text:p>3.1543168323</text:p>
          </table:table-cell>
          <table:table-cell table:formula="of:=RAND()*5+1" office:value-type="float" office:value="3.59964494500309">
            <text:p>3.599644945</text:p>
          </table:table-cell>
          <table:table-cell table:formula="of:=RAND()*5+1" office:value-type="float" office:value="3.05698080826551">
            <text:p>3.0569808083</text:p>
          </table:table-cell>
          <table:table-cell table:formula="of:=RAND()*5+1" office:value-type="float" office:value="1.35869235638529">
            <text:p>1.3586923564</text:p>
          </table:table-cell>
          <table:table-cell table:formula="of:=IF([.A329]/[.B329]&gt;=1.2;&quot;defender&quot;;IF([.C329]&gt;=[.D32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80981910228729">
            <text:p>1.8098191023</text:p>
          </table:table-cell>
          <table:table-cell table:formula="of:=RAND()*5+1" office:value-type="float" office:value="2.63789824116975">
            <text:p>2.6378982412</text:p>
          </table:table-cell>
          <table:table-cell table:formula="of:=RAND()*5+1" office:value-type="float" office:value="2.65507365716621">
            <text:p>2.6550736572</text:p>
          </table:table-cell>
          <table:table-cell table:formula="of:=RAND()*5+1" office:value-type="float" office:value="5.3370599206537">
            <text:p>5.3370599207</text:p>
          </table:table-cell>
          <table:table-cell table:formula="of:=IF([.A330]/[.B330]&gt;=1.2;&quot;defender&quot;;IF([.C330]&gt;=[.D33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06529291905463">
            <text:p>4.0652929191</text:p>
          </table:table-cell>
          <table:table-cell table:formula="of:=RAND()*5+1" office:value-type="float" office:value="2.56905865995213">
            <text:p>2.56905866</text:p>
          </table:table-cell>
          <table:table-cell table:formula="of:=RAND()*5+1" office:value-type="float" office:value="3.54006713628769">
            <text:p>3.5400671363</text:p>
          </table:table-cell>
          <table:table-cell table:formula="of:=RAND()*5+1" office:value-type="float" office:value="2.32366926409304">
            <text:p>2.3236692641</text:p>
          </table:table-cell>
          <table:table-cell table:formula="of:=IF([.A331]/[.B331]&gt;=1.2;&quot;defender&quot;;IF([.C331]&gt;=[.D33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8879892760888">
            <text:p>1.0887989276</text:p>
          </table:table-cell>
          <table:table-cell table:formula="of:=RAND()*5+1" office:value-type="float" office:value="2.73200859688222">
            <text:p>2.7320085969</text:p>
          </table:table-cell>
          <table:table-cell table:formula="of:=RAND()*5+1" office:value-type="float" office:value="3.88599242689088">
            <text:p>3.8859924269</text:p>
          </table:table-cell>
          <table:table-cell table:formula="of:=RAND()*5+1" office:value-type="float" office:value="2.70694754226133">
            <text:p>2.7069475423</text:p>
          </table:table-cell>
          <table:table-cell table:formula="of:=IF([.A332]/[.B332]&gt;=1.2;&quot;defender&quot;;IF([.C332]&gt;=[.D33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58114469936118">
            <text:p>3.5811446994</text:p>
          </table:table-cell>
          <table:table-cell table:formula="of:=RAND()*5+1" office:value-type="float" office:value="5.22514025820419">
            <text:p>5.2251402582</text:p>
          </table:table-cell>
          <table:table-cell table:formula="of:=RAND()*5+1" office:value-type="float" office:value="4.54315140284598">
            <text:p>4.5431514028</text:p>
          </table:table-cell>
          <table:table-cell table:formula="of:=RAND()*5+1" office:value-type="float" office:value="2.60636120708659">
            <text:p>2.6063612071</text:p>
          </table:table-cell>
          <table:table-cell table:formula="of:=IF([.A333]/[.B333]&gt;=1.2;&quot;defender&quot;;IF([.C333]&gt;=[.D33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18745914613828">
            <text:p>4.1874591461</text:p>
          </table:table-cell>
          <table:table-cell table:formula="of:=RAND()*5+1" office:value-type="float" office:value="3.16339307837188">
            <text:p>3.1633930784</text:p>
          </table:table-cell>
          <table:table-cell table:formula="of:=RAND()*5+1" office:value-type="float" office:value="1.28988623991609">
            <text:p>1.2898862399</text:p>
          </table:table-cell>
          <table:table-cell table:formula="of:=RAND()*5+1" office:value-type="float" office:value="5.12556233117357">
            <text:p>5.1255623312</text:p>
          </table:table-cell>
          <table:table-cell table:formula="of:=IF([.A334]/[.B334]&gt;=1.2;&quot;defender&quot;;IF([.C334]&gt;=[.D33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5816554827616">
            <text:p>2.9581655483</text:p>
          </table:table-cell>
          <table:table-cell table:formula="of:=RAND()*5+1" office:value-type="float" office:value="4.9302373980172">
            <text:p>4.930237398</text:p>
          </table:table-cell>
          <table:table-cell table:formula="of:=RAND()*5+1" office:value-type="float" office:value="3.21753230551258">
            <text:p>3.2175323055</text:p>
          </table:table-cell>
          <table:table-cell table:formula="of:=RAND()*5+1" office:value-type="float" office:value="4.72949968557805">
            <text:p>4.7294996856</text:p>
          </table:table-cell>
          <table:table-cell table:formula="of:=IF([.A335]/[.B335]&gt;=1.2;&quot;defender&quot;;IF([.C335]&gt;=[.D33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09904487244785">
            <text:p>3.0990448724</text:p>
          </table:table-cell>
          <table:table-cell table:formula="of:=RAND()*5+1" office:value-type="float" office:value="4.70750640751794">
            <text:p>4.7075064075</text:p>
          </table:table-cell>
          <table:table-cell table:formula="of:=RAND()*5+1" office:value-type="float" office:value="2.23235438717529">
            <text:p>2.2323543872</text:p>
          </table:table-cell>
          <table:table-cell table:formula="of:=RAND()*5+1" office:value-type="float" office:value="2.23172468040138">
            <text:p>2.2317246804</text:p>
          </table:table-cell>
          <table:table-cell table:formula="of:=IF([.A336]/[.B336]&gt;=1.2;&quot;defender&quot;;IF([.C336]&gt;=[.D33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6728480728343">
            <text:p>2.7672848073</text:p>
          </table:table-cell>
          <table:table-cell table:formula="of:=RAND()*5+1" office:value-type="float" office:value="5.26085071172565">
            <text:p>5.2608507117</text:p>
          </table:table-cell>
          <table:table-cell table:formula="of:=RAND()*5+1" office:value-type="float" office:value="2.86049565905705">
            <text:p>2.8604956591</text:p>
          </table:table-cell>
          <table:table-cell table:formula="of:=RAND()*5+1" office:value-type="float" office:value="3.62079244013876">
            <text:p>3.6207924401</text:p>
          </table:table-cell>
          <table:table-cell table:formula="of:=IF([.A337]/[.B337]&gt;=1.2;&quot;defender&quot;;IF([.C337]&gt;=[.D33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7948479885235">
            <text:p>3.9794847989</text:p>
          </table:table-cell>
          <table:table-cell table:formula="of:=RAND()*5+1" office:value-type="float" office:value="4.92160163959488">
            <text:p>4.9216016396</text:p>
          </table:table-cell>
          <table:table-cell table:formula="of:=RAND()*5+1" office:value-type="float" office:value="1.55949988309294">
            <text:p>1.5594998831</text:p>
          </table:table-cell>
          <table:table-cell table:formula="of:=RAND()*5+1" office:value-type="float" office:value="4.91747646732256">
            <text:p>4.9174764673</text:p>
          </table:table-cell>
          <table:table-cell table:formula="of:=IF([.A338]/[.B338]&gt;=1.2;&quot;defender&quot;;IF([.C338]&gt;=[.D33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25453638797626">
            <text:p>4.254536388</text:p>
          </table:table-cell>
          <table:table-cell table:formula="of:=RAND()*5+1" office:value-type="float" office:value="4.78930390113965">
            <text:p>4.7893039011</text:p>
          </table:table-cell>
          <table:table-cell table:formula="of:=RAND()*5+1" office:value-type="float" office:value="1.35836256342009">
            <text:p>1.3583625634</text:p>
          </table:table-cell>
          <table:table-cell table:formula="of:=RAND()*5+1" office:value-type="float" office:value="3.21457354025915">
            <text:p>3.2145735403</text:p>
          </table:table-cell>
          <table:table-cell table:formula="of:=IF([.A339]/[.B339]&gt;=1.2;&quot;defender&quot;;IF([.C339]&gt;=[.D33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4658213946968">
            <text:p>4.9465821395</text:p>
          </table:table-cell>
          <table:table-cell table:formula="of:=RAND()*5+1" office:value-type="float" office:value="2.31982930703089">
            <text:p>2.319829307</text:p>
          </table:table-cell>
          <table:table-cell table:formula="of:=RAND()*5+1" office:value-type="float" office:value="5.2605367465876">
            <text:p>5.2605367466</text:p>
          </table:table-cell>
          <table:table-cell table:formula="of:=RAND()*5+1" office:value-type="float" office:value="2.50704578263685">
            <text:p>2.5070457826</text:p>
          </table:table-cell>
          <table:table-cell table:formula="of:=IF([.A340]/[.B340]&gt;=1.2;&quot;defender&quot;;IF([.C340]&gt;=[.D34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02677684929222">
            <text:p>4.0267768493</text:p>
          </table:table-cell>
          <table:table-cell table:formula="of:=RAND()*5+1" office:value-type="float" office:value="1.44716149102896">
            <text:p>1.447161491</text:p>
          </table:table-cell>
          <table:table-cell table:formula="of:=RAND()*5+1" office:value-type="float" office:value="1.21290735574439">
            <text:p>1.2129073557</text:p>
          </table:table-cell>
          <table:table-cell table:formula="of:=RAND()*5+1" office:value-type="float" office:value="2.21262057917193">
            <text:p>2.2126205792</text:p>
          </table:table-cell>
          <table:table-cell table:formula="of:=IF([.A341]/[.B341]&gt;=1.2;&quot;defender&quot;;IF([.C341]&gt;=[.D34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67230175156146">
            <text:p>5.6723017516</text:p>
          </table:table-cell>
          <table:table-cell table:formula="of:=RAND()*5+1" office:value-type="float" office:value="2.83257456636056">
            <text:p>2.8325745664</text:p>
          </table:table-cell>
          <table:table-cell table:formula="of:=RAND()*5+1" office:value-type="float" office:value="3.8721112664789">
            <text:p>3.8721112665</text:p>
          </table:table-cell>
          <table:table-cell table:formula="of:=RAND()*5+1" office:value-type="float" office:value="3.75240580784157">
            <text:p>3.7524058078</text:p>
          </table:table-cell>
          <table:table-cell table:formula="of:=IF([.A342]/[.B342]&gt;=1.2;&quot;defender&quot;;IF([.C342]&gt;=[.D34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3893577344716">
            <text:p>4.4389357734</text:p>
          </table:table-cell>
          <table:table-cell table:formula="of:=RAND()*5+1" office:value-type="float" office:value="1.60792154865339">
            <text:p>1.6079215487</text:p>
          </table:table-cell>
          <table:table-cell table:formula="of:=RAND()*5+1" office:value-type="float" office:value="1.44677754631266">
            <text:p>1.4467775463</text:p>
          </table:table-cell>
          <table:table-cell table:formula="of:=RAND()*5+1" office:value-type="float" office:value="5.99318260001019">
            <text:p>5.9931826</text:p>
          </table:table-cell>
          <table:table-cell table:formula="of:=IF([.A343]/[.B343]&gt;=1.2;&quot;defender&quot;;IF([.C343]&gt;=[.D34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77131462702528">
            <text:p>3.771314627</text:p>
          </table:table-cell>
          <table:table-cell table:formula="of:=RAND()*5+1" office:value-type="float" office:value="4.21545315440744">
            <text:p>4.2154531544</text:p>
          </table:table-cell>
          <table:table-cell table:formula="of:=RAND()*5+1" office:value-type="float" office:value="3.14569055242464">
            <text:p>3.1456905524</text:p>
          </table:table-cell>
          <table:table-cell table:formula="of:=RAND()*5+1" office:value-type="float" office:value="2.62639492191374">
            <text:p>2.6263949219</text:p>
          </table:table-cell>
          <table:table-cell table:formula="of:=IF([.A344]/[.B344]&gt;=1.2;&quot;defender&quot;;IF([.C344]&gt;=[.D34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35589460749179">
            <text:p>1.3558946075</text:p>
          </table:table-cell>
          <table:table-cell table:formula="of:=RAND()*5+1" office:value-type="float" office:value="5.72948017762974">
            <text:p>5.7294801776</text:p>
          </table:table-cell>
          <table:table-cell table:formula="of:=RAND()*5+1" office:value-type="float" office:value="4.43698658514768">
            <text:p>4.4369865851</text:p>
          </table:table-cell>
          <table:table-cell table:formula="of:=RAND()*5+1" office:value-type="float" office:value="5.36322285793722">
            <text:p>5.3632228579</text:p>
          </table:table-cell>
          <table:table-cell table:formula="of:=IF([.A345]/[.B345]&gt;=1.2;&quot;defender&quot;;IF([.C345]&gt;=[.D34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5949475383386">
            <text:p>1.5949475383</text:p>
          </table:table-cell>
          <table:table-cell table:formula="of:=RAND()*5+1" office:value-type="float" office:value="3.45493947993964">
            <text:p>3.4549394799</text:p>
          </table:table-cell>
          <table:table-cell table:formula="of:=RAND()*5+1" office:value-type="float" office:value="2.7157901939936">
            <text:p>2.715790194</text:p>
          </table:table-cell>
          <table:table-cell table:formula="of:=RAND()*5+1" office:value-type="float" office:value="5.66934097232297">
            <text:p>5.6693409723</text:p>
          </table:table-cell>
          <table:table-cell table:formula="of:=IF([.A346]/[.B346]&gt;=1.2;&quot;defender&quot;;IF([.C346]&gt;=[.D34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29013341246173">
            <text:p>3.2901334125</text:p>
          </table:table-cell>
          <table:table-cell table:formula="of:=RAND()*5+1" office:value-type="float" office:value="3.36223234795034">
            <text:p>3.362232348</text:p>
          </table:table-cell>
          <table:table-cell table:formula="of:=RAND()*5+1" office:value-type="float" office:value="2.28383398754522">
            <text:p>2.2838339875</text:p>
          </table:table-cell>
          <table:table-cell table:formula="of:=RAND()*5+1" office:value-type="float" office:value="4.57628585305065">
            <text:p>4.5762858531</text:p>
          </table:table-cell>
          <table:table-cell table:formula="of:=IF([.A347]/[.B347]&gt;=1.2;&quot;defender&quot;;IF([.C347]&gt;=[.D34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49376232037321">
            <text:p>3.4937623204</text:p>
          </table:table-cell>
          <table:table-cell table:formula="of:=RAND()*5+1" office:value-type="float" office:value="1.26961821131408">
            <text:p>1.2696182113</text:p>
          </table:table-cell>
          <table:table-cell table:formula="of:=RAND()*5+1" office:value-type="float" office:value="2.11050943145528">
            <text:p>2.1105094315</text:p>
          </table:table-cell>
          <table:table-cell table:formula="of:=RAND()*5+1" office:value-type="float" office:value="2.39085897943005">
            <text:p>2.3908589794</text:p>
          </table:table-cell>
          <table:table-cell table:formula="of:=IF([.A348]/[.B348]&gt;=1.2;&quot;defender&quot;;IF([.C348]&gt;=[.D3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05892211478204">
            <text:p>5.0589221148</text:p>
          </table:table-cell>
          <table:table-cell table:formula="of:=RAND()*5+1" office:value-type="float" office:value="2.84333387063816">
            <text:p>2.8433338706</text:p>
          </table:table-cell>
          <table:table-cell table:formula="of:=RAND()*5+1" office:value-type="float" office:value="3.42826980305836">
            <text:p>3.4282698031</text:p>
          </table:table-cell>
          <table:table-cell table:formula="of:=RAND()*5+1" office:value-type="float" office:value="4.06383359944448">
            <text:p>4.0638335994</text:p>
          </table:table-cell>
          <table:table-cell table:formula="of:=IF([.A349]/[.B349]&gt;=1.2;&quot;defender&quot;;IF([.C349]&gt;=[.D34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05790741322562">
            <text:p>5.0579074132</text:p>
          </table:table-cell>
          <table:table-cell table:formula="of:=RAND()*5+1" office:value-type="float" office:value="1.74829870834947">
            <text:p>1.7482987083</text:p>
          </table:table-cell>
          <table:table-cell table:formula="of:=RAND()*5+1" office:value-type="float" office:value="1.90301311807707">
            <text:p>1.9030131181</text:p>
          </table:table-cell>
          <table:table-cell table:formula="of:=RAND()*5+1" office:value-type="float" office:value="2.0201152972877">
            <text:p>2.0201152973</text:p>
          </table:table-cell>
          <table:table-cell table:formula="of:=IF([.A350]/[.B350]&gt;=1.2;&quot;defender&quot;;IF([.C350]&gt;=[.D35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06812801538035">
            <text:p>3.0681280154</text:p>
          </table:table-cell>
          <table:table-cell table:formula="of:=RAND()*5+1" office:value-type="float" office:value="5.41728467820212">
            <text:p>5.4172846782</text:p>
          </table:table-cell>
          <table:table-cell table:formula="of:=RAND()*5+1" office:value-type="float" office:value="5.86444616923109">
            <text:p>5.8644461692</text:p>
          </table:table-cell>
          <table:table-cell table:formula="of:=RAND()*5+1" office:value-type="float" office:value="4.0044895526953">
            <text:p>4.0044895527</text:p>
          </table:table-cell>
          <table:table-cell table:formula="of:=IF([.A351]/[.B351]&gt;=1.2;&quot;defender&quot;;IF([.C351]&gt;=[.D35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83706411905587">
            <text:p>5.8370641191</text:p>
          </table:table-cell>
          <table:table-cell table:formula="of:=RAND()*5+1" office:value-type="float" office:value="1.09490486467257">
            <text:p>1.0949048647</text:p>
          </table:table-cell>
          <table:table-cell table:formula="of:=RAND()*5+1" office:value-type="float" office:value="1.32300715800375">
            <text:p>1.323007158</text:p>
          </table:table-cell>
          <table:table-cell table:formula="of:=RAND()*5+1" office:value-type="float" office:value="2.04285439476371">
            <text:p>2.0428543948</text:p>
          </table:table-cell>
          <table:table-cell table:formula="of:=IF([.A352]/[.B352]&gt;=1.2;&quot;defender&quot;;IF([.C352]&gt;=[.D35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70282641332597">
            <text:p>1.7028264133</text:p>
          </table:table-cell>
          <table:table-cell table:formula="of:=RAND()*5+1" office:value-type="float" office:value="5.53674792079255">
            <text:p>5.5367479208</text:p>
          </table:table-cell>
          <table:table-cell table:formula="of:=RAND()*5+1" office:value-type="float" office:value="3.75220107519999">
            <text:p>3.7522010752</text:p>
          </table:table-cell>
          <table:table-cell table:formula="of:=RAND()*5+1" office:value-type="float" office:value="4.27599989483133">
            <text:p>4.2759998948</text:p>
          </table:table-cell>
          <table:table-cell table:formula="of:=IF([.A353]/[.B353]&gt;=1.2;&quot;defender&quot;;IF([.C353]&gt;=[.D35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0239481674507">
            <text:p>5.9023948167</text:p>
          </table:table-cell>
          <table:table-cell table:formula="of:=RAND()*5+1" office:value-type="float" office:value="4.47414104267955">
            <text:p>4.4741410427</text:p>
          </table:table-cell>
          <table:table-cell table:formula="of:=RAND()*5+1" office:value-type="float" office:value="4.44976365799084">
            <text:p>4.449763658</text:p>
          </table:table-cell>
          <table:table-cell table:formula="of:=RAND()*5+1" office:value-type="float" office:value="2.34153933264315">
            <text:p>2.3415393326</text:p>
          </table:table-cell>
          <table:table-cell table:formula="of:=IF([.A354]/[.B354]&gt;=1.2;&quot;defender&quot;;IF([.C354]&gt;=[.D35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20362122030929">
            <text:p>4.2036212203</text:p>
          </table:table-cell>
          <table:table-cell table:formula="of:=RAND()*5+1" office:value-type="float" office:value="5.89789162762463">
            <text:p>5.8978916276</text:p>
          </table:table-cell>
          <table:table-cell table:formula="of:=RAND()*5+1" office:value-type="float" office:value="5.26111448789015">
            <text:p>5.2611144879</text:p>
          </table:table-cell>
          <table:table-cell table:formula="of:=RAND()*5+1" office:value-type="float" office:value="1.25828942423686">
            <text:p>1.2582894242</text:p>
          </table:table-cell>
          <table:table-cell table:formula="of:=IF([.A355]/[.B355]&gt;=1.2;&quot;defender&quot;;IF([.C355]&gt;=[.D35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7132289041765">
            <text:p>3.7132289042</text:p>
          </table:table-cell>
          <table:table-cell table:formula="of:=RAND()*5+1" office:value-type="float" office:value="2.64060780545697">
            <text:p>2.6406078055</text:p>
          </table:table-cell>
          <table:table-cell table:formula="of:=RAND()*5+1" office:value-type="float" office:value="3.49262176221237">
            <text:p>3.4926217622</text:p>
          </table:table-cell>
          <table:table-cell table:formula="of:=RAND()*5+1" office:value-type="float" office:value="2.06242385227233">
            <text:p>2.0624238523</text:p>
          </table:table-cell>
          <table:table-cell table:formula="of:=IF([.A356]/[.B356]&gt;=1.2;&quot;defender&quot;;IF([.C356]&gt;=[.D35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30994877777994">
            <text:p>2.3099487778</text:p>
          </table:table-cell>
          <table:table-cell table:formula="of:=RAND()*5+1" office:value-type="float" office:value="5.85606202622876">
            <text:p>5.8560620262</text:p>
          </table:table-cell>
          <table:table-cell table:formula="of:=RAND()*5+1" office:value-type="float" office:value="3.21829437417909">
            <text:p>3.2182943742</text:p>
          </table:table-cell>
          <table:table-cell table:formula="of:=RAND()*5+1" office:value-type="float" office:value="5.4290190981701">
            <text:p>5.4290190982</text:p>
          </table:table-cell>
          <table:table-cell table:formula="of:=IF([.A357]/[.B357]&gt;=1.2;&quot;defender&quot;;IF([.C357]&gt;=[.D35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00530495122075">
            <text:p>4.0053049512</text:p>
          </table:table-cell>
          <table:table-cell table:formula="of:=RAND()*5+1" office:value-type="float" office:value="4.60008219024166">
            <text:p>4.6000821902</text:p>
          </table:table-cell>
          <table:table-cell table:formula="of:=RAND()*5+1" office:value-type="float" office:value="4.86970040388405">
            <text:p>4.8697004039</text:p>
          </table:table-cell>
          <table:table-cell table:formula="of:=RAND()*5+1" office:value-type="float" office:value="4.50212836405262">
            <text:p>4.5021283641</text:p>
          </table:table-cell>
          <table:table-cell table:formula="of:=IF([.A358]/[.B358]&gt;=1.2;&quot;defender&quot;;IF([.C358]&gt;=[.D35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34546223469079">
            <text:p>1.3454622347</text:p>
          </table:table-cell>
          <table:table-cell table:formula="of:=RAND()*5+1" office:value-type="float" office:value="1.49906727159396">
            <text:p>1.4990672716</text:p>
          </table:table-cell>
          <table:table-cell table:formula="of:=RAND()*5+1" office:value-type="float" office:value="2.24736597994342">
            <text:p>2.2473659799</text:p>
          </table:table-cell>
          <table:table-cell table:formula="of:=RAND()*5+1" office:value-type="float" office:value="3.92862251866609">
            <text:p>3.9286225187</text:p>
          </table:table-cell>
          <table:table-cell table:formula="of:=IF([.A359]/[.B359]&gt;=1.2;&quot;defender&quot;;IF([.C359]&gt;=[.D3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34590719686821">
            <text:p>3.3459071969</text:p>
          </table:table-cell>
          <table:table-cell table:formula="of:=RAND()*5+1" office:value-type="float" office:value="5.40336964791641">
            <text:p>5.4033696479</text:p>
          </table:table-cell>
          <table:table-cell table:formula="of:=RAND()*5+1" office:value-type="float" office:value="3.40785920061171">
            <text:p>3.4078592006</text:p>
          </table:table-cell>
          <table:table-cell table:formula="of:=RAND()*5+1" office:value-type="float" office:value="4.31549399532378">
            <text:p>4.3154939953</text:p>
          </table:table-cell>
          <table:table-cell table:formula="of:=IF([.A360]/[.B360]&gt;=1.2;&quot;defender&quot;;IF([.C360]&gt;=[.D36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41039885999635">
            <text:p>4.41039886</text:p>
          </table:table-cell>
          <table:table-cell table:formula="of:=RAND()*5+1" office:value-type="float" office:value="3.2103533660993">
            <text:p>3.2103533661</text:p>
          </table:table-cell>
          <table:table-cell table:formula="of:=RAND()*5+1" office:value-type="float" office:value="5.24137731082737">
            <text:p>5.2413773108</text:p>
          </table:table-cell>
          <table:table-cell table:formula="of:=RAND()*5+1" office:value-type="float" office:value="1.60344516765326">
            <text:p>1.6034451677</text:p>
          </table:table-cell>
          <table:table-cell table:formula="of:=IF([.A361]/[.B361]&gt;=1.2;&quot;defender&quot;;IF([.C361]&gt;=[.D36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74710128922015">
            <text:p>2.7471012892</text:p>
          </table:table-cell>
          <table:table-cell table:formula="of:=RAND()*5+1" office:value-type="float" office:value="3.24492332199588">
            <text:p>3.244923322</text:p>
          </table:table-cell>
          <table:table-cell table:formula="of:=RAND()*5+1" office:value-type="float" office:value="1.52092321682721">
            <text:p>1.5209232168</text:p>
          </table:table-cell>
          <table:table-cell table:formula="of:=RAND()*5+1" office:value-type="float" office:value="5.11322527565062">
            <text:p>5.1132252757</text:p>
          </table:table-cell>
          <table:table-cell table:formula="of:=IF([.A362]/[.B362]&gt;=1.2;&quot;defender&quot;;IF([.C362]&gt;=[.D36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58736631833017">
            <text:p>3.5873663183</text:p>
          </table:table-cell>
          <table:table-cell table:formula="of:=RAND()*5+1" office:value-type="float" office:value="5.49930236442015">
            <text:p>5.4993023644</text:p>
          </table:table-cell>
          <table:table-cell table:formula="of:=RAND()*5+1" office:value-type="float" office:value="5.39719399437308">
            <text:p>5.3971939944</text:p>
          </table:table-cell>
          <table:table-cell table:formula="of:=RAND()*5+1" office:value-type="float" office:value="1.42331803357229">
            <text:p>1.4233180336</text:p>
          </table:table-cell>
          <table:table-cell table:formula="of:=IF([.A363]/[.B363]&gt;=1.2;&quot;defender&quot;;IF([.C363]&gt;=[.D36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68160745780915">
            <text:p>1.6816074578</text:p>
          </table:table-cell>
          <table:table-cell table:formula="of:=RAND()*5+1" office:value-type="float" office:value="1.79098753863946">
            <text:p>1.7909875386</text:p>
          </table:table-cell>
          <table:table-cell table:formula="of:=RAND()*5+1" office:value-type="float" office:value="3.43159534409642">
            <text:p>3.4315953441</text:p>
          </table:table-cell>
          <table:table-cell table:formula="of:=RAND()*5+1" office:value-type="float" office:value="4.65830848226324">
            <text:p>4.6583084823</text:p>
          </table:table-cell>
          <table:table-cell table:formula="of:=IF([.A364]/[.B364]&gt;=1.2;&quot;defender&quot;;IF([.C364]&gt;=[.D36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1437050849199">
            <text:p>4.5143705085</text:p>
          </table:table-cell>
          <table:table-cell table:formula="of:=RAND()*5+1" office:value-type="float" office:value="4.39483636198565">
            <text:p>4.394836362</text:p>
          </table:table-cell>
          <table:table-cell table:formula="of:=RAND()*5+1" office:value-type="float" office:value="3.82385546248406">
            <text:p>3.8238554625</text:p>
          </table:table-cell>
          <table:table-cell table:formula="of:=RAND()*5+1" office:value-type="float" office:value="4.74154412187636">
            <text:p>4.7415441219</text:p>
          </table:table-cell>
          <table:table-cell table:formula="of:=IF([.A365]/[.B365]&gt;=1.2;&quot;defender&quot;;IF([.C365]&gt;=[.D36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34162631211802">
            <text:p>3.3416263121</text:p>
          </table:table-cell>
          <table:table-cell table:formula="of:=RAND()*5+1" office:value-type="float" office:value="1.73266488499939">
            <text:p>1.732664885</text:p>
          </table:table-cell>
          <table:table-cell table:formula="of:=RAND()*5+1" office:value-type="float" office:value="3.46847337111831">
            <text:p>3.4684733711</text:p>
          </table:table-cell>
          <table:table-cell table:formula="of:=RAND()*5+1" office:value-type="float" office:value="4.58018690254539">
            <text:p>4.5801869025</text:p>
          </table:table-cell>
          <table:table-cell table:formula="of:=IF([.A366]/[.B366]&gt;=1.2;&quot;defender&quot;;IF([.C366]&gt;=[.D36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3479324905202">
            <text:p>5.2347932491</text:p>
          </table:table-cell>
          <table:table-cell table:formula="of:=RAND()*5+1" office:value-type="float" office:value="1.82916041370481">
            <text:p>1.8291604137</text:p>
          </table:table-cell>
          <table:table-cell table:formula="of:=RAND()*5+1" office:value-type="float" office:value="1.06844226969406">
            <text:p>1.0684422697</text:p>
          </table:table-cell>
          <table:table-cell table:formula="of:=RAND()*5+1" office:value-type="float" office:value="5.41182405222207">
            <text:p>5.4118240522</text:p>
          </table:table-cell>
          <table:table-cell table:formula="of:=IF([.A367]/[.B367]&gt;=1.2;&quot;defender&quot;;IF([.C367]&gt;=[.D36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32822768762708">
            <text:p>2.3282276876</text:p>
          </table:table-cell>
          <table:table-cell table:formula="of:=RAND()*5+1" office:value-type="float" office:value="2.21132671600208">
            <text:p>2.211326716</text:p>
          </table:table-cell>
          <table:table-cell table:formula="of:=RAND()*5+1" office:value-type="float" office:value="5.13994923466817">
            <text:p>5.1399492347</text:p>
          </table:table-cell>
          <table:table-cell table:formula="of:=RAND()*5+1" office:value-type="float" office:value="5.5802554837428">
            <text:p>5.5802554837</text:p>
          </table:table-cell>
          <table:table-cell table:formula="of:=IF([.A368]/[.B368]&gt;=1.2;&quot;defender&quot;;IF([.C368]&gt;=[.D36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98362513398752">
            <text:p>4.983625134</text:p>
          </table:table-cell>
          <table:table-cell table:formula="of:=RAND()*5+1" office:value-type="float" office:value="3.5755936675705">
            <text:p>3.5755936676</text:p>
          </table:table-cell>
          <table:table-cell table:formula="of:=RAND()*5+1" office:value-type="float" office:value="1.19564656307921">
            <text:p>1.1956465631</text:p>
          </table:table-cell>
          <table:table-cell table:formula="of:=RAND()*5+1" office:value-type="float" office:value="3.60850940598175">
            <text:p>3.608509406</text:p>
          </table:table-cell>
          <table:table-cell table:formula="of:=IF([.A369]/[.B369]&gt;=1.2;&quot;defender&quot;;IF([.C369]&gt;=[.D36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89108766522259">
            <text:p>1.8910876652</text:p>
          </table:table-cell>
          <table:table-cell table:formula="of:=RAND()*5+1" office:value-type="float" office:value="2.48585643153638">
            <text:p>2.4858564315</text:p>
          </table:table-cell>
          <table:table-cell table:formula="of:=RAND()*5+1" office:value-type="float" office:value="4.69620979996398">
            <text:p>4.6962098</text:p>
          </table:table-cell>
          <table:table-cell table:formula="of:=RAND()*5+1" office:value-type="float" office:value="2.39148433459923">
            <text:p>2.3914843346</text:p>
          </table:table-cell>
          <table:table-cell table:formula="of:=IF([.A370]/[.B370]&gt;=1.2;&quot;defender&quot;;IF([.C370]&gt;=[.D37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3640765659511">
            <text:p>4.6364076566</text:p>
          </table:table-cell>
          <table:table-cell table:formula="of:=RAND()*5+1" office:value-type="float" office:value="5.30148652521893">
            <text:p>5.3014865252</text:p>
          </table:table-cell>
          <table:table-cell table:formula="of:=RAND()*5+1" office:value-type="float" office:value="4.41471180086955">
            <text:p>4.4147118009</text:p>
          </table:table-cell>
          <table:table-cell table:formula="of:=RAND()*5+1" office:value-type="float" office:value="1.44331108918414">
            <text:p>1.4433110892</text:p>
          </table:table-cell>
          <table:table-cell table:formula="of:=IF([.A371]/[.B371]&gt;=1.2;&quot;defender&quot;;IF([.C371]&gt;=[.D37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94261345360428">
            <text:p>5.9426134536</text:p>
          </table:table-cell>
          <table:table-cell table:formula="of:=RAND()*5+1" office:value-type="float" office:value="5.15733087342232">
            <text:p>5.1573308734</text:p>
          </table:table-cell>
          <table:table-cell table:formula="of:=RAND()*5+1" office:value-type="float" office:value="5.58064890699461">
            <text:p>5.580648907</text:p>
          </table:table-cell>
          <table:table-cell table:formula="of:=RAND()*5+1" office:value-type="float" office:value="2.00207811919972">
            <text:p>2.0020781192</text:p>
          </table:table-cell>
          <table:table-cell table:formula="of:=IF([.A372]/[.B372]&gt;=1.2;&quot;defender&quot;;IF([.C372]&gt;=[.D37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79306565783918">
            <text:p>2.7930656578</text:p>
          </table:table-cell>
          <table:table-cell table:formula="of:=RAND()*5+1" office:value-type="float" office:value="5.33980744797736">
            <text:p>5.339807448</text:p>
          </table:table-cell>
          <table:table-cell table:formula="of:=RAND()*5+1" office:value-type="float" office:value="3.9981159302406">
            <text:p>3.9981159302</text:p>
          </table:table-cell>
          <table:table-cell table:formula="of:=RAND()*5+1" office:value-type="float" office:value="1.26225636480376">
            <text:p>1.2622563648</text:p>
          </table:table-cell>
          <table:table-cell table:formula="of:=IF([.A373]/[.B373]&gt;=1.2;&quot;defender&quot;;IF([.C373]&gt;=[.D37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65709272911772">
            <text:p>4.6570927291</text:p>
          </table:table-cell>
          <table:table-cell table:formula="of:=RAND()*5+1" office:value-type="float" office:value="5.2246610019356">
            <text:p>5.2246610019</text:p>
          </table:table-cell>
          <table:table-cell table:formula="of:=RAND()*5+1" office:value-type="float" office:value="3.96620512381196">
            <text:p>3.9662051238</text:p>
          </table:table-cell>
          <table:table-cell table:formula="of:=RAND()*5+1" office:value-type="float" office:value="2.5124864410609">
            <text:p>2.5124864411</text:p>
          </table:table-cell>
          <table:table-cell table:formula="of:=IF([.A374]/[.B374]&gt;=1.2;&quot;defender&quot;;IF([.C374]&gt;=[.D37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4515132606029">
            <text:p>3.2451513261</text:p>
          </table:table-cell>
          <table:table-cell table:formula="of:=RAND()*5+1" office:value-type="float" office:value="2.48094819160178">
            <text:p>2.4809481916</text:p>
          </table:table-cell>
          <table:table-cell table:formula="of:=RAND()*5+1" office:value-type="float" office:value="1.73549331631511">
            <text:p>1.7354933163</text:p>
          </table:table-cell>
          <table:table-cell table:formula="of:=RAND()*5+1" office:value-type="float" office:value="1.48553280299529">
            <text:p>1.485532803</text:p>
          </table:table-cell>
          <table:table-cell table:formula="of:=IF([.A375]/[.B375]&gt;=1.2;&quot;defender&quot;;IF([.C375]&gt;=[.D37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3101086053066">
            <text:p>3.3101086053</text:p>
          </table:table-cell>
          <table:table-cell table:formula="of:=RAND()*5+1" office:value-type="float" office:value="1.30783143825829">
            <text:p>1.3078314383</text:p>
          </table:table-cell>
          <table:table-cell table:formula="of:=RAND()*5+1" office:value-type="float" office:value="2.73407173715532">
            <text:p>2.7340717372</text:p>
          </table:table-cell>
          <table:table-cell table:formula="of:=RAND()*5+1" office:value-type="float" office:value="5.99603006290272">
            <text:p>5.9960300629</text:p>
          </table:table-cell>
          <table:table-cell table:formula="of:=IF([.A376]/[.B376]&gt;=1.2;&quot;defender&quot;;IF([.C376]&gt;=[.D37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51915815426037">
            <text:p>2.5191581543</text:p>
          </table:table-cell>
          <table:table-cell table:formula="of:=RAND()*5+1" office:value-type="float" office:value="2.47994457511231">
            <text:p>2.4799445751</text:p>
          </table:table-cell>
          <table:table-cell table:formula="of:=RAND()*5+1" office:value-type="float" office:value="2.06020005885512">
            <text:p>2.0602000589</text:p>
          </table:table-cell>
          <table:table-cell table:formula="of:=RAND()*5+1" office:value-type="float" office:value="4.63833629293367">
            <text:p>4.6383362929</text:p>
          </table:table-cell>
          <table:table-cell table:formula="of:=IF([.A377]/[.B377]&gt;=1.2;&quot;defender&quot;;IF([.C377]&gt;=[.D37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1392996283248">
            <text:p>2.2139299628</text:p>
          </table:table-cell>
          <table:table-cell table:formula="of:=RAND()*5+1" office:value-type="float" office:value="1.65910739125684">
            <text:p>1.6591073913</text:p>
          </table:table-cell>
          <table:table-cell table:formula="of:=RAND()*5+1" office:value-type="float" office:value="2.99257858563215">
            <text:p>2.9925785856</text:p>
          </table:table-cell>
          <table:table-cell table:formula="of:=RAND()*5+1" office:value-type="float" office:value="2.94697909289971">
            <text:p>2.9469790929</text:p>
          </table:table-cell>
          <table:table-cell table:formula="of:=IF([.A378]/[.B378]&gt;=1.2;&quot;defender&quot;;IF([.C378]&gt;=[.D37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4496382279322">
            <text:p>3.1449638228</text:p>
          </table:table-cell>
          <table:table-cell table:formula="of:=RAND()*5+1" office:value-type="float" office:value="1.04382519284263">
            <text:p>1.0438251928</text:p>
          </table:table-cell>
          <table:table-cell table:formula="of:=RAND()*5+1" office:value-type="float" office:value="2.20865064440295">
            <text:p>2.2086506444</text:p>
          </table:table-cell>
          <table:table-cell table:formula="of:=RAND()*5+1" office:value-type="float" office:value="5.86468985211104">
            <text:p>5.8646898521</text:p>
          </table:table-cell>
          <table:table-cell table:formula="of:=IF([.A379]/[.B379]&gt;=1.2;&quot;defender&quot;;IF([.C379]&gt;=[.D37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43530952977017">
            <text:p>2.4353095298</text:p>
          </table:table-cell>
          <table:table-cell table:formula="of:=RAND()*5+1" office:value-type="float" office:value="3.10501762805507">
            <text:p>3.1050176281</text:p>
          </table:table-cell>
          <table:table-cell table:formula="of:=RAND()*5+1" office:value-type="float" office:value="2.406504153274">
            <text:p>2.4065041533</text:p>
          </table:table-cell>
          <table:table-cell table:formula="of:=RAND()*5+1" office:value-type="float" office:value="1.8411736227572">
            <text:p>1.8411736228</text:p>
          </table:table-cell>
          <table:table-cell table:formula="of:=IF([.A380]/[.B380]&gt;=1.2;&quot;defender&quot;;IF([.C380]&gt;=[.D38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28448471194133">
            <text:p>2.2844847119</text:p>
          </table:table-cell>
          <table:table-cell table:formula="of:=RAND()*5+1" office:value-type="float" office:value="1.07171718636528">
            <text:p>1.0717171864</text:p>
          </table:table-cell>
          <table:table-cell table:formula="of:=RAND()*5+1" office:value-type="float" office:value="5.69938490074128">
            <text:p>5.6993849007</text:p>
          </table:table-cell>
          <table:table-cell table:formula="of:=RAND()*5+1" office:value-type="float" office:value="2.65542819071561">
            <text:p>2.6554281907</text:p>
          </table:table-cell>
          <table:table-cell table:formula="of:=IF([.A381]/[.B381]&gt;=1.2;&quot;defender&quot;;IF([.C381]&gt;=[.D38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2904806211591">
            <text:p>5.2290480621</text:p>
          </table:table-cell>
          <table:table-cell table:formula="of:=RAND()*5+1" office:value-type="float" office:value="5.82121595647186">
            <text:p>5.8212159565</text:p>
          </table:table-cell>
          <table:table-cell table:formula="of:=RAND()*5+1" office:value-type="float" office:value="1.82329407567158">
            <text:p>1.8232940757</text:p>
          </table:table-cell>
          <table:table-cell table:formula="of:=RAND()*5+1" office:value-type="float" office:value="2.22709816787392">
            <text:p>2.2270981679</text:p>
          </table:table-cell>
          <table:table-cell table:formula="of:=IF([.A382]/[.B382]&gt;=1.2;&quot;defender&quot;;IF([.C382]&gt;=[.D38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56690561585128">
            <text:p>1.5669056159</text:p>
          </table:table-cell>
          <table:table-cell table:formula="of:=RAND()*5+1" office:value-type="float" office:value="4.80969696911052">
            <text:p>4.8096969691</text:p>
          </table:table-cell>
          <table:table-cell table:formula="of:=RAND()*5+1" office:value-type="float" office:value="5.07195333624259">
            <text:p>5.0719533362</text:p>
          </table:table-cell>
          <table:table-cell table:formula="of:=RAND()*5+1" office:value-type="float" office:value="3.61635973583907">
            <text:p>3.6163597358</text:p>
          </table:table-cell>
          <table:table-cell table:formula="of:=IF([.A383]/[.B383]&gt;=1.2;&quot;defender&quot;;IF([.C383]&gt;=[.D38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84102073777467">
            <text:p>2.8410207378</text:p>
          </table:table-cell>
          <table:table-cell table:formula="of:=RAND()*5+1" office:value-type="float" office:value="4.56502154842019">
            <text:p>4.5650215484</text:p>
          </table:table-cell>
          <table:table-cell table:formula="of:=RAND()*5+1" office:value-type="float" office:value="1.07750798948109">
            <text:p>1.0775079895</text:p>
          </table:table-cell>
          <table:table-cell table:formula="of:=RAND()*5+1" office:value-type="float" office:value="3.72904606536031">
            <text:p>3.7290460654</text:p>
          </table:table-cell>
          <table:table-cell table:formula="of:=IF([.A384]/[.B384]&gt;=1.2;&quot;defender&quot;;IF([.C384]&gt;=[.D38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20999425696209">
            <text:p>5.209994257</text:p>
          </table:table-cell>
          <table:table-cell table:formula="of:=RAND()*5+1" office:value-type="float" office:value="5.80722586391494">
            <text:p>5.8072258639</text:p>
          </table:table-cell>
          <table:table-cell table:formula="of:=RAND()*5+1" office:value-type="float" office:value="1.11505730217323">
            <text:p>1.1150573022</text:p>
          </table:table-cell>
          <table:table-cell table:formula="of:=RAND()*5+1" office:value-type="float" office:value="3.32265931554139">
            <text:p>3.3226593155</text:p>
          </table:table-cell>
          <table:table-cell table:formula="of:=IF([.A385]/[.B385]&gt;=1.2;&quot;defender&quot;;IF([.C385]&gt;=[.D38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8026038906537">
            <text:p>4.8026038907</text:p>
          </table:table-cell>
          <table:table-cell table:formula="of:=RAND()*5+1" office:value-type="float" office:value="2.52010286226869">
            <text:p>2.5201028623</text:p>
          </table:table-cell>
          <table:table-cell table:formula="of:=RAND()*5+1" office:value-type="float" office:value="5.85787245444953">
            <text:p>5.8578724544</text:p>
          </table:table-cell>
          <table:table-cell table:formula="of:=RAND()*5+1" office:value-type="float" office:value="1.80989433452487">
            <text:p>1.8098943345</text:p>
          </table:table-cell>
          <table:table-cell table:formula="of:=IF([.A386]/[.B386]&gt;=1.2;&quot;defender&quot;;IF([.C386]&gt;=[.D38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15843915753067">
            <text:p>1.1584391575</text:p>
          </table:table-cell>
          <table:table-cell table:formula="of:=RAND()*5+1" office:value-type="float" office:value="2.63421545643359">
            <text:p>2.6342154564</text:p>
          </table:table-cell>
          <table:table-cell table:formula="of:=RAND()*5+1" office:value-type="float" office:value="3.29332284769043">
            <text:p>3.2933228477</text:p>
          </table:table-cell>
          <table:table-cell table:formula="of:=RAND()*5+1" office:value-type="float" office:value="5.86280394950882">
            <text:p>5.8628039495</text:p>
          </table:table-cell>
          <table:table-cell table:formula="of:=IF([.A387]/[.B387]&gt;=1.2;&quot;defender&quot;;IF([.C387]&gt;=[.D38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0662914467976">
            <text:p>5.9066291447</text:p>
          </table:table-cell>
          <table:table-cell table:formula="of:=RAND()*5+1" office:value-type="float" office:value="2.37236912036315">
            <text:p>2.3723691204</text:p>
          </table:table-cell>
          <table:table-cell table:formula="of:=RAND()*5+1" office:value-type="float" office:value="4.04628717014566">
            <text:p>4.0462871701</text:p>
          </table:table-cell>
          <table:table-cell table:formula="of:=RAND()*5+1" office:value-type="float" office:value="3.28614225750789">
            <text:p>3.2861422575</text:p>
          </table:table-cell>
          <table:table-cell table:formula="of:=IF([.A388]/[.B388]&gt;=1.2;&quot;defender&quot;;IF([.C388]&gt;=[.D38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47738674841821">
            <text:p>4.4773867484</text:p>
          </table:table-cell>
          <table:table-cell table:formula="of:=RAND()*5+1" office:value-type="float" office:value="5.43828667281196">
            <text:p>5.4382866728</text:p>
          </table:table-cell>
          <table:table-cell table:formula="of:=RAND()*5+1" office:value-type="float" office:value="1.27946029556915">
            <text:p>1.2794602956</text:p>
          </table:table-cell>
          <table:table-cell table:formula="of:=RAND()*5+1" office:value-type="float" office:value="2.34193867444992">
            <text:p>2.3419386744</text:p>
          </table:table-cell>
          <table:table-cell table:formula="of:=IF([.A389]/[.B389]&gt;=1.2;&quot;defender&quot;;IF([.C389]&gt;=[.D38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4136558608152">
            <text:p>2.4136558608</text:p>
          </table:table-cell>
          <table:table-cell table:formula="of:=RAND()*5+1" office:value-type="float" office:value="5.88389090169221">
            <text:p>5.8838909017</text:p>
          </table:table-cell>
          <table:table-cell table:formula="of:=RAND()*5+1" office:value-type="float" office:value="5.70510685816407">
            <text:p>5.7051068582</text:p>
          </table:table-cell>
          <table:table-cell table:formula="of:=RAND()*5+1" office:value-type="float" office:value="2.56394500983879">
            <text:p>2.5639450098</text:p>
          </table:table-cell>
          <table:table-cell table:formula="of:=IF([.A390]/[.B390]&gt;=1.2;&quot;defender&quot;;IF([.C390]&gt;=[.D39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79104317771271">
            <text:p>3.7910431777</text:p>
          </table:table-cell>
          <table:table-cell table:formula="of:=RAND()*5+1" office:value-type="float" office:value="1.64270392293111">
            <text:p>1.6427039229</text:p>
          </table:table-cell>
          <table:table-cell table:formula="of:=RAND()*5+1" office:value-type="float" office:value="4.87372793396935">
            <text:p>4.873727934</text:p>
          </table:table-cell>
          <table:table-cell table:formula="of:=RAND()*5+1" office:value-type="float" office:value="4.94930028822273">
            <text:p>4.9493002882</text:p>
          </table:table-cell>
          <table:table-cell table:formula="of:=IF([.A391]/[.B391]&gt;=1.2;&quot;defender&quot;;IF([.C391]&gt;=[.D39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5240089436993">
            <text:p>5.4524008944</text:p>
          </table:table-cell>
          <table:table-cell table:formula="of:=RAND()*5+1" office:value-type="float" office:value="1.52840093616396">
            <text:p>1.5284009362</text:p>
          </table:table-cell>
          <table:table-cell table:formula="of:=RAND()*5+1" office:value-type="float" office:value="4.30625755479559">
            <text:p>4.3062575548</text:p>
          </table:table-cell>
          <table:table-cell table:formula="of:=RAND()*5+1" office:value-type="float" office:value="5.1967350919731">
            <text:p>5.196735092</text:p>
          </table:table-cell>
          <table:table-cell table:formula="of:=IF([.A392]/[.B392]&gt;=1.2;&quot;defender&quot;;IF([.C392]&gt;=[.D39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4476067200303">
            <text:p>4.144760672</text:p>
          </table:table-cell>
          <table:table-cell table:formula="of:=RAND()*5+1" office:value-type="float" office:value="4.35794879356399">
            <text:p>4.3579487936</text:p>
          </table:table-cell>
          <table:table-cell table:formula="of:=RAND()*5+1" office:value-type="float" office:value="2.92297034198418">
            <text:p>2.922970342</text:p>
          </table:table-cell>
          <table:table-cell table:formula="of:=RAND()*5+1" office:value-type="float" office:value="4.52435423061252">
            <text:p>4.5243542306</text:p>
          </table:table-cell>
          <table:table-cell table:formula="of:=IF([.A393]/[.B393]&gt;=1.2;&quot;defender&quot;;IF([.C393]&gt;=[.D39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5340029597282">
            <text:p>2.253400296</text:p>
          </table:table-cell>
          <table:table-cell table:formula="of:=RAND()*5+1" office:value-type="float" office:value="5.9857814097777">
            <text:p>5.9857814098</text:p>
          </table:table-cell>
          <table:table-cell table:formula="of:=RAND()*5+1" office:value-type="float" office:value="5.79300727369264">
            <text:p>5.7930072737</text:p>
          </table:table-cell>
          <table:table-cell table:formula="of:=RAND()*5+1" office:value-type="float" office:value="3.00047833146527">
            <text:p>3.0004783315</text:p>
          </table:table-cell>
          <table:table-cell table:formula="of:=IF([.A394]/[.B394]&gt;=1.2;&quot;defender&quot;;IF([.C394]&gt;=[.D39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32313764700666">
            <text:p>5.323137647</text:p>
          </table:table-cell>
          <table:table-cell table:formula="of:=RAND()*5+1" office:value-type="float" office:value="1.46339455293491">
            <text:p>1.4633945529</text:p>
          </table:table-cell>
          <table:table-cell table:formula="of:=RAND()*5+1" office:value-type="float" office:value="5.99215468531475">
            <text:p>5.9921546853</text:p>
          </table:table-cell>
          <table:table-cell table:formula="of:=RAND()*5+1" office:value-type="float" office:value="2.75602121278644">
            <text:p>2.7560212128</text:p>
          </table:table-cell>
          <table:table-cell table:formula="of:=IF([.A395]/[.B395]&gt;=1.2;&quot;defender&quot;;IF([.C395]&gt;=[.D39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9834974152036">
            <text:p>2.9834974152</text:p>
          </table:table-cell>
          <table:table-cell table:formula="of:=RAND()*5+1" office:value-type="float" office:value="5.90806457586587">
            <text:p>5.9080645759</text:p>
          </table:table-cell>
          <table:table-cell table:formula="of:=RAND()*5+1" office:value-type="float" office:value="2.54228003462777">
            <text:p>2.5422800346</text:p>
          </table:table-cell>
          <table:table-cell table:formula="of:=RAND()*5+1" office:value-type="float" office:value="4.12574153766036">
            <text:p>4.1257415377</text:p>
          </table:table-cell>
          <table:table-cell table:formula="of:=IF([.A396]/[.B396]&gt;=1.2;&quot;defender&quot;;IF([.C396]&gt;=[.D39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98854548949748">
            <text:p>3.9885454895</text:p>
          </table:table-cell>
          <table:table-cell table:formula="of:=RAND()*5+1" office:value-type="float" office:value="3.14193657273427">
            <text:p>3.1419365727</text:p>
          </table:table-cell>
          <table:table-cell table:formula="of:=RAND()*5+1" office:value-type="float" office:value="1.53827442694455">
            <text:p>1.5382744269</text:p>
          </table:table-cell>
          <table:table-cell table:formula="of:=RAND()*5+1" office:value-type="float" office:value="3.48477644752711">
            <text:p>3.4847764475</text:p>
          </table:table-cell>
          <table:table-cell table:formula="of:=IF([.A397]/[.B397]&gt;=1.2;&quot;defender&quot;;IF([.C397]&gt;=[.D39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51430569309741">
            <text:p>4.5143056931</text:p>
          </table:table-cell>
          <table:table-cell table:formula="of:=RAND()*5+1" office:value-type="float" office:value="4.8356028823182">
            <text:p>4.8356028823</text:p>
          </table:table-cell>
          <table:table-cell table:formula="of:=RAND()*5+1" office:value-type="float" office:value="4.27388955513015">
            <text:p>4.2738895551</text:p>
          </table:table-cell>
          <table:table-cell table:formula="of:=RAND()*5+1" office:value-type="float" office:value="3.89517463417724">
            <text:p>3.8951746342</text:p>
          </table:table-cell>
          <table:table-cell table:formula="of:=IF([.A398]/[.B398]&gt;=1.2;&quot;defender&quot;;IF([.C398]&gt;=[.D398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23711330862716">
            <text:p>5.2371133086</text:p>
          </table:table-cell>
          <table:table-cell table:formula="of:=RAND()*5+1" office:value-type="float" office:value="2.99169244151562">
            <text:p>2.9916924415</text:p>
          </table:table-cell>
          <table:table-cell table:formula="of:=RAND()*5+1" office:value-type="float" office:value="3.81844506505877">
            <text:p>3.8184450651</text:p>
          </table:table-cell>
          <table:table-cell table:formula="of:=RAND()*5+1" office:value-type="float" office:value="5.77965173777193">
            <text:p>5.7796517378</text:p>
          </table:table-cell>
          <table:table-cell table:formula="of:=IF([.A399]/[.B399]&gt;=1.2;&quot;defender&quot;;IF([.C399]&gt;=[.D39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2.87558334553614">
            <text:p>2.8755833455</text:p>
          </table:table-cell>
          <table:table-cell table:formula="of:=RAND()*5+1" office:value-type="float" office:value="4.55334985302761">
            <text:p>4.553349853</text:p>
          </table:table-cell>
          <table:table-cell table:formula="of:=RAND()*5+1" office:value-type="float" office:value="1.1172948628664">
            <text:p>1.1172948629</text:p>
          </table:table-cell>
          <table:table-cell table:formula="of:=RAND()*5+1" office:value-type="float" office:value="1.65076916944236">
            <text:p>1.6507691694</text:p>
          </table:table-cell>
          <table:table-cell table:formula="of:=IF([.A400]/[.B400]&gt;=1.2;&quot;defender&quot;;IF([.C400]&gt;=[.D40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9347309470177">
            <text:p>2.2934730947</text:p>
          </table:table-cell>
          <table:table-cell table:formula="of:=RAND()*5+1" office:value-type="float" office:value="2.58069020370021">
            <text:p>2.5806902037</text:p>
          </table:table-cell>
          <table:table-cell table:formula="of:=RAND()*5+1" office:value-type="float" office:value="3.10909113986418">
            <text:p>3.1090911399</text:p>
          </table:table-cell>
          <table:table-cell table:formula="of:=RAND()*5+1" office:value-type="float" office:value="3.90833804057911">
            <text:p>3.9083380406</text:p>
          </table:table-cell>
          <table:table-cell table:formula="of:=IF([.A401]/[.B401]&gt;=1.2;&quot;defender&quot;;IF([.C401]&gt;=[.D40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2662868341431">
            <text:p>2.2662868341</text:p>
          </table:table-cell>
          <table:table-cell table:formula="of:=RAND()*5+1" office:value-type="float" office:value="1.7458739890717">
            <text:p>1.7458739891</text:p>
          </table:table-cell>
          <table:table-cell table:formula="of:=RAND()*5+1" office:value-type="float" office:value="4.08822161518037">
            <text:p>4.0882216152</text:p>
          </table:table-cell>
          <table:table-cell table:formula="of:=RAND()*5+1" office:value-type="float" office:value="1.28691843617708">
            <text:p>1.2869184362</text:p>
          </table:table-cell>
          <table:table-cell table:formula="of:=IF([.A402]/[.B402]&gt;=1.2;&quot;defender&quot;;IF([.C402]&gt;=[.D40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7022821968421">
            <text:p>5.2702282197</text:p>
          </table:table-cell>
          <table:table-cell table:formula="of:=RAND()*5+1" office:value-type="float" office:value="1.25385181186721">
            <text:p>1.2538518119</text:p>
          </table:table-cell>
          <table:table-cell table:formula="of:=RAND()*5+1" office:value-type="float" office:value="4.35983864031732">
            <text:p>4.3598386403</text:p>
          </table:table-cell>
          <table:table-cell table:formula="of:=RAND()*5+1" office:value-type="float" office:value="4.15666388487443">
            <text:p>4.1566638849</text:p>
          </table:table-cell>
          <table:table-cell table:formula="of:=IF([.A403]/[.B403]&gt;=1.2;&quot;defender&quot;;IF([.C403]&gt;=[.D40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23963322397321">
            <text:p>1.239633224</text:p>
          </table:table-cell>
          <table:table-cell table:formula="of:=RAND()*5+1" office:value-type="float" office:value="4.18925717845559">
            <text:p>4.1892571785</text:p>
          </table:table-cell>
          <table:table-cell table:formula="of:=RAND()*5+1" office:value-type="float" office:value="1.18973550992087">
            <text:p>1.1897355099</text:p>
          </table:table-cell>
          <table:table-cell table:formula="of:=RAND()*5+1" office:value-type="float" office:value="1.52362851565704">
            <text:p>1.5236285157</text:p>
          </table:table-cell>
          <table:table-cell table:formula="of:=IF([.A404]/[.B404]&gt;=1.2;&quot;defender&quot;;IF([.C404]&gt;=[.D404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98702306859195">
            <text:p>1.9870230686</text:p>
          </table:table-cell>
          <table:table-cell table:formula="of:=RAND()*5+1" office:value-type="float" office:value="1.03264049766585">
            <text:p>1.0326404977</text:p>
          </table:table-cell>
          <table:table-cell table:formula="of:=RAND()*5+1" office:value-type="float" office:value="5.69874249072745">
            <text:p>5.6987424907</text:p>
          </table:table-cell>
          <table:table-cell table:formula="of:=RAND()*5+1" office:value-type="float" office:value="4.55548520339653">
            <text:p>4.5554852034</text:p>
          </table:table-cell>
          <table:table-cell table:formula="of:=IF([.A405]/[.B405]&gt;=1.2;&quot;defender&quot;;IF([.C405]&gt;=[.D40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94070507586002">
            <text:p>5.9407050759</text:p>
          </table:table-cell>
          <table:table-cell table:formula="of:=RAND()*5+1" office:value-type="float" office:value="5.51287315925583">
            <text:p>5.5128731593</text:p>
          </table:table-cell>
          <table:table-cell table:formula="of:=RAND()*5+1" office:value-type="float" office:value="3.63861469691619">
            <text:p>3.6386146969</text:p>
          </table:table-cell>
          <table:table-cell table:formula="of:=RAND()*5+1" office:value-type="float" office:value="3.97052048379555">
            <text:p>3.9705204838</text:p>
          </table:table-cell>
          <table:table-cell table:formula="of:=IF([.A406]/[.B406]&gt;=1.2;&quot;defender&quot;;IF([.C406]&gt;=[.D406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11245705885813">
            <text:p>1.1124570589</text:p>
          </table:table-cell>
          <table:table-cell table:formula="of:=RAND()*5+1" office:value-type="float" office:value="2.48298511048779">
            <text:p>2.4829851105</text:p>
          </table:table-cell>
          <table:table-cell table:formula="of:=RAND()*5+1" office:value-type="float" office:value="1.31858799280599">
            <text:p>1.3185879928</text:p>
          </table:table-cell>
          <table:table-cell table:formula="of:=RAND()*5+1" office:value-type="float" office:value="1.62716018641368">
            <text:p>1.6271601864</text:p>
          </table:table-cell>
          <table:table-cell table:formula="of:=IF([.A407]/[.B407]&gt;=1.2;&quot;defender&quot;;IF([.C407]&gt;=[.D40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52233482059091">
            <text:p>4.5223348206</text:p>
          </table:table-cell>
          <table:table-cell table:formula="of:=RAND()*5+1" office:value-type="float" office:value="4.62676275195554">
            <text:p>4.626762752</text:p>
          </table:table-cell>
          <table:table-cell table:formula="of:=RAND()*5+1" office:value-type="float" office:value="1.61845519579947">
            <text:p>1.6184551958</text:p>
          </table:table-cell>
          <table:table-cell table:formula="of:=RAND()*5+1" office:value-type="float" office:value="4.59247755026445">
            <text:p>4.5924775503</text:p>
          </table:table-cell>
          <table:table-cell table:formula="of:=IF([.A408]/[.B408]&gt;=1.2;&quot;defender&quot;;IF([.C408]&gt;=[.D40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14582740329206">
            <text:p>3.1458274033</text:p>
          </table:table-cell>
          <table:table-cell table:formula="of:=RAND()*5+1" office:value-type="float" office:value="3.75944812921807">
            <text:p>3.7594481292</text:p>
          </table:table-cell>
          <table:table-cell table:formula="of:=RAND()*5+1" office:value-type="float" office:value="4.41021730098873">
            <text:p>4.410217301</text:p>
          </table:table-cell>
          <table:table-cell table:formula="of:=RAND()*5+1" office:value-type="float" office:value="3.49403854133561">
            <text:p>3.4940385413</text:p>
          </table:table-cell>
          <table:table-cell table:formula="of:=IF([.A409]/[.B409]&gt;=1.2;&quot;defender&quot;;IF([.C409]&gt;=[.D40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07472874503583">
            <text:p>5.074728745</text:p>
          </table:table-cell>
          <table:table-cell table:formula="of:=RAND()*5+1" office:value-type="float" office:value="3.26312226615846">
            <text:p>3.2631222662</text:p>
          </table:table-cell>
          <table:table-cell table:formula="of:=RAND()*5+1" office:value-type="float" office:value="1.76517329085618">
            <text:p>1.7651732909</text:p>
          </table:table-cell>
          <table:table-cell table:formula="of:=RAND()*5+1" office:value-type="float" office:value="1.43423580704257">
            <text:p>1.434235807</text:p>
          </table:table-cell>
          <table:table-cell table:formula="of:=IF([.A410]/[.B410]&gt;=1.2;&quot;defender&quot;;IF([.C410]&gt;=[.D410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17146030673757">
            <text:p>1.1714603067</text:p>
          </table:table-cell>
          <table:table-cell table:formula="of:=RAND()*5+1" office:value-type="float" office:value="5.7036903956905">
            <text:p>5.7036903957</text:p>
          </table:table-cell>
          <table:table-cell table:formula="of:=RAND()*5+1" office:value-type="float" office:value="1.4495643847622">
            <text:p>1.4495643848</text:p>
          </table:table-cell>
          <table:table-cell table:formula="of:=RAND()*5+1" office:value-type="float" office:value="2.18381988722831">
            <text:p>2.1838198872</text:p>
          </table:table-cell>
          <table:table-cell table:formula="of:=IF([.A411]/[.B411]&gt;=1.2;&quot;defender&quot;;IF([.C411]&gt;=[.D411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43767169909552">
            <text:p>2.4376716991</text:p>
          </table:table-cell>
          <table:table-cell table:formula="of:=RAND()*5+1" office:value-type="float" office:value="2.43774714088067">
            <text:p>2.4377471409</text:p>
          </table:table-cell>
          <table:table-cell table:formula="of:=RAND()*5+1" office:value-type="float" office:value="5.62700431933627">
            <text:p>5.6270043193</text:p>
          </table:table-cell>
          <table:table-cell table:formula="of:=RAND()*5+1" office:value-type="float" office:value="5.71979260444641">
            <text:p>5.7197926044</text:p>
          </table:table-cell>
          <table:table-cell table:formula="of:=IF([.A412]/[.B412]&gt;=1.2;&quot;defender&quot;;IF([.C412]&gt;=[.D412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4342112010345">
            <text:p>1.2434211201</text:p>
          </table:table-cell>
          <table:table-cell table:formula="of:=RAND()*5+1" office:value-type="float" office:value="2.67730492306873">
            <text:p>2.6773049231</text:p>
          </table:table-cell>
          <table:table-cell table:formula="of:=RAND()*5+1" office:value-type="float" office:value="2.70994542306289">
            <text:p>2.7099454231</text:p>
          </table:table-cell>
          <table:table-cell table:formula="of:=RAND()*5+1" office:value-type="float" office:value="5.81673983158544">
            <text:p>5.8167398316</text:p>
          </table:table-cell>
          <table:table-cell table:formula="of:=IF([.A413]/[.B413]&gt;=1.2;&quot;defender&quot;;IF([.C413]&gt;=[.D413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32961299084127">
            <text:p>5.3296129908</text:p>
          </table:table-cell>
          <table:table-cell table:formula="of:=RAND()*5+1" office:value-type="float" office:value="2.2304441886954">
            <text:p>2.2304441887</text:p>
          </table:table-cell>
          <table:table-cell table:formula="of:=RAND()*5+1" office:value-type="float" office:value="5.04101800872013">
            <text:p>5.0410180087</text:p>
          </table:table-cell>
          <table:table-cell table:formula="of:=RAND()*5+1" office:value-type="float" office:value="3.4992450280115">
            <text:p>3.499245028</text:p>
          </table:table-cell>
          <table:table-cell table:formula="of:=IF([.A414]/[.B414]&gt;=1.2;&quot;defender&quot;;IF([.C414]&gt;=[.D41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20096467249095">
            <text:p>5.2009646725</text:p>
          </table:table-cell>
          <table:table-cell table:formula="of:=RAND()*5+1" office:value-type="float" office:value="2.65065049892291">
            <text:p>2.6506504989</text:p>
          </table:table-cell>
          <table:table-cell table:formula="of:=RAND()*5+1" office:value-type="float" office:value="1.43026587227359">
            <text:p>1.4302658723</text:p>
          </table:table-cell>
          <table:table-cell table:formula="of:=RAND()*5+1" office:value-type="float" office:value="2.03359659435228">
            <text:p>2.0335965944</text:p>
          </table:table-cell>
          <table:table-cell table:formula="of:=IF([.A415]/[.B415]&gt;=1.2;&quot;defender&quot;;IF([.C415]&gt;=[.D41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336356094107">
            <text:p>4.1336356094</text:p>
          </table:table-cell>
          <table:table-cell table:formula="of:=RAND()*5+1" office:value-type="float" office:value="2.96822768775746">
            <text:p>2.9682276878</text:p>
          </table:table-cell>
          <table:table-cell table:formula="of:=RAND()*5+1" office:value-type="float" office:value="5.44622412091121">
            <text:p>5.4462241209</text:p>
          </table:table-cell>
          <table:table-cell table:formula="of:=RAND()*5+1" office:value-type="float" office:value="2.63891651667655">
            <text:p>2.6389165167</text:p>
          </table:table-cell>
          <table:table-cell table:formula="of:=IF([.A416]/[.B416]&gt;=1.2;&quot;defender&quot;;IF([.C416]&gt;=[.D41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9538787649944">
            <text:p>3.5953878765</text:p>
          </table:table-cell>
          <table:table-cell table:formula="of:=RAND()*5+1" office:value-type="float" office:value="5.31342173134908">
            <text:p>5.3134217313</text:p>
          </table:table-cell>
          <table:table-cell table:formula="of:=RAND()*5+1" office:value-type="float" office:value="3.94018448563293">
            <text:p>3.9401844856</text:p>
          </table:table-cell>
          <table:table-cell table:formula="of:=RAND()*5+1" office:value-type="float" office:value="4.45222360221669">
            <text:p>4.4522236022</text:p>
          </table:table-cell>
          <table:table-cell table:formula="of:=IF([.A417]/[.B417]&gt;=1.2;&quot;defender&quot;;IF([.C417]&gt;=[.D417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3.04470115248114">
            <text:p>3.0447011525</text:p>
          </table:table-cell>
          <table:table-cell table:formula="of:=RAND()*5+1" office:value-type="float" office:value="2.11772269709036">
            <text:p>2.1177226971</text:p>
          </table:table-cell>
          <table:table-cell table:formula="of:=RAND()*5+1" office:value-type="float" office:value="1.89828644879162">
            <text:p>1.8982864488</text:p>
          </table:table-cell>
          <table:table-cell table:formula="of:=RAND()*5+1" office:value-type="float" office:value="5.14560902165249">
            <text:p>5.1456090217</text:p>
          </table:table-cell>
          <table:table-cell table:formula="of:=IF([.A418]/[.B418]&gt;=1.2;&quot;defender&quot;;IF([.C418]&gt;=[.D41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7717082863674">
            <text:p>4.8771708286</text:p>
          </table:table-cell>
          <table:table-cell table:formula="of:=RAND()*5+1" office:value-type="float" office:value="4.5586396814324">
            <text:p>4.5586396814</text:p>
          </table:table-cell>
          <table:table-cell table:formula="of:=RAND()*5+1" office:value-type="float" office:value="2.05267822276801">
            <text:p>2.0526782228</text:p>
          </table:table-cell>
          <table:table-cell table:formula="of:=RAND()*5+1" office:value-type="float" office:value="5.1905285557732">
            <text:p>5.1905285558</text:p>
          </table:table-cell>
          <table:table-cell table:formula="of:=IF([.A419]/[.B419]&gt;=1.2;&quot;defender&quot;;IF([.C419]&gt;=[.D41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45365082193166">
            <text:p>2.4536508219</text:p>
          </table:table-cell>
          <table:table-cell table:formula="of:=RAND()*5+1" office:value-type="float" office:value="3.28738812962547">
            <text:p>3.2873881296</text:p>
          </table:table-cell>
          <table:table-cell table:formula="of:=RAND()*5+1" office:value-type="float" office:value="2.99107852531597">
            <text:p>2.9910785253</text:p>
          </table:table-cell>
          <table:table-cell table:formula="of:=RAND()*5+1" office:value-type="float" office:value="1.12740696780384">
            <text:p>1.1274069678</text:p>
          </table:table-cell>
          <table:table-cell table:formula="of:=IF([.A420]/[.B420]&gt;=1.2;&quot;defender&quot;;IF([.C420]&gt;=[.D42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1122685503215">
            <text:p>2.311226855</text:p>
          </table:table-cell>
          <table:table-cell table:formula="of:=RAND()*5+1" office:value-type="float" office:value="2.62511112866923">
            <text:p>2.6251111287</text:p>
          </table:table-cell>
          <table:table-cell table:formula="of:=RAND()*5+1" office:value-type="float" office:value="4.06285827187821">
            <text:p>4.0628582719</text:p>
          </table:table-cell>
          <table:table-cell table:formula="of:=RAND()*5+1" office:value-type="float" office:value="3.44064291007817">
            <text:p>3.4406429101</text:p>
          </table:table-cell>
          <table:table-cell table:formula="of:=IF([.A421]/[.B421]&gt;=1.2;&quot;defender&quot;;IF([.C421]&gt;=[.D42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16043551452458">
            <text:p>3.1604355145</text:p>
          </table:table-cell>
          <table:table-cell table:formula="of:=RAND()*5+1" office:value-type="float" office:value="3.74889855645597">
            <text:p>3.7488985565</text:p>
          </table:table-cell>
          <table:table-cell table:formula="of:=RAND()*5+1" office:value-type="float" office:value="5.4262034795247">
            <text:p>5.4262034795</text:p>
          </table:table-cell>
          <table:table-cell table:formula="of:=RAND()*5+1" office:value-type="float" office:value="3.68986259121448">
            <text:p>3.6898625912</text:p>
          </table:table-cell>
          <table:table-cell table:formula="of:=IF([.A422]/[.B422]&gt;=1.2;&quot;defender&quot;;IF([.C422]&gt;=[.D42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50660242279991">
            <text:p>3.5066024228</text:p>
          </table:table-cell>
          <table:table-cell table:formula="of:=RAND()*5+1" office:value-type="float" office:value="3.40385663462803">
            <text:p>3.4038566346</text:p>
          </table:table-cell>
          <table:table-cell table:formula="of:=RAND()*5+1" office:value-type="float" office:value="4.63430082332343">
            <text:p>4.6343008233</text:p>
          </table:table-cell>
          <table:table-cell table:formula="of:=RAND()*5+1" office:value-type="float" office:value="2.13614890258759">
            <text:p>2.1361489026</text:p>
          </table:table-cell>
          <table:table-cell table:formula="of:=IF([.A423]/[.B423]&gt;=1.2;&quot;defender&quot;;IF([.C423]&gt;=[.D42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78679940151051">
            <text:p>3.7867994015</text:p>
          </table:table-cell>
          <table:table-cell table:formula="of:=RAND()*5+1" office:value-type="float" office:value="2.83621541364118">
            <text:p>2.8362154136</text:p>
          </table:table-cell>
          <table:table-cell table:formula="of:=RAND()*5+1" office:value-type="float" office:value="4.29434470739216">
            <text:p>4.2943447074</text:p>
          </table:table-cell>
          <table:table-cell table:formula="of:=RAND()*5+1" office:value-type="float" office:value="1.75615890324116">
            <text:p>1.7561589032</text:p>
          </table:table-cell>
          <table:table-cell table:formula="of:=IF([.A424]/[.B424]&gt;=1.2;&quot;defender&quot;;IF([.C424]&gt;=[.D42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0444310372695">
            <text:p>4.8044431037</text:p>
          </table:table-cell>
          <table:table-cell table:formula="of:=RAND()*5+1" office:value-type="float" office:value="3.83526549581438">
            <text:p>3.8352654958</text:p>
          </table:table-cell>
          <table:table-cell table:formula="of:=RAND()*5+1" office:value-type="float" office:value="5.95550335617736">
            <text:p>5.9555033562</text:p>
          </table:table-cell>
          <table:table-cell table:formula="of:=RAND()*5+1" office:value-type="float" office:value="2.34063187753782">
            <text:p>2.3406318775</text:p>
          </table:table-cell>
          <table:table-cell table:formula="of:=IF([.A425]/[.B425]&gt;=1.2;&quot;defender&quot;;IF([.C425]&gt;=[.D42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14868722949177">
            <text:p>3.1486872295</text:p>
          </table:table-cell>
          <table:table-cell table:formula="of:=RAND()*5+1" office:value-type="float" office:value="1.92043501092121">
            <text:p>1.9204350109</text:p>
          </table:table-cell>
          <table:table-cell table:formula="of:=RAND()*5+1" office:value-type="float" office:value="4.04230116074905">
            <text:p>4.0423011607</text:p>
          </table:table-cell>
          <table:table-cell table:formula="of:=RAND()*5+1" office:value-type="float" office:value="4.82923129247502">
            <text:p>4.8292312925</text:p>
          </table:table-cell>
          <table:table-cell table:formula="of:=IF([.A426]/[.B426]&gt;=1.2;&quot;defender&quot;;IF([.C426]&gt;=[.D42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37265861546621">
            <text:p>5.3726586155</text:p>
          </table:table-cell>
          <table:table-cell table:formula="of:=RAND()*5+1" office:value-type="float" office:value="2.3998309802264">
            <text:p>2.3998309802</text:p>
          </table:table-cell>
          <table:table-cell table:formula="of:=RAND()*5+1" office:value-type="float" office:value="1.28993216576055">
            <text:p>1.2899321658</text:p>
          </table:table-cell>
          <table:table-cell table:formula="of:=RAND()*5+1" office:value-type="float" office:value="2.34855871554464">
            <text:p>2.3485587155</text:p>
          </table:table-cell>
          <table:table-cell table:formula="of:=IF([.A427]/[.B427]&gt;=1.2;&quot;defender&quot;;IF([.C427]&gt;=[.D42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51755367731675">
            <text:p>3.5175536773</text:p>
          </table:table-cell>
          <table:table-cell table:formula="of:=RAND()*5+1" office:value-type="float" office:value="1.0888717151247">
            <text:p>1.0888717151</text:p>
          </table:table-cell>
          <table:table-cell table:formula="of:=RAND()*5+1" office:value-type="float" office:value="4.02596638444811">
            <text:p>4.0259663844</text:p>
          </table:table-cell>
          <table:table-cell table:formula="of:=RAND()*5+1" office:value-type="float" office:value="1.28208685107529">
            <text:p>1.2820868511</text:p>
          </table:table-cell>
          <table:table-cell table:formula="of:=IF([.A428]/[.B428]&gt;=1.2;&quot;defender&quot;;IF([.C428]&gt;=[.D42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4751139655709">
            <text:p>4.6475113966</text:p>
          </table:table-cell>
          <table:table-cell table:formula="of:=RAND()*5+1" office:value-type="float" office:value="2.41735976794735">
            <text:p>2.4173597679</text:p>
          </table:table-cell>
          <table:table-cell table:formula="of:=RAND()*5+1" office:value-type="float" office:value="4.10457992833108">
            <text:p>4.1045799283</text:p>
          </table:table-cell>
          <table:table-cell table:formula="of:=RAND()*5+1" office:value-type="float" office:value="4.56424081139267">
            <text:p>4.5642408114</text:p>
          </table:table-cell>
          <table:table-cell table:formula="of:=IF([.A429]/[.B429]&gt;=1.2;&quot;defender&quot;;IF([.C429]&gt;=[.D429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0788832604885">
            <text:p>1.607888326</text:p>
          </table:table-cell>
          <table:table-cell table:formula="of:=RAND()*5+1" office:value-type="float" office:value="2.39472450595349">
            <text:p>2.394724506</text:p>
          </table:table-cell>
          <table:table-cell table:formula="of:=RAND()*5+1" office:value-type="float" office:value="4.68211263557896">
            <text:p>4.6821126356</text:p>
          </table:table-cell>
          <table:table-cell table:formula="of:=RAND()*5+1" office:value-type="float" office:value="5.7001896193251">
            <text:p>5.7001896193</text:p>
          </table:table-cell>
          <table:table-cell table:formula="of:=IF([.A430]/[.B430]&gt;=1.2;&quot;defender&quot;;IF([.C430]&gt;=[.D43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82759658712894">
            <text:p>5.8275965871</text:p>
          </table:table-cell>
          <table:table-cell table:formula="of:=RAND()*5+1" office:value-type="float" office:value="3.06153914798051">
            <text:p>3.061539148</text:p>
          </table:table-cell>
          <table:table-cell table:formula="of:=RAND()*5+1" office:value-type="float" office:value="3.7668632986024">
            <text:p>3.7668632986</text:p>
          </table:table-cell>
          <table:table-cell table:formula="of:=RAND()*5+1" office:value-type="float" office:value="1.92302499338985">
            <text:p>1.9230249934</text:p>
          </table:table-cell>
          <table:table-cell table:formula="of:=IF([.A431]/[.B431]&gt;=1.2;&quot;defender&quot;;IF([.C431]&gt;=[.D43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8665027897805">
            <text:p>4.686650279</text:p>
          </table:table-cell>
          <table:table-cell table:formula="of:=RAND()*5+1" office:value-type="float" office:value="1.67319116089493">
            <text:p>1.6731911609</text:p>
          </table:table-cell>
          <table:table-cell table:formula="of:=RAND()*5+1" office:value-type="float" office:value="4.34389254916459">
            <text:p>4.3438925492</text:p>
          </table:table-cell>
          <table:table-cell table:formula="of:=RAND()*5+1" office:value-type="float" office:value="1.85508491378278">
            <text:p>1.8550849138</text:p>
          </table:table-cell>
          <table:table-cell table:formula="of:=IF([.A432]/[.B432]&gt;=1.2;&quot;defender&quot;;IF([.C432]&gt;=[.D43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138340709731">
            <text:p>4.113834071</text:p>
          </table:table-cell>
          <table:table-cell table:formula="of:=RAND()*5+1" office:value-type="float" office:value="2.13882344448939">
            <text:p>2.1388234445</text:p>
          </table:table-cell>
          <table:table-cell table:formula="of:=RAND()*5+1" office:value-type="float" office:value="2.20994343189523">
            <text:p>2.2099434319</text:p>
          </table:table-cell>
          <table:table-cell table:formula="of:=RAND()*5+1" office:value-type="float" office:value="2.70373119181022">
            <text:p>2.7037311918</text:p>
          </table:table-cell>
          <table:table-cell table:formula="of:=IF([.A433]/[.B433]&gt;=1.2;&quot;defender&quot;;IF([.C433]&gt;=[.D433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88772200094536">
            <text:p>4.8877220009</text:p>
          </table:table-cell>
          <table:table-cell table:formula="of:=RAND()*5+1" office:value-type="float" office:value="2.74950855085626">
            <text:p>2.7495085509</text:p>
          </table:table-cell>
          <table:table-cell table:formula="of:=RAND()*5+1" office:value-type="float" office:value="5.01174879865721">
            <text:p>5.0117487987</text:p>
          </table:table-cell>
          <table:table-cell table:formula="of:=RAND()*5+1" office:value-type="float" office:value="1.90868592262268">
            <text:p>1.9086859226</text:p>
          </table:table-cell>
          <table:table-cell table:formula="of:=IF([.A434]/[.B434]&gt;=1.2;&quot;defender&quot;;IF([.C434]&gt;=[.D43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43937114207074">
            <text:p>5.4393711421</text:p>
          </table:table-cell>
          <table:table-cell table:formula="of:=RAND()*5+1" office:value-type="float" office:value="1.27426958549768">
            <text:p>1.2742695855</text:p>
          </table:table-cell>
          <table:table-cell table:formula="of:=RAND()*5+1" office:value-type="float" office:value="1.25921639520675">
            <text:p>1.2592163952</text:p>
          </table:table-cell>
          <table:table-cell table:formula="of:=RAND()*5+1" office:value-type="float" office:value="5.77692208951339">
            <text:p>5.7769220895</text:p>
          </table:table-cell>
          <table:table-cell table:formula="of:=IF([.A435]/[.B435]&gt;=1.2;&quot;defender&quot;;IF([.C435]&gt;=[.D435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3.6781262201257">
            <text:p>3.6781262201</text:p>
          </table:table-cell>
          <table:table-cell table:formula="of:=RAND()*5+1" office:value-type="float" office:value="4.31392548047006">
            <text:p>4.3139254805</text:p>
          </table:table-cell>
          <table:table-cell table:formula="of:=RAND()*5+1" office:value-type="float" office:value="5.45007438538596">
            <text:p>5.4500743854</text:p>
          </table:table-cell>
          <table:table-cell table:formula="of:=RAND()*5+1" office:value-type="float" office:value="2.94597356719896">
            <text:p>2.9459735672</text:p>
          </table:table-cell>
          <table:table-cell table:formula="of:=IF([.A436]/[.B436]&gt;=1.2;&quot;defender&quot;;IF([.C436]&gt;=[.D43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78218898084015">
            <text:p>4.7821889808</text:p>
          </table:table-cell>
          <table:table-cell table:formula="of:=RAND()*5+1" office:value-type="float" office:value="2.31242704344913">
            <text:p>2.3124270434</text:p>
          </table:table-cell>
          <table:table-cell table:formula="of:=RAND()*5+1" office:value-type="float" office:value="2.34292172966525">
            <text:p>2.3429217297</text:p>
          </table:table-cell>
          <table:table-cell table:formula="of:=RAND()*5+1" office:value-type="float" office:value="5.30023440392688">
            <text:p>5.3002344039</text:p>
          </table:table-cell>
          <table:table-cell table:formula="of:=IF([.A437]/[.B437]&gt;=1.2;&quot;defender&quot;;IF([.C437]&gt;=[.D43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14769254159182">
            <text:p>5.1476925416</text:p>
          </table:table-cell>
          <table:table-cell table:formula="of:=RAND()*5+1" office:value-type="float" office:value="3.23687378689647">
            <text:p>3.2368737869</text:p>
          </table:table-cell>
          <table:table-cell table:formula="of:=RAND()*5+1" office:value-type="float" office:value="3.27616711752489">
            <text:p>3.2761671175</text:p>
          </table:table-cell>
          <table:table-cell table:formula="of:=RAND()*5+1" office:value-type="float" office:value="2.77318760193884">
            <text:p>2.7731876019</text:p>
          </table:table-cell>
          <table:table-cell table:formula="of:=IF([.A438]/[.B438]&gt;=1.2;&quot;defender&quot;;IF([.C438]&gt;=[.D43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15730880014598">
            <text:p>4.1573088001</text:p>
          </table:table-cell>
          <table:table-cell table:formula="of:=RAND()*5+1" office:value-type="float" office:value="3.5866320845671">
            <text:p>3.5866320846</text:p>
          </table:table-cell>
          <table:table-cell table:formula="of:=RAND()*5+1" office:value-type="float" office:value="4.9864630647935">
            <text:p>4.9864630648</text:p>
          </table:table-cell>
          <table:table-cell table:formula="of:=RAND()*5+1" office:value-type="float" office:value="2.29637977108359">
            <text:p>2.2963797711</text:p>
          </table:table-cell>
          <table:table-cell table:formula="of:=IF([.A439]/[.B439]&gt;=1.2;&quot;defender&quot;;IF([.C439]&gt;=[.D439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8525148620829">
            <text:p>2.3852514862</text:p>
          </table:table-cell>
          <table:table-cell table:formula="of:=RAND()*5+1" office:value-type="float" office:value="3.52996741561219">
            <text:p>3.5299674156</text:p>
          </table:table-cell>
          <table:table-cell table:formula="of:=RAND()*5+1" office:value-type="float" office:value="4.94732718355954">
            <text:p>4.9473271836</text:p>
          </table:table-cell>
          <table:table-cell table:formula="of:=RAND()*5+1" office:value-type="float" office:value="2.50401674443856">
            <text:p>2.5040167444</text:p>
          </table:table-cell>
          <table:table-cell table:formula="of:=IF([.A440]/[.B440]&gt;=1.2;&quot;defender&quot;;IF([.C440]&gt;=[.D44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89874125039205">
            <text:p>3.8987412504</text:p>
          </table:table-cell>
          <table:table-cell table:formula="of:=RAND()*5+1" office:value-type="float" office:value="1.03276288276538">
            <text:p>1.0327628828</text:p>
          </table:table-cell>
          <table:table-cell table:formula="of:=RAND()*5+1" office:value-type="float" office:value="1.33383100060746">
            <text:p>1.3338310006</text:p>
          </table:table-cell>
          <table:table-cell table:formula="of:=RAND()*5+1" office:value-type="float" office:value="2.7223912384361">
            <text:p>2.7223912384</text:p>
          </table:table-cell>
          <table:table-cell table:formula="of:=IF([.A441]/[.B441]&gt;=1.2;&quot;defender&quot;;IF([.C441]&gt;=[.D441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3295250209048">
            <text:p>5.7329525021</text:p>
          </table:table-cell>
          <table:table-cell table:formula="of:=RAND()*5+1" office:value-type="float" office:value="5.55521550960839">
            <text:p>5.5552155096</text:p>
          </table:table-cell>
          <table:table-cell table:formula="of:=RAND()*5+1" office:value-type="float" office:value="2.61675465991721">
            <text:p>2.6167546599</text:p>
          </table:table-cell>
          <table:table-cell table:formula="of:=RAND()*5+1" office:value-type="float" office:value="2.58085388829932">
            <text:p>2.5808538883</text:p>
          </table:table-cell>
          <table:table-cell table:formula="of:=IF([.A442]/[.B442]&gt;=1.2;&quot;defender&quot;;IF([.C442]&gt;=[.D442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25404504919425">
            <text:p>3.2540450492</text:p>
          </table:table-cell>
          <table:table-cell table:formula="of:=RAND()*5+1" office:value-type="float" office:value="5.56054908921942">
            <text:p>5.5605490892</text:p>
          </table:table-cell>
          <table:table-cell table:formula="of:=RAND()*5+1" office:value-type="float" office:value="1.69937253370881">
            <text:p>1.6993725337</text:p>
          </table:table-cell>
          <table:table-cell table:formula="of:=RAND()*5+1" office:value-type="float" office:value="1.30340493889526">
            <text:p>1.3034049389</text:p>
          </table:table-cell>
          <table:table-cell table:formula="of:=IF([.A443]/[.B443]&gt;=1.2;&quot;defender&quot;;IF([.C443]&gt;=[.D44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05291348975152">
            <text:p>3.0529134898</text:p>
          </table:table-cell>
          <table:table-cell table:formula="of:=RAND()*5+1" office:value-type="float" office:value="1.36787912249565">
            <text:p>1.3678791225</text:p>
          </table:table-cell>
          <table:table-cell table:formula="of:=RAND()*5+1" office:value-type="float" office:value="4.41210411861539">
            <text:p>4.4121041186</text:p>
          </table:table-cell>
          <table:table-cell table:formula="of:=RAND()*5+1" office:value-type="float" office:value="2.23211744939908">
            <text:p>2.2321174494</text:p>
          </table:table-cell>
          <table:table-cell table:formula="of:=IF([.A444]/[.B444]&gt;=1.2;&quot;defender&quot;;IF([.C444]&gt;=[.D444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4214870799333">
            <text:p>1.642148708</text:p>
          </table:table-cell>
          <table:table-cell table:formula="of:=RAND()*5+1" office:value-type="float" office:value="5.58709453465417">
            <text:p>5.5870945347</text:p>
          </table:table-cell>
          <table:table-cell table:formula="of:=RAND()*5+1" office:value-type="float" office:value="3.90102001745254">
            <text:p>3.9010200175</text:p>
          </table:table-cell>
          <table:table-cell table:formula="of:=RAND()*5+1" office:value-type="float" office:value="2.49228463182226">
            <text:p>2.4922846318</text:p>
          </table:table-cell>
          <table:table-cell table:formula="of:=IF([.A445]/[.B445]&gt;=1.2;&quot;defender&quot;;IF([.C445]&gt;=[.D445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4.43825819902122">
            <text:p>4.438258199</text:p>
          </table:table-cell>
          <table:table-cell table:formula="of:=RAND()*5+1" office:value-type="float" office:value="4.32027493044734">
            <text:p>4.3202749304</text:p>
          </table:table-cell>
          <table:table-cell table:formula="of:=RAND()*5+1" office:value-type="float" office:value="5.63270197389647">
            <text:p>5.6327019739</text:p>
          </table:table-cell>
          <table:table-cell table:formula="of:=RAND()*5+1" office:value-type="float" office:value="3.3510944028385">
            <text:p>3.3510944028</text:p>
          </table:table-cell>
          <table:table-cell table:formula="of:=IF([.A446]/[.B446]&gt;=1.2;&quot;defender&quot;;IF([.C446]&gt;=[.D446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5.58796818973497">
            <text:p>5.5879681897</text:p>
          </table:table-cell>
          <table:table-cell table:formula="of:=RAND()*5+1" office:value-type="float" office:value="3.22044718218967">
            <text:p>3.2204471822</text:p>
          </table:table-cell>
          <table:table-cell table:formula="of:=RAND()*5+1" office:value-type="float" office:value="1.8680002624169">
            <text:p>1.8680002624</text:p>
          </table:table-cell>
          <table:table-cell table:formula="of:=RAND()*5+1" office:value-type="float" office:value="2.70644882600754">
            <text:p>2.706448826</text:p>
          </table:table-cell>
          <table:table-cell table:formula="of:=IF([.A447]/[.B447]&gt;=1.2;&quot;defender&quot;;IF([.C447]&gt;=[.D44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80707926675677">
            <text:p>5.8070792668</text:p>
          </table:table-cell>
          <table:table-cell table:formula="of:=RAND()*5+1" office:value-type="float" office:value="4.7803945154883">
            <text:p>4.7803945155</text:p>
          </table:table-cell>
          <table:table-cell table:formula="of:=RAND()*5+1" office:value-type="float" office:value="2.98827635264024">
            <text:p>2.9882763526</text:p>
          </table:table-cell>
          <table:table-cell table:formula="of:=RAND()*5+1" office:value-type="float" office:value="1.82350361859426">
            <text:p>1.8235036186</text:p>
          </table:table-cell>
          <table:table-cell table:formula="of:=IF([.A448]/[.B448]&gt;=1.2;&quot;defender&quot;;IF([.C448]&gt;=[.D448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07677428657189">
            <text:p>1.0767742866</text:p>
          </table:table-cell>
          <table:table-cell table:formula="of:=RAND()*5+1" office:value-type="float" office:value="3.74527698988095">
            <text:p>3.7452769899</text:p>
          </table:table-cell>
          <table:table-cell table:formula="of:=RAND()*5+1" office:value-type="float" office:value="1.27524440549314">
            <text:p>1.2752444055</text:p>
          </table:table-cell>
          <table:table-cell table:formula="of:=RAND()*5+1" office:value-type="float" office:value="4.79354233387858">
            <text:p>4.7935423339</text:p>
          </table:table-cell>
          <table:table-cell table:formula="of:=IF([.A449]/[.B449]&gt;=1.2;&quot;defender&quot;;IF([.C449]&gt;=[.D44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1.29755907831714">
            <text:p>1.2975590783</text:p>
          </table:table-cell>
          <table:table-cell table:formula="of:=RAND()*5+1" office:value-type="float" office:value="2.46202577278018">
            <text:p>2.4620257728</text:p>
          </table:table-cell>
          <table:table-cell table:formula="of:=RAND()*5+1" office:value-type="float" office:value="2.49478865554556">
            <text:p>2.4947886555</text:p>
          </table:table-cell>
          <table:table-cell table:formula="of:=RAND()*5+1" office:value-type="float" office:value="5.22257159138098">
            <text:p>5.2225715914</text:p>
          </table:table-cell>
          <table:table-cell table:formula="of:=IF([.A450]/[.B450]&gt;=1.2;&quot;defender&quot;;IF([.C450]&gt;=[.D450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4.77778710098937">
            <text:p>4.777787101</text:p>
          </table:table-cell>
          <table:table-cell table:formula="of:=RAND()*5+1" office:value-type="float" office:value="4.19630032870919">
            <text:p>4.1963003287</text:p>
          </table:table-cell>
          <table:table-cell table:formula="of:=RAND()*5+1" office:value-type="float" office:value="5.7771542170085">
            <text:p>5.777154217</text:p>
          </table:table-cell>
          <table:table-cell table:formula="of:=RAND()*5+1" office:value-type="float" office:value="2.22774115763605">
            <text:p>2.2277411576</text:p>
          </table:table-cell>
          <table:table-cell table:formula="of:=IF([.A451]/[.B451]&gt;=1.2;&quot;defender&quot;;IF([.C451]&gt;=[.D451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1.78829024918377">
            <text:p>1.7882902492</text:p>
          </table:table-cell>
          <table:table-cell table:formula="of:=RAND()*5+1" office:value-type="float" office:value="1.39454176090658">
            <text:p>1.3945417609</text:p>
          </table:table-cell>
          <table:table-cell table:formula="of:=RAND()*5+1" office:value-type="float" office:value="4.04708070354536">
            <text:p>4.0470807035</text:p>
          </table:table-cell>
          <table:table-cell table:formula="of:=RAND()*5+1" office:value-type="float" office:value="1.03057751338929">
            <text:p>1.0305775134</text:p>
          </table:table-cell>
          <table:table-cell table:formula="of:=IF([.A452]/[.B452]&gt;=1.2;&quot;defender&quot;;IF([.C452]&gt;=[.D452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1.69794669980183">
            <text:p>1.6979466998</text:p>
          </table:table-cell>
          <table:table-cell table:formula="of:=RAND()*5+1" office:value-type="float" office:value="3.03119926853105">
            <text:p>3.0311992685</text:p>
          </table:table-cell>
          <table:table-cell table:formula="of:=RAND()*5+1" office:value-type="float" office:value="3.39907839102671">
            <text:p>3.399078391</text:p>
          </table:table-cell>
          <table:table-cell table:formula="of:=RAND()*5+1" office:value-type="float" office:value="2.48766278289258">
            <text:p>2.4876627829</text:p>
          </table:table-cell>
          <table:table-cell table:formula="of:=IF([.A453]/[.B453]&gt;=1.2;&quot;defender&quot;;IF([.C453]&gt;=[.D453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07475731987506">
            <text:p>2.0747573199</text:p>
          </table:table-cell>
          <table:table-cell table:formula="of:=RAND()*5+1" office:value-type="float" office:value="3.75086018955335">
            <text:p>3.7508601896</text:p>
          </table:table-cell>
          <table:table-cell table:formula="of:=RAND()*5+1" office:value-type="float" office:value="5.24314482370392">
            <text:p>5.2431448237</text:p>
          </table:table-cell>
          <table:table-cell table:formula="of:=RAND()*5+1" office:value-type="float" office:value="4.04122709902003">
            <text:p>4.041227099</text:p>
          </table:table-cell>
          <table:table-cell table:formula="of:=IF([.A454]/[.B454]&gt;=1.2;&quot;defender&quot;;IF([.C454]&gt;=[.D454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2.36150202946737">
            <text:p>2.3615020295</text:p>
          </table:table-cell>
          <table:table-cell table:formula="of:=RAND()*5+1" office:value-type="float" office:value="4.9757773373276">
            <text:p>4.9757773373</text:p>
          </table:table-cell>
          <table:table-cell table:formula="of:=RAND()*5+1" office:value-type="float" office:value="2.3268717401661">
            <text:p>2.3268717402</text:p>
          </table:table-cell>
          <table:table-cell table:formula="of:=RAND()*5+1" office:value-type="float" office:value="3.68140302272513">
            <text:p>3.6814030227</text:p>
          </table:table-cell>
          <table:table-cell table:formula="of:=IF([.A455]/[.B455]&gt;=1.2;&quot;defender&quot;;IF([.C455]&gt;=[.D455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5.90185020491481">
            <text:p>5.9018502049</text:p>
          </table:table-cell>
          <table:table-cell table:formula="of:=RAND()*5+1" office:value-type="float" office:value="1.99420400569215">
            <text:p>1.9942040057</text:p>
          </table:table-cell>
          <table:table-cell table:formula="of:=RAND()*5+1" office:value-type="float" office:value="5.65273491106927">
            <text:p>5.6527349111</text:p>
          </table:table-cell>
          <table:table-cell table:formula="of:=RAND()*5+1" office:value-type="float" office:value="4.33701287163422">
            <text:p>4.3370128716</text:p>
          </table:table-cell>
          <table:table-cell table:formula="of:=IF([.A456]/[.B456]&gt;=1.2;&quot;defender&quot;;IF([.C456]&gt;=[.D456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5.77459852118045">
            <text:p>5.7745985212</text:p>
          </table:table-cell>
          <table:table-cell table:formula="of:=RAND()*5+1" office:value-type="float" office:value="1.91483992990106">
            <text:p>1.9148399299</text:p>
          </table:table-cell>
          <table:table-cell table:formula="of:=RAND()*5+1" office:value-type="float" office:value="2.37913622893393">
            <text:p>2.3791362289</text:p>
          </table:table-cell>
          <table:table-cell table:formula="of:=RAND()*5+1" office:value-type="float" office:value="3.67870129784569">
            <text:p>3.6787012978</text:p>
          </table:table-cell>
          <table:table-cell table:formula="of:=IF([.A457]/[.B457]&gt;=1.2;&quot;defender&quot;;IF([.C457]&gt;=[.D457];&quot;demon hunter&quot;;&quot;wizard&quot;))" office:value-type="string" office:string-value="defender">
            <text:p>defender</text:p>
          </table:table-cell>
          <table:table-cell/>
        </table:table-row>
        <table:table-row table:style-name="ro1">
          <table:table-cell table:formula="of:=RAND()*5+1" office:value-type="float" office:value="4.66011692211032">
            <text:p>4.6601169221</text:p>
          </table:table-cell>
          <table:table-cell table:formula="of:=RAND()*5+1" office:value-type="float" office:value="5.70892947399989">
            <text:p>5.708929474</text:p>
          </table:table-cell>
          <table:table-cell table:formula="of:=RAND()*5+1" office:value-type="float" office:value="4.50247180787846">
            <text:p>4.5024718079</text:p>
          </table:table-cell>
          <table:table-cell table:formula="of:=RAND()*5+1" office:value-type="float" office:value="5.85137281008065">
            <text:p>5.8513728101</text:p>
          </table:table-cell>
          <table:table-cell table:formula="of:=IF([.A458]/[.B458]&gt;=1.2;&quot;defender&quot;;IF([.C458]&gt;=[.D458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31339858286083">
            <text:p>2.3133985829</text:p>
          </table:table-cell>
          <table:table-cell table:formula="of:=RAND()*5+1" office:value-type="float" office:value="4.93536132760346">
            <text:p>4.9353613276</text:p>
          </table:table-cell>
          <table:table-cell table:formula="of:=RAND()*5+1" office:value-type="float" office:value="4.15793291898444">
            <text:p>4.157932919</text:p>
          </table:table-cell>
          <table:table-cell table:formula="of:=RAND()*5+1" office:value-type="float" office:value="4.8000308861956">
            <text:p>4.8000308862</text:p>
          </table:table-cell>
          <table:table-cell table:formula="of:=IF([.A459]/[.B459]&gt;=1.2;&quot;defender&quot;;IF([.C459]&gt;=[.D459];&quot;demon hunter&quot;;&quot;wizard&quot;))" office:value-type="string" office:string-value="wizard">
            <text:p>wizard</text:p>
          </table:table-cell>
          <table:table-cell/>
        </table:table-row>
        <table:table-row table:style-name="ro1">
          <table:table-cell table:formula="of:=RAND()*5+1" office:value-type="float" office:value="2.99633121490479">
            <text:p>2.9963312149</text:p>
          </table:table-cell>
          <table:table-cell table:formula="of:=RAND()*5+1" office:value-type="float" office:value="3.8081872407347">
            <text:p>3.8081872407</text:p>
          </table:table-cell>
          <table:table-cell table:formula="of:=RAND()*5+1" office:value-type="float" office:value="5.03592839837074">
            <text:p>5.0359283984</text:p>
          </table:table-cell>
          <table:table-cell table:formula="of:=RAND()*5+1" office:value-type="float" office:value="2.93572002230212">
            <text:p>2.9357200223</text:p>
          </table:table-cell>
          <table:table-cell table:formula="of:=IF([.A460]/[.B460]&gt;=1.2;&quot;defender&quot;;IF([.C460]&gt;=[.D460];&quot;demon hunter&quot;;&quot;wizard&quot;))" office:value-type="string" office:string-value="demon hunter">
            <text:p>demon hunter</text:p>
          </table:table-cell>
          <table:table-cell/>
        </table:table-row>
        <table:table-row table:style-name="ro1">
          <table:table-cell table:formula="of:=RAND()*5+1" office:value-type="float" office:value="3.3302617832087">
            <text:p>3.3302617832</text:p>
          </table:table-cell>
          <table:table-cell table:formula="of:=RAND()*5+1" office:value-type="float" office:value="2.77348543424159">
            <text:p>2.7734854342</text:p>
          </table:table-cell>
          <table:table-cell table:formula="of:=RAND()*5+1" office:value-type="float" office:value="4.61909972270951">
            <text:p>4.6190997227</text:p>
          </table:table-cell>
          <table:table-cell table:formula="of:=RAND()*5+1" office:value-type="float" office:value="5.48371615726501">
            <text:p>5.4837161573</text:p>
          </table:table-cell>
          <table:table-cell table:formula="of:=IF([.A461]/[.B461]&gt;=1.2;&quot;defender&quot;;IF([.C461]&gt;=[.D461];&quot;demon hunter&quot;;&quot;wizard&quot;))" office:value-type="string" office:string-value="defender">
            <text:p>defen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/00/0000</text:date>, <text:time style:data-style-name="N2" text:time-value="0000-00-00T09:06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0:20:16</meta:creation-date>
    <meta:editing-duration>P0D</meta:editing-duration>
    <meta:editing-cycles>3</meta:editing-cycles>
    <meta:generator>LibreOffice/3.6$Linux_x86 LibreOffice_project/360m1$Build-2</meta:generator>
    <meta:initial-creator>Go Gunawan</meta:initial-creator>
    <dc:date>2013-02-19T17:19:29</dc:date>
    <dc:creator>Go Gunawan</dc:creator>
    <meta:document-statistic meta:table-count="1" meta:cell-count="2308" meta:object-count="0"/>
  </office:meta>
</office:document-meta>
</file>